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weight="bold" officeooo:rsid="0015f53d" officeooo:paragraph-rsid="0015f53d" style:font-weight-asian="bold" style:font-weight-complex="bold"/>
    </style:style>
    <style:style style:name="P2" style:family="paragraph" style:parent-style-name="Standard">
      <style:paragraph-properties fo:line-height="115%" fo:text-align="justify" style:justify-single-word="false"/>
      <style:text-properties fo:font-weight="bold" officeooo:rsid="00767d5b" officeooo:paragraph-rsid="006b7e59" style:font-weight-asian="bold" style:font-weight-complex="bold"/>
    </style:style>
    <style:style style:name="P3" style:family="paragraph" style:parent-style-name="Standard">
      <style:paragraph-properties fo:line-height="115%" fo:text-align="justify" style:justify-single-word="false"/>
      <style:text-properties style:font-name="Noto Sans" fo:font-weight="bold" officeooo:rsid="0015f53d" officeooo:paragraph-rsid="0015f53d" style:font-weight-asian="bold" style:font-weight-complex="bold"/>
    </style:style>
    <style:style style:name="P4" style:family="paragraph" style:parent-style-name="Standard">
      <style:paragraph-properties fo:line-height="115%" fo:text-align="justify" style:justify-single-word="false"/>
      <style:text-properties style:font-name="Liberation Serif" fo:font-size="12pt" fo:font-style="normal" fo:font-weight="normal" officeooo:rsid="0016f20b" officeooo:paragraph-rsid="0015f53d"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Liberation Serif" fo:font-size="12pt" fo:font-style="normal" fo:font-weight="normal" officeooo:rsid="0017a2a0" officeooo:paragraph-rsid="0015f53d"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Liberation Serif" fo:font-size="12pt" fo:font-style="normal" fo:font-weight="normal" officeooo:rsid="001a1891" officeooo:paragraph-rsid="0015f53d"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Liberation Serif" fo:font-size="12pt" fo:font-style="normal" fo:font-weight="normal" officeooo:rsid="001eb6b6" officeooo:paragraph-rsid="0015f53d"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Liberation Serif" fo:font-size="12pt" fo:font-style="normal" fo:font-weight="normal" officeooo:rsid="00207986" officeooo:paragraph-rsid="00207986"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Liberation Serif" fo:font-size="12pt" fo:font-style="normal" fo:font-weight="normal" officeooo:rsid="002172bc" officeooo:paragraph-rsid="00207986"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Liberation Serif" fo:font-size="12pt" fo:font-style="normal" fo:font-weight="normal" officeooo:rsid="0023c3f1" officeooo:paragraph-rsid="00207986"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Liberation Serif" fo:font-size="12pt" fo:font-style="normal" fo:font-weight="normal" officeooo:rsid="002a695e" officeooo:paragraph-rsid="00207986"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Liberation Serif" fo:font-size="12pt" fo:font-style="normal" fo:font-weight="normal" officeooo:rsid="002a6eba" officeooo:paragraph-rsid="00207986"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Liberation Serif" fo:font-size="12pt" fo:font-style="normal" fo:font-weight="normal" officeooo:rsid="002acd25" officeooo:paragraph-rsid="00207986"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Liberation Serif" fo:font-size="12pt" fo:font-style="normal" fo:font-weight="normal" officeooo:rsid="002fbab4" officeooo:paragraph-rsid="003081c0"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Liberation Serif" fo:font-size="12pt" fo:font-style="normal" fo:font-weight="normal" officeooo:rsid="00316fb7" officeooo:paragraph-rsid="003081c0"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font-name="Liberation Serif" fo:font-size="12pt" fo:font-style="normal" fo:font-weight="normal" officeooo:rsid="0031d892" officeooo:paragraph-rsid="003081c0"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15%" fo:text-align="justify" style:justify-single-word="false"/>
      <style:text-properties style:font-name="Liberation Serif" fo:font-size="12pt" fo:font-style="normal" fo:font-weight="normal" officeooo:rsid="003fd11f" officeooo:paragraph-rsid="003fd11f"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15%" fo:text-align="justify" style:justify-single-word="false"/>
      <style:text-properties style:font-name="Liberation Serif" fo:font-size="12pt" fo:font-style="normal" fo:font-weight="normal" officeooo:rsid="00411d84" officeooo:paragraph-rsid="003fd11f"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15%" fo:text-align="justify" style:justify-single-word="false"/>
      <style:text-properties style:font-name="Liberation Serif" fo:font-size="12pt" fo:font-style="normal" fo:font-weight="normal" officeooo:rsid="004561f4" officeooo:paragraph-rsid="003fd11f"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15%" fo:text-align="justify" style:justify-single-word="false"/>
      <style:text-properties style:font-name="Liberation Serif" fo:font-size="12pt" fo:font-style="normal" fo:font-weight="normal" officeooo:rsid="00571311" officeooo:paragraph-rsid="003fd11f"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15%" fo:text-align="justify" style:justify-single-word="false"/>
      <style:text-properties style:font-name="Liberation Serif" fo:font-size="12pt" fo:font-style="normal" fo:font-weight="normal" officeooo:rsid="00585d47" officeooo:paragraph-rsid="003fd11f"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text-properties style:font-name="Liberation Serif" fo:font-size="12pt" fo:font-style="normal" fo:font-weight="normal" officeooo:rsid="005b169b" officeooo:paragraph-rsid="003fd11f"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fo:text-align="justify" style:justify-single-word="false"/>
      <style:text-properties style:font-name="Liberation Serif" fo:font-size="12pt" fo:font-style="normal" fo:font-weight="normal" officeooo:rsid="006a9808" officeooo:paragraph-rsid="006b7e59"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fo:text-align="justify" style:justify-single-word="false"/>
      <style:text-properties style:font-name="Liberation Serif" fo:font-size="12pt" fo:font-style="normal" fo:font-weight="normal" officeooo:rsid="006a9808" officeooo:paragraph-rsid="006a9808"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fo:text-align="justify" style:justify-single-word="false"/>
      <style:text-properties style:font-name="Liberation Serif" fo:font-size="12pt" fo:font-style="normal" fo:font-weight="normal" officeooo:rsid="0091dbef" officeooo:paragraph-rsid="00cb6508"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15%" fo:text-align="justify" style:justify-single-word="false"/>
      <style:text-properties style:font-name="Liberation Serif" fo:font-size="12pt" fo:font-style="normal" fo:font-weight="normal" officeooo:rsid="00e1933b" officeooo:paragraph-rsid="006a9808"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15%" fo:text-align="justify" style:justify-single-word="false"/>
      <style:text-properties style:font-name="Liberation Serif" fo:font-size="12pt" fo:font-style="normal" fo:font-weight="normal" officeooo:rsid="00e2ca67" officeooo:paragraph-rsid="006a9808"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15%" fo:text-align="justify" style:justify-single-word="false"/>
      <style:text-properties style:font-name="Liberation Serif" fo:font-size="12pt" fo:font-style="normal" fo:font-weight="normal" officeooo:rsid="00e603de" officeooo:paragraph-rsid="006a9808"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15%" fo:text-align="justify" style:justify-single-word="false"/>
      <style:text-properties style:font-name="Liberation Serif" fo:font-size="12pt" fo:font-style="normal" fo:font-weight="normal" officeooo:rsid="00e8efae" officeooo:paragraph-rsid="006a9808"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15%" fo:text-align="justify" style:justify-single-word="false"/>
      <style:text-properties style:font-name="Liberation Serif" fo:font-size="12pt" fo:font-style="normal" fo:font-weight="normal" officeooo:rsid="00f8587d" officeooo:paragraph-rsid="006a9808"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15%" fo:text-align="justify" style:justify-single-word="false"/>
      <style:text-properties style:font-name="Liberation Serif" fo:font-size="12pt" fo:font-style="normal" fo:font-weight="normal" officeooo:rsid="00fdf29a" officeooo:paragraph-rsid="006a9808"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15%" fo:text-align="justify" style:justify-single-word="false"/>
      <style:text-properties style:font-name="Liberation Serif" fo:font-size="12pt" fo:font-style="normal" fo:font-weight="normal" officeooo:rsid="01013464" officeooo:paragraph-rsid="006a9808"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15%" fo:text-align="justify" style:justify-single-word="false"/>
      <style:text-properties style:font-name="Liberation Serif" fo:font-size="12pt" fo:font-style="normal" fo:font-weight="normal" officeooo:rsid="011b9ba5" officeooo:paragraph-rsid="020de6c3"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15%" fo:text-align="justify" style:justify-single-word="false"/>
      <style:text-properties style:font-name="Liberation Serif" fo:font-size="12pt" fo:font-style="normal" fo:font-weight="normal" officeooo:rsid="020fb7d0" officeooo:paragraph-rsid="020de6c3"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15%" fo:text-align="justify" style:justify-single-word="false"/>
      <style:text-properties style:font-name="Liberation Serif" fo:font-size="12pt" fo:font-style="normal" fo:font-weight="normal" officeooo:rsid="0126017d" officeooo:paragraph-rsid="012113ee"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15%" fo:text-align="justify" style:justify-single-word="false"/>
      <style:text-properties style:font-name="Liberation Serif" fo:font-size="12pt" fo:font-style="normal" fo:font-weight="normal" officeooo:rsid="01291aa4" officeooo:paragraph-rsid="012113ee"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15%" fo:text-align="justify" style:justify-single-word="false"/>
      <style:text-properties style:font-name="Liberation Serif" fo:font-size="12pt" fo:font-style="normal" fo:font-weight="normal" officeooo:rsid="012c2999" officeooo:paragraph-rsid="012113ee"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15%" fo:text-align="justify" style:justify-single-word="false"/>
      <style:text-properties style:font-name="Liberation Serif" fo:font-size="12pt" fo:font-style="normal" fo:font-weight="normal" officeooo:rsid="012c5a06" officeooo:paragraph-rsid="012113ee"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15%" fo:text-align="justify" style:justify-single-word="false"/>
      <style:text-properties style:font-name="Liberation Serif" fo:font-size="12pt" fo:font-style="normal" fo:font-weight="normal" officeooo:rsid="013f01f6" officeooo:paragraph-rsid="012113ee"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15%" fo:text-align="justify" style:justify-single-word="false"/>
      <style:text-properties style:font-name="Liberation Serif" fo:font-size="12pt" fo:font-style="normal" fo:font-weight="normal" officeooo:rsid="0148bd92" officeooo:paragraph-rsid="012113ee"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15%" fo:text-align="justify" style:justify-single-word="false"/>
      <style:text-properties style:font-name="Liberation Serif" fo:font-size="12pt" fo:font-style="normal" fo:font-weight="normal" officeooo:rsid="014ae48e" officeooo:paragraph-rsid="012113ee"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15%" fo:text-align="justify" style:justify-single-word="false"/>
      <style:text-properties style:font-name="Liberation Serif" fo:font-size="12pt" fo:font-style="normal" fo:font-weight="normal" officeooo:rsid="015281ce" officeooo:paragraph-rsid="012113ee"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15%" fo:text-align="justify" style:justify-single-word="false"/>
      <style:text-properties style:font-name="Liberation Serif" fo:font-size="12pt" fo:font-style="normal" fo:font-weight="normal" officeooo:rsid="01614a79" officeooo:paragraph-rsid="012113ee"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15%" fo:text-align="justify" style:justify-single-word="false"/>
      <style:text-properties style:font-name="Liberation Serif" fo:font-size="12pt" fo:font-style="normal" fo:font-weight="normal" officeooo:rsid="016d555a" officeooo:paragraph-rsid="012113ee"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15%" fo:text-align="justify" style:justify-single-word="false"/>
      <style:text-properties style:font-name="Liberation Serif" fo:font-size="12pt" fo:font-style="normal" fo:font-weight="normal" officeooo:rsid="0093da46" officeooo:paragraph-rsid="01af1ca3"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15%" fo:text-align="justify" style:justify-single-word="false"/>
      <style:text-properties style:font-name="Liberation Serif" fo:font-size="12pt" fo:font-style="normal" fo:font-weight="normal" officeooo:rsid="0167263d" officeooo:paragraph-rsid="012113ee"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15%" fo:text-align="justify" style:justify-single-word="false"/>
      <style:text-properties style:font-name="Liberation Serif" fo:font-size="12pt" fo:font-style="normal" fo:font-weight="normal" officeooo:rsid="0222b467" officeooo:paragraph-rsid="006a9808"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15%" fo:text-align="justify" style:justify-single-word="false"/>
      <style:text-properties style:font-name="Liberation Serif" fo:font-size="12pt" fo:font-style="normal" fo:font-weight="normal" officeooo:rsid="0228e1a5" officeooo:paragraph-rsid="006a9808"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15%" fo:text-align="justify" style:justify-single-word="false"/>
      <style:text-properties style:font-name="Liberation Serif" fo:font-size="12pt" fo:font-style="normal" fo:font-weight="normal" officeooo:rsid="022ef949" officeooo:paragraph-rsid="006a9808"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15%" fo:text-align="justify" style:justify-single-word="false"/>
      <style:text-properties style:font-name="Liberation Serif" fo:font-size="12pt" fo:font-style="normal" fo:font-weight="normal" officeooo:rsid="0232e38e" officeooo:paragraph-rsid="006a9808"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15%" fo:text-align="justify" style:justify-single-word="false"/>
      <style:text-properties style:font-name="Liberation Serif" fo:font-size="12pt" fo:font-style="normal" fo:font-weight="bold" officeooo:rsid="003eb521" officeooo:paragraph-rsid="003081c0" style:font-size-asian="12pt" style:font-style-asian="normal" style:font-weight-asian="bold" style:font-size-complex="12pt" style:font-style-complex="normal" style:font-weight-complex="bold"/>
    </style:style>
    <style:style style:name="P52" style:family="paragraph" style:parent-style-name="Standard">
      <style:paragraph-properties fo:line-height="115%" fo:text-align="justify" style:justify-single-word="false"/>
      <style:text-properties style:font-name="Liberation Serif" fo:font-size="12pt" fo:font-style="normal" fo:font-weight="bold" officeooo:rsid="004af3fc" officeooo:paragraph-rsid="003fd11f" style:font-size-asian="12pt" style:font-style-asian="normal" style:font-weight-asian="bold" style:font-size-complex="12pt" style:font-style-complex="normal" style:font-weight-complex="bold"/>
    </style:style>
    <style:style style:name="P53" style:family="paragraph" style:parent-style-name="Standard">
      <style:paragraph-properties fo:line-height="115%" fo:text-align="justify" style:justify-single-word="false"/>
      <style:text-properties style:font-name="Liberation Serif" fo:font-size="12pt" fo:font-style="normal" fo:font-weight="bold" officeooo:rsid="004fedae" officeooo:paragraph-rsid="003fd11f" style:font-size-asian="12pt" style:font-style-asian="normal" style:font-weight-asian="bold" style:font-size-complex="12pt" style:font-style-complex="normal" style:font-weight-complex="bold"/>
    </style:style>
    <style:style style:name="P54" style:family="paragraph" style:parent-style-name="Standard">
      <style:paragraph-properties fo:line-height="115%" fo:text-align="justify" style:justify-single-word="false"/>
      <style:text-properties style:font-name="Liberation Serif" fo:font-size="12pt" fo:font-style="normal" fo:font-weight="bold" officeooo:rsid="00537bfa" officeooo:paragraph-rsid="003fd11f" style:font-size-asian="12pt" style:font-style-asian="normal" style:font-weight-asian="bold" style:font-size-complex="12pt" style:font-style-complex="normal" style:font-weight-complex="bold"/>
    </style:style>
    <style:style style:name="P55" style:family="paragraph" style:parent-style-name="Standard">
      <style:paragraph-properties fo:line-height="115%" fo:text-align="justify" style:justify-single-word="false"/>
      <style:text-properties style:font-name="Liberation Serif" fo:font-size="12pt" fo:font-style="normal" fo:font-weight="bold" officeooo:rsid="0066e092" officeooo:paragraph-rsid="006a9808" style:font-size-asian="12pt" style:font-style-asian="normal" style:font-weight-asian="bold" style:font-size-complex="12pt" style:font-style-complex="normal" style:font-weight-complex="bold"/>
    </style:style>
    <style:style style:name="P56" style:family="paragraph" style:parent-style-name="Standard">
      <style:paragraph-properties fo:line-height="115%" fo:text-align="justify" style:justify-single-word="false"/>
      <style:text-properties style:font-name="Liberation Serif" fo:font-size="12pt" fo:font-style="normal" fo:font-weight="bold" officeooo:rsid="0066e092" officeooo:paragraph-rsid="003fd11f" style:font-size-asian="12pt" style:font-style-asian="normal" style:font-weight-asian="bold" style:font-size-complex="12pt" style:font-style-complex="normal" style:font-weight-complex="bold"/>
    </style:style>
    <style:style style:name="P57" style:family="paragraph" style:parent-style-name="Standard">
      <style:paragraph-properties fo:line-height="115%" fo:text-align="justify" style:justify-single-word="false"/>
      <style:text-properties style:font-name="Liberation Serif" fo:font-size="12pt" fo:font-style="normal" fo:font-weight="bold" officeooo:rsid="00dd755e" officeooo:paragraph-rsid="006a9808" style:font-size-asian="12pt" style:font-style-asian="normal" style:font-weight-asian="bold" style:font-size-complex="12pt" style:font-style-complex="normal" style:font-weight-complex="bold"/>
    </style:style>
    <style:style style:name="P58" style:family="paragraph" style:parent-style-name="Standard">
      <style:paragraph-properties fo:line-height="115%" fo:text-align="justify" style:justify-single-word="false"/>
      <style:text-properties style:font-name="Liberation Serif" fo:font-size="12pt" fo:font-style="normal" fo:font-weight="bold" officeooo:rsid="0115d680" officeooo:paragraph-rsid="006a9808" style:font-size-asian="12pt" style:font-style-asian="normal" style:font-weight-asian="bold" style:font-size-complex="12pt" style:font-style-complex="normal" style:font-weight-complex="bold"/>
    </style:style>
    <style:style style:name="P59" style:family="paragraph" style:parent-style-name="Standard">
      <style:paragraph-properties fo:line-height="115%" fo:text-align="justify" style:justify-single-word="false"/>
      <style:text-properties style:font-name="Liberation Serif" fo:font-size="12pt" fo:font-style="normal" fo:font-weight="bold" officeooo:rsid="011ac0b1" officeooo:paragraph-rsid="006a9808" style:font-size-asian="12pt" style:font-style-asian="normal" style:font-weight-asian="bold" style:font-size-complex="12pt" style:font-style-complex="normal" style:font-weight-complex="bold"/>
    </style:style>
    <style:style style:name="P60" style:family="paragraph" style:parent-style-name="Standard">
      <style:paragraph-properties fo:line-height="115%" fo:text-align="justify" style:justify-single-word="false"/>
      <style:text-properties style:font-name="Liberation Serif" fo:font-size="12pt" fo:font-style="normal" fo:font-weight="bold" officeooo:rsid="011b9ba5" officeooo:paragraph-rsid="006a9808" style:font-size-asian="12pt" style:font-style-asian="normal" style:font-weight-asian="bold" style:font-size-complex="12pt" style:font-style-complex="normal" style:font-weight-complex="bold"/>
    </style:style>
    <style:style style:name="P61" style:family="paragraph" style:parent-style-name="Standard">
      <style:paragraph-properties fo:line-height="115%" fo:text-align="justify" style:justify-single-word="false"/>
      <style:text-properties style:font-name="Liberation Serif" fo:font-size="12pt" fo:font-style="normal" fo:font-weight="bold" officeooo:rsid="01334d81" officeooo:paragraph-rsid="012113ee" style:font-size-asian="12pt" style:font-style-asian="normal" style:font-weight-asian="bold" style:font-size-complex="12pt" style:font-style-complex="normal" style:font-weight-complex="bold"/>
    </style:style>
    <style:style style:name="P62" style:family="paragraph" style:parent-style-name="Standard">
      <style:paragraph-properties fo:line-height="115%" fo:text-align="justify" style:justify-single-word="false"/>
      <style:text-properties style:font-name="Liberation Serif" fo:font-size="12pt" fo:font-style="normal" fo:font-weight="bold" officeooo:rsid="018129fb" officeooo:paragraph-rsid="012113ee" style:font-size-asian="12pt" style:font-style-asian="normal" style:font-weight-asian="bold" style:font-size-complex="12pt" style:font-style-complex="normal" style:font-weight-complex="bold"/>
    </style:style>
    <style:style style:name="P63" style:family="paragraph" style:parent-style-name="Standard">
      <style:paragraph-properties fo:line-height="115%" fo:text-align="justify" style:justify-single-word="false"/>
      <style:text-properties style:font-name="Liberation Serif" fo:font-size="12pt" fo:font-style="normal" fo:font-weight="bold" officeooo:rsid="019aa772" officeooo:paragraph-rsid="012113ee" style:font-size-asian="12pt" style:font-style-asian="normal" style:font-weight-asian="bold" style:font-size-complex="12pt" style:font-style-complex="normal" style:font-weight-complex="bold"/>
    </style:style>
    <style:style style:name="P64" style:family="paragraph" style:parent-style-name="Standard">
      <style:paragraph-properties fo:line-height="115%" fo:text-align="justify" style:justify-single-word="false"/>
      <style:text-properties style:font-name="Liberation Serif" fo:font-size="12pt" fo:font-style="normal" fo:font-weight="bold" officeooo:rsid="019f45c9" officeooo:paragraph-rsid="019d3939" style:font-size-asian="12pt" style:font-style-asian="normal" style:font-weight-asian="bold" style:font-size-complex="12pt" style:font-style-complex="normal" style:font-weight-complex="bold"/>
    </style:style>
    <style:style style:name="P65" style:family="paragraph" style:parent-style-name="Standard">
      <style:paragraph-properties fo:line-height="115%" fo:text-align="justify" style:justify-single-word="false"/>
      <style:text-properties style:font-name="Liberation Serif" fo:font-size="12pt" fo:font-style="normal" fo:font-weight="bold" officeooo:rsid="010bda38" officeooo:paragraph-rsid="006a9808" style:font-size-asian="12pt" style:font-style-asian="normal" style:font-weight-asian="bold" style:font-size-complex="12pt" style:font-style-complex="normal" style:font-weight-complex="bold"/>
    </style:style>
    <style:style style:name="P66" style:family="paragraph" style:parent-style-name="Standard">
      <style:paragraph-properties fo:line-height="115%" fo:text-align="justify" style:justify-single-word="false"/>
      <style:text-properties style:font-name="Liberation Serif" fo:font-size="12pt" fo:font-style="italic" fo:font-weight="normal" officeooo:rsid="006a9808" officeooo:paragraph-rsid="006a9808" style:font-size-asian="12pt" style:font-style-asian="italic" style:font-weight-asian="normal" style:font-size-complex="12pt" style:font-style-complex="italic" style:font-weight-complex="normal"/>
    </style:style>
    <style:style style:name="P67" style:family="paragraph" style:parent-style-name="Standard">
      <style:paragraph-properties fo:line-height="115%" fo:text-align="justify" style:justify-single-word="false"/>
      <style:text-properties style:font-name="Liberation Serif" fo:font-size="12pt" fo:font-style="italic" fo:font-weight="normal" officeooo:rsid="020de6c3" officeooo:paragraph-rsid="020de6c3"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115%" fo:text-align="justify" style:justify-single-word="false"/>
      <style:text-properties style:font-name="Liberation Serif" fo:font-size="12pt" fo:font-style="italic" fo:font-weight="normal" officeooo:rsid="018ae612" officeooo:paragraph-rsid="012113ee"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115%" fo:text-align="center" style:justify-single-word="false"/>
      <style:text-properties style:font-name="Liberation Serif" fo:font-size="16pt" fo:font-weight="bold" officeooo:rsid="001676c8" officeooo:paragraph-rsid="001676c8" style:font-size-asian="16pt" style:font-weight-asian="bold" style:font-size-complex="16pt" style:font-weight-complex="bold"/>
    </style:style>
    <style:style style:name="P70" style:family="paragraph" style:parent-style-name="Standard">
      <style:paragraph-properties fo:line-height="115%" fo:text-align="justify" style:justify-single-word="false"/>
      <style:text-properties officeooo:paragraph-rsid="0015f53d"/>
    </style:style>
    <style:style style:name="P71" style:family="paragraph" style:parent-style-name="Standard">
      <style:paragraph-properties fo:line-height="115%" fo:text-align="justify" style:justify-single-word="false"/>
      <style:text-properties officeooo:paragraph-rsid="00207986"/>
    </style:style>
    <style:style style:name="P72" style:family="paragraph" style:parent-style-name="Standard">
      <style:paragraph-properties fo:line-height="115%" fo:text-align="justify" style:justify-single-word="false"/>
      <style:text-properties officeooo:paragraph-rsid="003081c0"/>
    </style:style>
    <style:style style:name="P73" style:family="paragraph" style:parent-style-name="Standard">
      <style:paragraph-properties fo:line-height="115%" fo:text-align="justify" style:justify-single-word="false"/>
      <style:text-properties officeooo:paragraph-rsid="00316fb7"/>
    </style:style>
    <style:style style:name="P74" style:family="paragraph" style:parent-style-name="Standard">
      <style:paragraph-properties fo:line-height="115%" fo:text-align="justify" style:justify-single-word="false"/>
      <style:text-properties officeooo:paragraph-rsid="003682dd"/>
    </style:style>
    <style:style style:name="P75" style:family="paragraph" style:parent-style-name="Standard">
      <style:paragraph-properties fo:line-height="115%" fo:text-align="justify" style:justify-single-word="false"/>
      <style:text-properties officeooo:paragraph-rsid="003fd11f"/>
    </style:style>
    <style:style style:name="P76" style:family="paragraph" style:parent-style-name="Standard">
      <style:paragraph-properties fo:line-height="115%" fo:text-align="justify" style:justify-single-word="false"/>
      <style:text-properties officeooo:paragraph-rsid="005b169b"/>
    </style:style>
    <style:style style:name="P77" style:family="paragraph" style:parent-style-name="Standard">
      <style:paragraph-properties fo:line-height="115%" fo:text-align="justify" style:justify-single-word="false"/>
      <style:text-properties officeooo:paragraph-rsid="006a9808"/>
    </style:style>
    <style:style style:name="P78" style:family="paragraph" style:parent-style-name="Standard">
      <style:paragraph-properties fo:line-height="115%" fo:text-align="justify" style:justify-single-word="false"/>
      <style:text-properties officeooo:paragraph-rsid="006b7e59"/>
    </style:style>
    <style:style style:name="P79" style:family="paragraph" style:parent-style-name="Standard">
      <style:paragraph-properties fo:line-height="115%" fo:text-align="justify" style:justify-single-word="false"/>
      <style:text-properties officeooo:paragraph-rsid="007f20c2"/>
    </style:style>
    <style:style style:name="P80" style:family="paragraph" style:parent-style-name="Standard">
      <style:paragraph-properties fo:line-height="115%" fo:text-align="justify" style:justify-single-word="false"/>
      <style:text-properties officeooo:paragraph-rsid="008d016a"/>
    </style:style>
    <style:style style:name="P81" style:family="paragraph" style:parent-style-name="Standard">
      <style:paragraph-properties fo:line-height="115%" fo:text-align="justify" style:justify-single-word="false"/>
      <style:text-properties officeooo:paragraph-rsid="008e07be"/>
    </style:style>
    <style:style style:name="P82" style:family="paragraph" style:parent-style-name="Standard">
      <style:paragraph-properties fo:line-height="115%" fo:text-align="justify" style:justify-single-word="false"/>
      <style:text-properties officeooo:paragraph-rsid="009d54e2"/>
    </style:style>
    <style:style style:name="P83" style:family="paragraph" style:parent-style-name="Standard">
      <style:paragraph-properties fo:line-height="115%" fo:text-align="justify" style:justify-single-word="false"/>
      <style:text-properties officeooo:paragraph-rsid="00cb6508"/>
    </style:style>
    <style:style style:name="P84" style:family="paragraph" style:parent-style-name="Standard">
      <style:paragraph-properties fo:line-height="115%" fo:text-align="justify" style:justify-single-word="false"/>
      <style:text-properties officeooo:paragraph-rsid="00cd1d10"/>
    </style:style>
    <style:style style:name="P85" style:family="paragraph" style:parent-style-name="Standard">
      <style:paragraph-properties fo:line-height="115%" fo:text-align="justify" style:justify-single-word="false"/>
      <style:text-properties officeooo:paragraph-rsid="012113ee"/>
    </style:style>
    <style:style style:name="P86" style:family="paragraph" style:parent-style-name="Standard">
      <style:paragraph-properties fo:line-height="115%" fo:text-align="justify" style:justify-single-word="false"/>
      <style:text-properties officeooo:paragraph-rsid="019d3939"/>
    </style:style>
    <style:style style:name="P87" style:family="paragraph" style:parent-style-name="Standard">
      <style:paragraph-properties fo:line-height="115%" fo:text-align="justify" style:justify-single-word="false"/>
      <style:text-properties officeooo:paragraph-rsid="01ac50eb"/>
    </style:style>
    <style:style style:name="P88" style:family="paragraph" style:parent-style-name="Standard">
      <style:paragraph-properties fo:line-height="115%" fo:text-align="justify" style:justify-single-word="false"/>
      <style:text-properties officeooo:paragraph-rsid="01af1ca3"/>
    </style:style>
    <style:style style:name="P89" style:family="paragraph" style:parent-style-name="Standard">
      <style:paragraph-properties fo:line-height="115%" fo:text-align="justify" style:justify-single-word="false"/>
      <style:text-properties officeooo:paragraph-rsid="00cb6026"/>
    </style:style>
    <style:style style:name="P90" style:family="paragraph" style:parent-style-name="Standard">
      <style:paragraph-properties fo:line-height="115%" fo:text-align="justify" style:justify-single-word="false"/>
      <style:text-properties officeooo:paragraph-rsid="01b17923"/>
    </style:style>
    <style:style style:name="P91" style:family="paragraph" style:parent-style-name="Standard">
      <style:paragraph-properties fo:line-height="115%" fo:text-align="justify" style:justify-single-word="false"/>
      <style:text-properties officeooo:paragraph-rsid="01b414a4"/>
    </style:style>
    <style:style style:name="P92" style:family="paragraph" style:parent-style-name="Standard">
      <style:paragraph-properties fo:line-height="115%" fo:text-align="justify" style:justify-single-word="false"/>
      <style:text-properties officeooo:paragraph-rsid="01d05254"/>
    </style:style>
    <style:style style:name="P93" style:family="paragraph" style:parent-style-name="Standard">
      <style:paragraph-properties fo:line-height="115%" fo:text-align="justify" style:justify-single-word="false"/>
      <style:text-properties officeooo:paragraph-rsid="020de6c3"/>
    </style:style>
    <style:style style:name="P94" style:family="paragraph" style:parent-style-name="Standard">
      <style:paragraph-properties fo:line-height="115%" fo:text-align="justify" style:justify-single-word="false"/>
      <style:text-properties fo:color="#c9211e" style:font-name="Liberation Serif" fo:font-size="12pt" fo:font-style="normal" fo:font-weight="bold" officeooo:rsid="001ce252" officeooo:paragraph-rsid="003682dd" style:font-size-asian="12pt" style:font-style-asian="normal" style:font-weight-asian="bold" style:font-size-complex="12pt" style:font-style-complex="normal" style:font-weight-complex="bold"/>
    </style:style>
    <style:style style:name="P95" style:family="paragraph" style:parent-style-name="Standard">
      <style:paragraph-properties fo:line-height="115%" fo:text-align="justify" style:justify-single-word="false"/>
      <style:text-properties fo:color="#c9211e" fo:font-style="normal" fo:font-weight="normal" officeooo:rsid="009b925a" officeooo:paragraph-rsid="008e07be"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fo:font-weight="normal" officeooo:rsid="006ec508" officeooo:paragraph-rsid="006b7e59" style:font-weight-asian="normal" style:font-weight-complex="normal"/>
    </style:style>
    <style:style style:name="P97" style:family="paragraph" style:parent-style-name="Standard">
      <style:paragraph-properties fo:line-height="115%" fo:text-align="justify" style:justify-single-word="false"/>
      <style:text-properties fo:font-weight="normal" officeooo:rsid="007cf27d" officeooo:paragraph-rsid="007f20c2" style:font-weight-asian="normal" style:font-weight-complex="normal"/>
    </style:style>
    <style:style style:name="P98" style:family="paragraph" style:parent-style-name="Standard">
      <style:paragraph-properties fo:line-height="115%" fo:text-align="justify" style:justify-single-word="false"/>
      <style:text-properties fo:font-weight="normal" officeooo:rsid="0080af04" officeooo:paragraph-rsid="007f20c2" style:font-weight-asian="normal" style:font-weight-complex="normal"/>
    </style:style>
    <style:style style:name="P99" style:family="paragraph" style:parent-style-name="Standard">
      <style:paragraph-properties fo:line-height="115%" fo:text-align="justify" style:justify-single-word="false"/>
      <style:text-properties fo:font-weight="normal" officeooo:rsid="0081c66a" officeooo:paragraph-rsid="007f20c2" style:font-weight-asian="normal" style:font-weight-complex="normal"/>
    </style:style>
    <style:style style:name="P100" style:family="paragraph" style:parent-style-name="Standard">
      <style:paragraph-properties fo:line-height="115%" fo:text-align="justify" style:justify-single-word="false"/>
      <style:text-properties fo:font-weight="normal" officeooo:rsid="0083f346" officeooo:paragraph-rsid="007f20c2" style:font-weight-asian="normal" style:font-weight-complex="normal"/>
    </style:style>
    <style:style style:name="P101" style:family="paragraph" style:parent-style-name="Standard">
      <style:paragraph-properties fo:line-height="115%" fo:text-align="justify" style:justify-single-word="false"/>
      <style:text-properties fo:font-style="normal" fo:font-weight="bold" officeooo:rsid="00885c80" officeooo:paragraph-rsid="007f20c2" style:font-style-asian="normal" style:font-weight-asian="bold" style:font-style-complex="normal" style:font-weight-complex="bold"/>
    </style:style>
    <style:style style:name="P102" style:family="paragraph" style:parent-style-name="Standard">
      <style:paragraph-properties fo:line-height="115%" fo:text-align="justify" style:justify-single-word="false"/>
      <style:text-properties fo:font-style="normal" fo:font-weight="normal" officeooo:rsid="008c18b3" officeooo:paragraph-rsid="008d016a"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fo:font-style="normal" fo:font-weight="normal" officeooo:rsid="0091dbef" officeooo:paragraph-rsid="008e07be"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fo:font-style="normal" fo:font-weight="normal" officeooo:rsid="0093da46" officeooo:paragraph-rsid="008e07be"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fo:color="#000000" fo:font-style="normal" fo:font-weight="normal" officeooo:rsid="00a10b91" officeooo:paragraph-rsid="009d54e2"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fo:color="#000000" fo:font-style="normal" fo:font-weight="normal" officeooo:rsid="00a70815" officeooo:paragraph-rsid="009d54e2"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fo:color="#000000" fo:font-style="normal" fo:font-weight="normal" officeooo:rsid="00a9bef0" officeooo:paragraph-rsid="009d54e2"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fo:color="#000000" fo:font-style="normal" style:text-underline-style="none" fo:font-weight="normal" officeooo:rsid="00ad80f9" officeooo:paragraph-rsid="009d54e2" style:font-style-asian="normal" style:font-weight-asian="normal" style:font-style-complex="normal" style:font-weight-complex="normal"/>
    </style:style>
    <style:style style:name="P109" style:family="paragraph" style:parent-style-name="Standard">
      <style:paragraph-properties fo:line-height="115%" fo:text-align="justify" style:justify-single-word="false"/>
      <style:text-properties fo:color="#000000" fo:font-style="normal" style:text-underline-style="none" fo:font-weight="normal" officeooo:rsid="00bd466b" officeooo:paragraph-rsid="009d54e2" style:font-style-asian="normal" style:font-weight-asian="normal" style:font-style-complex="normal" style:font-weight-complex="normal"/>
    </style:style>
    <style:style style:name="P110" style:family="paragraph" style:parent-style-name="Standard">
      <style:paragraph-properties fo:line-height="115%" fo:text-align="justify" style:justify-single-word="false"/>
      <style:text-properties fo:color="#000000" fo:font-style="normal" style:text-underline-style="none" fo:font-weight="normal" officeooo:rsid="00c0303a" officeooo:paragraph-rsid="009d54e2"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fo:color="#000000" fo:font-style="normal" style:text-underline-style="none" fo:font-weight="normal" officeooo:rsid="00c06ee4" officeooo:paragraph-rsid="009d54e2" style:font-style-asian="normal" style:font-weight-asian="normal" style:font-style-complex="normal" style:font-weight-complex="normal"/>
    </style:style>
    <style:style style:name="P112" style:family="paragraph" style:parent-style-name="Standard">
      <style:paragraph-properties fo:line-height="115%" fo:text-align="justify" style:justify-single-word="false"/>
      <style:text-properties fo:color="#000000" fo:font-style="normal" style:text-underline-style="none" fo:font-weight="normal" officeooo:rsid="00c47296" officeooo:paragraph-rsid="009d54e2" style:font-style-asian="normal" style:font-weight-asian="normal" style:font-style-complex="normal" style:font-weight-complex="normal"/>
    </style:style>
    <style:style style:name="P113" style:family="paragraph" style:parent-style-name="Standard">
      <style:paragraph-properties fo:line-height="115%" fo:text-align="justify" style:justify-single-word="false"/>
      <style:text-properties fo:color="#000000" fo:font-style="normal" style:text-underline-style="none" fo:font-weight="normal" officeooo:rsid="0093da46" officeooo:paragraph-rsid="01ac50eb" style:font-style-asian="normal" style:font-weight-asian="normal" style:font-style-complex="normal" style:font-weight-complex="normal"/>
    </style:style>
    <style:style style:name="P114" style:family="paragraph" style:parent-style-name="Standard">
      <style:paragraph-properties fo:line-height="115%" fo:text-align="justify" style:justify-single-word="false"/>
      <style:text-properties fo:color="#000000" fo:font-style="normal" style:text-underline-style="none" fo:font-weight="bold" officeooo:rsid="00af5b2f" officeooo:paragraph-rsid="009d54e2" style:font-style-asian="normal" style:font-weight-asian="bold" style:font-style-complex="normal" style:font-weight-complex="bold"/>
    </style:style>
    <style:style style:name="P115" style:family="paragraph" style:parent-style-name="Standard">
      <style:paragraph-properties fo:line-height="115%" fo:text-align="justify" style:justify-single-word="false"/>
      <style:text-properties fo:color="#000000" fo:font-style="normal" style:text-underline-style="none" fo:font-weight="bold" officeooo:rsid="00b5da8d" officeooo:paragraph-rsid="009d54e2" style:font-style-asian="normal" style:font-weight-asian="bold" style:font-style-complex="normal" style:font-weight-complex="bold"/>
    </style:style>
    <style:style style:name="P116" style:family="paragraph" style:parent-style-name="Standard">
      <style:paragraph-properties fo:line-height="115%" fo:text-align="justify" style:justify-single-word="false"/>
      <style:text-properties fo:color="#000000" style:font-name="Liberation Serif" fo:font-size="12pt" fo:font-style="italic" style:text-underline-style="none" fo:font-weight="normal" officeooo:rsid="018ae612" officeooo:paragraph-rsid="01b17923" style:font-size-asian="12pt" style:font-style-asian="italic" style:font-weight-asian="normal" style:font-size-complex="12pt" style:font-style-complex="italic" style:font-weight-complex="normal"/>
    </style:style>
    <style:style style:name="P117" style:family="paragraph" style:parent-style-name="Standard">
      <style:paragraph-properties fo:line-height="115%" fo:text-align="justify" style:justify-single-word="false"/>
      <style:text-properties fo:color="#000000" style:font-name="Liberation Serif" fo:font-size="12pt" fo:font-style="normal" style:text-underline-style="none" fo:font-weight="normal" officeooo:rsid="008c18b3" officeooo:paragraph-rsid="01b414a4" style:font-size-asian="12pt" style:font-style-asian="normal" style:font-weight-asian="normal" style:font-size-complex="12pt" style:font-style-complex="normal" style:font-weight-complex="normal"/>
    </style:style>
    <style:style style:name="P118" style:family="paragraph" style:parent-style-name="Standard">
      <style:paragraph-properties fo:line-height="115%" fo:text-align="justify" style:justify-single-word="false"/>
      <style:text-properties fo:color="#000000" style:font-name="Liberation Serif" fo:font-size="12pt" fo:font-style="normal" style:text-underline-style="none" fo:font-weight="normal" officeooo:rsid="01b719b7" officeooo:paragraph-rsid="01b414a4" style:font-size-asian="12pt" style:font-style-asian="normal" style:font-weight-asian="normal" style:font-size-complex="12pt" style:font-style-complex="normal" style:font-weight-complex="normal"/>
    </style:style>
    <style:style style:name="P119" style:family="paragraph" style:parent-style-name="Standard">
      <style:paragraph-properties fo:line-height="115%" fo:text-align="justify" style:justify-single-word="false"/>
      <style:text-properties fo:color="#000000" style:font-name="Liberation Serif" fo:font-size="12pt" fo:font-style="normal" style:text-underline-style="none" fo:font-weight="normal" officeooo:rsid="01e5f3ca" officeooo:paragraph-rsid="01d05254" style:font-size-asian="12pt" style:font-style-asian="normal" style:font-weight-asian="normal" style:font-size-complex="12pt" style:font-style-complex="normal" style:font-weight-complex="normal"/>
    </style:style>
    <style:style style:name="P120" style:family="paragraph" style:parent-style-name="Standard">
      <style:paragraph-properties fo:line-height="115%" fo:text-align="justify" style:justify-single-word="false"/>
      <style:text-properties fo:color="#000000" style:font-name="Liberation Serif" fo:font-size="12pt" fo:font-style="normal" style:text-underline-style="none" fo:font-weight="normal" officeooo:rsid="01ef17f1" officeooo:paragraph-rsid="01d05254" style:font-size-asian="12pt" style:font-style-asian="normal" style:font-weight-asian="normal" style:font-size-complex="12pt" style:font-style-complex="normal" style:font-weight-complex="normal"/>
    </style:style>
    <style:style style:name="P121" style:family="paragraph" style:parent-style-name="Standard">
      <style:paragraph-properties fo:line-height="115%" fo:text-align="justify" style:justify-single-word="false"/>
      <style:text-properties fo:color="#000000" style:font-name="Liberation Serif" fo:font-size="12pt" fo:font-style="normal" style:text-underline-style="none" fo:font-weight="normal" officeooo:rsid="01f36913" officeooo:paragraph-rsid="01d05254" style:font-size-asian="12pt" style:font-style-asian="normal" style:font-weight-asian="normal" style:font-size-complex="12pt" style:font-style-complex="normal" style:font-weight-complex="normal"/>
    </style:style>
    <style:style style:name="P122"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1c66593" officeooo:paragraph-rsid="01b414a4" style:font-size-asian="12pt" style:font-style-asian="normal" style:font-weight-asian="bold" style:font-size-complex="12pt" style:font-style-complex="normal" style:font-weight-complex="bold"/>
    </style:style>
    <style:style style:name="P123"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1cad5cd" officeooo:paragraph-rsid="01b414a4" style:font-size-asian="12pt" style:font-style-asian="normal" style:font-weight-asian="bold" style:font-size-complex="12pt" style:font-style-complex="normal" style:font-weight-complex="bold"/>
    </style:style>
    <style:style style:name="P124"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0b5da8d" officeooo:paragraph-rsid="01d05254" style:font-size-asian="12pt" style:font-style-asian="normal" style:font-weight-asian="bold" style:font-size-complex="12pt" style:font-style-complex="normal" style:font-weight-complex="bold"/>
    </style:style>
    <style:style style:name="P125"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1d60a57" officeooo:paragraph-rsid="01d05254" style:font-size-asian="12pt" style:font-style-asian="normal" style:font-weight-asian="bold" style:font-size-complex="12pt" style:font-style-complex="normal" style:font-weight-complex="bold"/>
    </style:style>
    <style:style style:name="P126"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1d8608c" officeooo:paragraph-rsid="01d05254" style:font-size-asian="12pt" style:font-style-asian="normal" style:font-weight-asian="bold" style:font-size-complex="12pt" style:font-style-complex="normal" style:font-weight-complex="bold"/>
    </style:style>
    <style:style style:name="P127" style:family="paragraph" style:parent-style-name="Standard">
      <style:paragraph-properties fo:line-height="115%" fo:text-align="justify" style:justify-single-word="false"/>
      <style:text-properties fo:color="#000000" style:font-name="Liberation Serif" fo:font-size="12pt" fo:font-style="normal" style:text-underline-style="none" fo:font-weight="bold" officeooo:rsid="01ddd4a9" officeooo:paragraph-rsid="01d05254" style:font-size-asian="12pt" style:font-style-asian="normal" style:font-weight-asian="bold" style:font-size-complex="12pt" style:font-style-complex="normal" style:font-weight-complex="bold"/>
    </style:style>
    <style:style style:name="P128" style:family="paragraph" style:parent-style-name="Standard">
      <style:paragraph-properties fo:line-height="115%" fo:text-align="center" style:justify-single-word="false"/>
      <style:text-properties style:font-name="Liberation Serif" fo:font-size="16pt" fo:font-weight="bold" officeooo:rsid="001676c8" officeooo:paragraph-rsid="001676c8" style:font-size-asian="16pt" style:font-weight-asian="bold" style:font-size-complex="16pt" style:font-weight-complex="bold"/>
    </style:style>
    <style:style style:name="P129" style:family="paragraph" style:parent-style-name="Standard">
      <style:paragraph-properties fo:line-height="115%" fo:text-align="start" style:justify-single-word="false"/>
      <style:text-properties style:font-name="Liberation Serif" fo:font-size="16pt" fo:font-weight="bold" officeooo:rsid="001676c8" officeooo:paragraph-rsid="001676c8" style:font-size-asian="16pt" style:font-weight-asian="bold" style:font-size-complex="16pt" style:font-weight-complex="bold"/>
    </style:style>
    <style:style style:name="P130" style:family="paragraph" style:parent-style-name="Standard">
      <style:paragraph-properties fo:line-height="115%" fo:text-align="justify" style:justify-single-word="false"/>
      <style:text-properties officeooo:paragraph-rsid="003fd11f"/>
    </style:style>
    <style:style style:name="T1" style:family="text">
      <style:text-properties style:font-name="Liberation Serif" fo:font-size="12pt" style:font-size-asian="12pt" style:font-size-complex="12pt"/>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officeooo:rsid="001676c8" style:font-size-asian="12pt" style:font-weight-asian="normal" style:font-size-complex="12pt" style:font-weight-complex="normal"/>
    </style:style>
    <style:style style:name="T4" style:family="text">
      <style:text-properties style:font-name="Liberation Serif" fo:font-size="12pt" fo:font-weight="normal" officeooo:rsid="0016f20b" style:font-size-asian="12pt" style:font-weight-asian="normal" style:font-size-complex="12pt" style:font-weight-complex="normal"/>
    </style:style>
    <style:style style:name="T5" style:family="text">
      <style:text-properties style:font-name="Liberation Serif" fo:font-size="12pt" fo:font-style="italic" fo:font-weight="normal" officeooo:rsid="0016f20b" style:font-size-asian="12pt" style:font-style-asian="italic" style:font-weight-asian="normal" style:font-size-complex="12pt" style:font-style-complex="italic" style:font-weight-complex="normal"/>
    </style:style>
    <style:style style:name="T6" style:family="text">
      <style:text-properties style:font-name="Liberation Serif" fo:font-size="12pt" fo:font-style="italic" fo:font-weight="normal" officeooo:rsid="0017a2a0" style:font-size-asian="12pt" style:font-style-asian="italic" style:font-weight-asian="normal" style:font-size-complex="12pt" style:font-style-complex="italic" style:font-weight-complex="normal"/>
    </style:style>
    <style:style style:name="T7" style:family="text">
      <style:text-properties style:font-name="Liberation Serif" fo:font-size="12pt" fo:font-style="italic" fo:font-weight="normal" officeooo:rsid="00195f8d" style:font-size-asian="12pt" style:font-style-asian="italic" style:font-weight-asian="normal" style:font-size-complex="12pt" style:font-style-complex="italic" style:font-weight-complex="normal"/>
    </style:style>
    <style:style style:name="T8" style:family="text">
      <style:text-properties style:font-name="Liberation Serif" fo:font-size="12pt" fo:font-style="italic" fo:font-weight="normal" officeooo:rsid="002172bc" style:font-size-asian="12pt" style:font-style-asian="italic" style:font-weight-asian="normal" style:font-size-complex="12pt" style:font-style-complex="italic" style:font-weight-complex="normal"/>
    </style:style>
    <style:style style:name="T9" style:family="text">
      <style:text-properties style:font-name="Liberation Serif" fo:font-size="12pt" fo:font-style="italic" fo:font-weight="normal" officeooo:rsid="0023c3f1" style:font-size-asian="12pt" style:font-style-asian="italic" style:font-weight-asian="normal" style:font-size-complex="12pt" style:font-style-complex="italic" style:font-weight-complex="normal"/>
    </style:style>
    <style:style style:name="T10" style:family="text">
      <style:text-properties style:font-name="Liberation Serif" fo:font-size="12pt" fo:font-style="italic" fo:font-weight="normal" officeooo:rsid="002967fa" style:font-size-asian="12pt" style:font-style-asian="italic" style:font-weight-asian="normal" style:font-size-complex="12pt" style:font-style-complex="italic" style:font-weight-complex="normal"/>
    </style:style>
    <style:style style:name="T11" style:family="text">
      <style:text-properties style:font-name="Liberation Serif" fo:font-size="12pt" fo:font-style="italic" fo:font-weight="normal" officeooo:rsid="002a695e" style:font-size-asian="12pt" style:font-style-asian="italic" style:font-weight-asian="normal" style:font-size-complex="12pt" style:font-style-complex="italic" style:font-weight-complex="normal"/>
    </style:style>
    <style:style style:name="T12" style:family="text">
      <style:text-properties style:font-name="Liberation Serif" fo:font-size="12pt" fo:font-style="italic" fo:font-weight="normal" officeooo:rsid="002a6eba"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style="italic" fo:font-weight="normal" officeooo:rsid="002acd25" style:font-size-asian="12pt" style:font-style-asian="italic" style:font-weight-asian="normal" style:font-size-complex="12pt" style:font-style-complex="italic" style:font-weight-complex="normal"/>
    </style:style>
    <style:style style:name="T14" style:family="text">
      <style:text-properties style:font-name="Liberation Serif" fo:font-size="12pt" fo:font-style="italic" fo:font-weight="normal" officeooo:rsid="00316fb7" style:font-size-asian="12pt" style:font-style-asian="italic" style:font-weight-asian="normal" style:font-size-complex="12pt" style:font-style-complex="italic" style:font-weight-complex="normal"/>
    </style:style>
    <style:style style:name="T15" style:family="text">
      <style:text-properties style:font-name="Liberation Serif" fo:font-size="12pt" fo:font-style="italic" fo:font-weight="normal" officeooo:rsid="003686fc" style:font-size-asian="12pt" style:font-style-asian="italic" style:font-weight-asian="normal" style:font-size-complex="12pt" style:font-style-complex="italic" style:font-weight-complex="normal"/>
    </style:style>
    <style:style style:name="T16" style:family="text">
      <style:text-properties style:font-name="Liberation Serif" fo:font-size="12pt" fo:font-style="italic" fo:font-weight="normal" officeooo:rsid="0066e092" style:font-size-asian="12pt" style:font-style-asian="italic" style:font-weight-asian="normal" style:font-size-complex="12pt" style:font-style-complex="italic" style:font-weight-complex="normal"/>
    </style:style>
    <style:style style:name="T17" style:family="text">
      <style:text-properties style:font-name="Liberation Serif" fo:font-size="12pt" fo:font-style="italic" fo:font-weight="normal" officeooo:rsid="006a9808" style:font-size-asian="12pt" style:font-style-asian="italic" style:font-weight-asian="normal" style:font-size-complex="12pt" style:font-style-complex="italic" style:font-weight-complex="normal"/>
    </style:style>
    <style:style style:name="T18" style:family="text">
      <style:text-properties style:font-name="Liberation Serif" fo:font-size="12pt" fo:font-style="italic" fo:font-weight="normal" officeooo:rsid="00f7b759" style:font-size-asian="12pt" style:font-style-asian="italic" style:font-weight-asian="normal" style:font-size-complex="12pt" style:font-style-complex="italic" style:font-weight-complex="normal"/>
    </style:style>
    <style:style style:name="T19" style:family="text">
      <style:text-properties style:font-name="Liberation Serif" fo:font-size="12pt" fo:font-style="italic" fo:font-weight="normal" officeooo:rsid="00f8587d" style:font-size-asian="12pt" style:font-style-asian="italic" style:font-weight-asian="normal" style:font-size-complex="12pt" style:font-style-complex="italic" style:font-weight-complex="normal"/>
    </style:style>
    <style:style style:name="T20" style:family="text">
      <style:text-properties style:font-name="Liberation Serif" fo:font-size="12pt" fo:font-style="italic" fo:font-weight="normal" officeooo:rsid="00fb4a01"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fdf29a"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italic" fo:font-weight="normal" officeooo:rsid="00fe5530" style:font-size-asian="12pt" style:font-style-asian="italic" style:font-weight-asian="normal" style:font-size-complex="12pt" style:font-style-complex="italic" style:font-weight-complex="normal"/>
    </style:style>
    <style:style style:name="T23" style:family="text">
      <style:text-properties style:font-name="Liberation Serif" fo:font-size="12pt" fo:font-style="italic" fo:font-weight="normal" officeooo:rsid="01013464" style:font-size-asian="12pt" style:font-style-asian="italic" style:font-weight-asian="normal" style:font-size-complex="12pt" style:font-style-complex="italic" style:font-weight-complex="normal"/>
    </style:style>
    <style:style style:name="T24" style:family="text">
      <style:text-properties style:font-name="Liberation Serif" fo:font-size="12pt" fo:font-style="italic" fo:font-weight="normal" officeooo:rsid="0104f4ea"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officeooo:rsid="01126994"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1152ef9"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style="italic" fo:font-weight="normal" officeooo:rsid="011b9ba5" style:font-size-asian="12pt" style:font-style-asian="italic" style:font-weight-asian="normal" style:font-size-complex="12pt" style:font-style-complex="italic" style:font-weight-complex="normal"/>
    </style:style>
    <style:style style:name="T28" style:family="text">
      <style:text-properties style:font-name="Liberation Serif" fo:font-size="12pt" fo:font-style="italic" fo:font-weight="normal" officeooo:rsid="012ece76" style:font-size-asian="12pt" style:font-style-asian="italic" style:font-weight-asian="normal" style:font-size-complex="12pt" style:font-style-complex="italic" style:font-weight-complex="normal"/>
    </style:style>
    <style:style style:name="T29" style:family="text">
      <style:text-properties style:font-name="Liberation Serif" fo:font-size="12pt" fo:font-style="italic" fo:font-weight="normal" officeooo:rsid="0132004c" style:font-size-asian="12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1361299" style:font-size-asian="12pt" style:font-style-asian="italic" style:font-weight-asian="normal" style:font-size-complex="12pt" style:font-style-complex="italic" style:font-weight-complex="normal"/>
    </style:style>
    <style:style style:name="T31" style:family="text">
      <style:text-properties style:font-name="Liberation Serif" fo:font-size="12pt" fo:font-style="italic" fo:font-weight="normal" officeooo:rsid="01377dd4" style:font-size-asian="12pt" style:font-style-asian="italic" style:font-weight-asian="normal" style:font-size-complex="12pt" style:font-style-complex="italic" style:font-weight-complex="normal"/>
    </style:style>
    <style:style style:name="T32" style:family="text">
      <style:text-properties style:font-name="Liberation Serif" fo:font-size="12pt" fo:font-style="italic" fo:font-weight="normal" officeooo:rsid="013ac36e" style:font-size-asian="12pt" style:font-style-asian="italic" style:font-weight-asian="normal" style:font-size-complex="12pt" style:font-style-complex="italic" style:font-weight-complex="normal"/>
    </style:style>
    <style:style style:name="T33" style:family="text">
      <style:text-properties style:font-name="Liberation Serif" fo:font-size="12pt" fo:font-style="italic" fo:font-weight="normal" officeooo:rsid="013e1de7" style:font-size-asian="12pt" style:font-style-asian="italic" style:font-weight-asian="normal" style:font-size-complex="12pt" style:font-style-complex="italic" style:font-weight-complex="normal"/>
    </style:style>
    <style:style style:name="T34" style:family="text">
      <style:text-properties style:font-name="Liberation Serif" fo:font-size="12pt" fo:font-style="italic" fo:font-weight="normal" officeooo:rsid="0157436d" style:font-size-asian="12pt" style:font-style-asian="italic" style:font-weight-asian="normal" style:font-size-complex="12pt" style:font-style-complex="italic" style:font-weight-complex="normal"/>
    </style:style>
    <style:style style:name="T35" style:family="text">
      <style:text-properties style:font-name="Liberation Serif" fo:font-size="12pt" fo:font-style="italic" fo:font-weight="normal" officeooo:rsid="01584eab" style:font-size-asian="12pt" style:font-style-asian="italic" style:font-weight-asian="normal" style:font-size-complex="12pt" style:font-style-complex="italic" style:font-weight-complex="normal"/>
    </style:style>
    <style:style style:name="T36" style:family="text">
      <style:text-properties style:font-name="Liberation Serif" fo:font-size="12pt" fo:font-style="italic" fo:font-weight="normal" officeooo:rsid="015aeed0" style:font-size-asian="12pt" style:font-style-asian="italic" style:font-weight-asian="normal" style:font-size-complex="12pt" style:font-style-complex="italic" style:font-weight-complex="normal"/>
    </style:style>
    <style:style style:name="T37" style:family="text">
      <style:text-properties style:font-name="Liberation Serif" fo:font-size="12pt" fo:font-style="italic" fo:font-weight="normal" officeooo:rsid="01669308" style:font-size-asian="12pt" style:font-style-asian="italic" style:font-weight-asian="normal" style:font-size-complex="12pt" style:font-style-complex="italic" style:font-weight-complex="normal"/>
    </style:style>
    <style:style style:name="T38" style:family="text">
      <style:text-properties style:font-name="Liberation Serif" fo:font-size="12pt" fo:font-style="italic" fo:font-weight="normal" officeooo:rsid="016f5199"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18627e1"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1882825"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1887d83"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18ae612"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fo:font-weight="normal" officeooo:rsid="0196a134"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197bc8d"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style="italic" fo:font-weight="normal" officeooo:rsid="0199f1b2"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fo:font-weight="normal" officeooo:rsid="019aa772"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19d395b" style:font-size-asian="12pt" style:font-style-asian="italic" style:font-weight-asian="normal" style:font-size-complex="12pt" style:font-style-complex="italic" style:font-weight-complex="normal"/>
    </style:style>
    <style:style style:name="T48" style:family="text">
      <style:text-properties style:font-name="Liberation Serif" fo:font-size="12pt" fo:font-style="italic" fo:font-weight="normal" officeooo:rsid="019e852c" style:font-size-asian="12pt" style:font-style-asian="italic" style:font-weight-asian="normal" style:font-size-complex="12pt" style:font-style-complex="italic" style:font-weight-complex="normal"/>
    </style:style>
    <style:style style:name="T49" style:family="text">
      <style:text-properties style:font-name="Liberation Serif" fo:font-size="12pt" fo:font-style="italic" fo:font-weight="normal" officeooo:rsid="020de6c3" style:font-size-asian="12pt" style:font-style-asian="italic" style:font-weight-asian="normal" style:font-size-complex="12pt" style:font-style-complex="italic" style:font-weight-complex="normal"/>
    </style:style>
    <style:style style:name="T50" style:family="text">
      <style:text-properties style:font-name="Liberation Serif" fo:font-size="12pt" fo:font-style="italic" fo:font-weight="normal" officeooo:rsid="020fb7d0" style:font-size-asian="12pt" style:font-style-asian="italic" style:font-weight-asian="normal" style:font-size-complex="12pt" style:font-style-complex="italic" style:font-weight-complex="normal"/>
    </style:style>
    <style:style style:name="T51" style:family="text">
      <style:text-properties style:font-name="Liberation Serif" fo:font-size="12pt" fo:font-style="italic" fo:font-weight="normal" officeooo:rsid="02133b05"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21a4756"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fo:font-weight="normal" officeooo:rsid="021ffdfb"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220a356"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222b467"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226eb43"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22c7514"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italic" fo:font-weight="normal" officeooo:rsid="02318b98" style:font-size-asian="12pt" style:font-style-asian="italic" style:font-weight-asian="normal" style:font-size-complex="12pt" style:font-style-complex="italic" style:font-weight-complex="normal"/>
    </style:style>
    <style:style style:name="T59" style:family="text">
      <style:text-properties style:font-name="Liberation Serif" fo:font-size="12pt" fo:font-style="italic" fo:font-weight="normal" officeooo:rsid="0237f8c3" style:font-size-asian="12pt" style:font-style-asian="italic" style:font-weight-asian="normal" style:font-size-complex="12pt" style:font-style-complex="italic" style:font-weight-complex="normal"/>
    </style:style>
    <style:style style:name="T60" style:family="text">
      <style:text-properties style:font-name="Liberation Serif" fo:font-size="12pt" fo:font-style="italic" fo:font-weight="normal" officeooo:rsid="023fd729" style:font-size-asian="12pt" style:font-style-asian="italic" style:font-weight-asian="normal" style:font-size-complex="12pt" style:font-style-complex="italic" style:font-weight-complex="normal"/>
    </style:style>
    <style:style style:name="T61" style:family="text">
      <style:text-properties style:font-name="Liberation Serif" fo:font-size="12pt" fo:font-style="italic" fo:font-weight="bold" officeooo:rsid="006a9808" style:font-size-asian="12pt" style:font-style-asian="italic" style:font-weight-asian="bold" style:font-size-complex="12pt" style:font-style-complex="italic" style:font-weight-complex="bold"/>
    </style:style>
    <style:style style:name="T62" style:family="text">
      <style:text-properties style:font-name="Liberation Serif" fo:font-size="12pt" fo:font-style="italic" fo:font-weight="bold" officeooo:rsid="01669308" style:font-size-asian="12pt" style:font-style-asian="italic" style:font-weight-asian="bold" style:font-size-complex="12pt" style:font-style-complex="italic" style:font-weight-complex="bold"/>
    </style:style>
    <style:style style:name="T63" style:family="text">
      <style:text-properties style:font-name="Liberation Serif" fo:font-size="12pt" fo:font-style="italic" fo:font-weight="bold" officeooo:rsid="016d555a" style:font-size-asian="12pt" style:font-style-asian="italic" style:font-weight-asian="bold" style:font-size-complex="12pt" style:font-style-complex="italic" style:font-weight-complex="bold"/>
    </style:style>
    <style:style style:name="T64" style:family="text">
      <style:text-properties style:font-name="Liberation Serif" fo:font-size="12pt" fo:font-style="italic" fo:font-weight="bold" officeooo:rsid="016de0e0" style:font-size-asian="12pt" style:font-style-asian="italic" style:font-weight-asian="bold" style:font-size-complex="12pt" style:font-style-complex="italic" style:font-weight-complex="bold"/>
    </style:style>
    <style:style style:name="T65" style:family="text">
      <style:text-properties style:font-name="Liberation Serif" fo:font-size="12pt" fo:font-style="normal" fo:font-weight="normal" officeooo:rsid="0016f20b"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17a2a0"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17e16c"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195f8d"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1a1891"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1eb6b6"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207986"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normal" officeooo:rsid="002172bc"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fo:font-weight="normal" officeooo:rsid="0023c3f1"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normal" fo:font-weight="normal" officeooo:rsid="0025cd86"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normal" fo:font-weight="normal" officeooo:rsid="0027ae80"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normal" fo:font-weight="normal" officeooo:rsid="002a695e"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normal" fo:font-weight="normal" officeooo:rsid="002a6eba"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2acd25"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2fbab4"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316fb7"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31d892"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3399dc"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352c32"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3682dd"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3686fc"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37d75b"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383442"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392012"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039d88e" style:font-size-asian="12pt" style:font-style-asian="normal" style:font-weight-asian="normal" style:font-size-complex="12pt" style:font-style-complex="normal" style:font-weight-complex="normal"/>
    </style:style>
    <style:style style:name="T90" style:family="text">
      <style:text-properties style:font-name="Liberation Serif" fo:font-size="12pt" fo:font-style="normal" fo:font-weight="normal" officeooo:rsid="003b952e"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3d71fc"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normal" fo:font-weight="normal" officeooo:rsid="003eb521" style:font-size-asian="12pt" style:font-style-asian="normal" style:font-weight-asian="normal" style:font-size-complex="12pt" style:font-style-complex="normal" style:font-weight-complex="normal"/>
    </style:style>
    <style:style style:name="T93" style:family="text">
      <style:text-properties style:font-name="Liberation Serif" fo:font-size="12pt" fo:font-style="normal" fo:font-weight="normal" officeooo:rsid="003fd11f"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normal" fo:font-weight="normal" officeooo:rsid="0040e127"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normal" fo:font-weight="normal" officeooo:rsid="00411d84"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4561f4"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0465534"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4a080b"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fo:font-weight="normal" officeooo:rsid="004aeb46"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4af3fc"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4e4138"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04fedae" style:font-size-asian="12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0556bb9"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0571311"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0585d47" style:font-size-asian="12pt" style:font-style-asian="normal" style:font-weight-asian="normal" style:font-size-complex="12pt" style:font-style-complex="normal" style:font-weight-complex="normal"/>
    </style:style>
    <style:style style:name="T106" style:family="text">
      <style:text-properties style:font-name="Liberation Serif" fo:font-size="12pt" fo:font-style="normal" fo:font-weight="normal" officeooo:rsid="005a02c8" style:font-size-asian="12pt" style:font-style-asian="normal" style:font-weight-asian="normal" style:font-size-complex="12pt" style:font-style-complex="normal" style:font-weight-complex="normal"/>
    </style:style>
    <style:style style:name="T107" style:family="text">
      <style:text-properties style:font-name="Liberation Serif" fo:font-size="12pt" fo:font-style="normal" fo:font-weight="normal" officeooo:rsid="005b169b" style:font-size-asian="12pt" style:font-style-asian="normal" style:font-weight-asian="normal" style:font-size-complex="12pt" style:font-style-complex="normal" style:font-weight-complex="normal"/>
    </style:style>
    <style:style style:name="T108" style:family="text">
      <style:text-properties style:font-name="Liberation Serif" fo:font-size="12pt" fo:font-style="normal" fo:font-weight="normal" officeooo:rsid="005c6c90" style:font-size-asian="12pt" style:font-style-asian="normal" style:font-weight-asian="normal" style:font-size-complex="12pt" style:font-style-complex="normal" style:font-weight-complex="normal"/>
    </style:style>
    <style:style style:name="T109" style:family="text">
      <style:text-properties style:font-name="Liberation Serif" fo:font-size="12pt" fo:font-style="normal" fo:font-weight="normal" officeooo:rsid="00609478" style:font-size-asian="12pt" style:font-style-asian="normal" style:font-weight-asian="normal" style:font-size-complex="12pt" style:font-style-complex="normal" style:font-weight-complex="normal"/>
    </style:style>
    <style:style style:name="T110" style:family="text">
      <style:text-properties style:font-name="Liberation Serif" fo:font-size="12pt" fo:font-style="normal" fo:font-weight="normal" officeooo:rsid="006186b5" style:font-size-asian="12pt" style:font-style-asian="normal" style:font-weight-asian="normal" style:font-size-complex="12pt" style:font-style-complex="normal" style:font-weight-complex="normal"/>
    </style:style>
    <style:style style:name="T111" style:family="text">
      <style:text-properties style:font-name="Liberation Serif" fo:font-size="12pt" fo:font-style="normal" fo:font-weight="normal" officeooo:rsid="00630b34" style:font-size-asian="12pt" style:font-style-asian="normal" style:font-weight-asian="normal" style:font-size-complex="12pt" style:font-style-complex="normal" style:font-weight-complex="normal"/>
    </style:style>
    <style:style style:name="T112" style:family="text">
      <style:text-properties style:font-name="Liberation Serif" fo:font-size="12pt" fo:font-style="normal" fo:font-weight="normal" officeooo:rsid="0066e092" style:font-size-asian="12pt" style:font-style-asian="normal" style:font-weight-asian="normal" style:font-size-complex="12pt" style:font-style-complex="normal" style:font-weight-complex="normal"/>
    </style:style>
    <style:style style:name="T113" style:family="text">
      <style:text-properties style:font-name="Liberation Serif" fo:font-size="12pt" fo:font-style="normal" fo:font-weight="normal" officeooo:rsid="006a9808" style:font-size-asian="12pt" style:font-style-asian="normal" style:font-weight-asian="normal" style:font-size-complex="12pt" style:font-style-complex="normal" style:font-weight-complex="normal"/>
    </style:style>
    <style:style style:name="T114" style:family="text">
      <style:text-properties style:font-name="Liberation Serif" fo:font-size="12pt" fo:font-style="normal" fo:font-weight="normal" officeooo:rsid="006b7e59" style:font-size-asian="12pt" style:font-style-asian="normal" style:font-weight-asian="normal" style:font-size-complex="12pt" style:font-style-complex="normal" style:font-weight-complex="normal"/>
    </style:style>
    <style:style style:name="T115" style:family="text">
      <style:text-properties style:font-name="Liberation Serif" fo:font-size="12pt" fo:font-style="normal" fo:font-weight="normal" officeooo:rsid="006d06f4" style:font-size-asian="12pt" style:font-style-asian="normal" style:font-weight-asian="normal" style:font-size-complex="12pt" style:font-style-complex="normal" style:font-weight-complex="normal"/>
    </style:style>
    <style:style style:name="T116" style:family="text">
      <style:text-properties style:font-name="Liberation Serif" fo:font-size="12pt" fo:font-style="normal" fo:font-weight="normal" officeooo:rsid="0091dbef" style:font-size-asian="12pt" style:font-style-asian="normal" style:font-weight-asian="normal" style:font-size-complex="12pt" style:font-style-complex="normal" style:font-weight-complex="normal"/>
    </style:style>
    <style:style style:name="T117" style:family="text">
      <style:text-properties style:font-name="Liberation Serif" fo:font-size="12pt" fo:font-style="normal" fo:font-weight="normal" officeooo:rsid="008c18b3" style:font-size-asian="12pt" style:font-style-asian="normal" style:font-weight-asian="normal" style:font-size-complex="12pt" style:font-style-complex="normal" style:font-weight-complex="normal"/>
    </style:style>
    <style:style style:name="T118" style:family="text">
      <style:text-properties style:font-name="Liberation Serif" fo:font-size="12pt" fo:font-style="normal" fo:font-weight="normal" officeooo:rsid="00d7067a" style:font-size-asian="12pt" style:font-style-asian="normal" style:font-weight-asian="normal" style:font-size-complex="12pt" style:font-style-complex="normal" style:font-weight-complex="normal"/>
    </style:style>
    <style:style style:name="T119" style:family="text">
      <style:text-properties style:font-name="Liberation Serif" fo:font-size="12pt" fo:font-style="normal" fo:font-weight="normal" officeooo:rsid="00d90270" style:font-size-asian="12pt" style:font-style-asian="normal" style:font-weight-asian="normal" style:font-size-complex="12pt" style:font-style-complex="normal" style:font-weight-complex="normal"/>
    </style:style>
    <style:style style:name="T120" style:family="text">
      <style:text-properties style:font-name="Liberation Serif" fo:font-size="12pt" fo:font-style="normal" fo:font-weight="normal" officeooo:rsid="00dbf5c6" style:font-size-asian="12pt" style:font-style-asian="normal" style:font-weight-asian="normal" style:font-size-complex="12pt" style:font-style-complex="normal" style:font-weight-complex="normal"/>
    </style:style>
    <style:style style:name="T121" style:family="text">
      <style:text-properties style:font-name="Liberation Serif" fo:font-size="12pt" fo:font-style="normal" fo:font-weight="normal" officeooo:rsid="00dd755e" style:font-size-asian="12pt" style:font-style-asian="normal" style:font-weight-asian="normal" style:font-size-complex="12pt" style:font-style-complex="normal" style:font-weight-complex="normal"/>
    </style:style>
    <style:style style:name="T122" style:family="text">
      <style:text-properties style:font-name="Liberation Serif" fo:font-size="12pt" fo:font-style="normal" fo:font-weight="normal" officeooo:rsid="00e1933b"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fo:font-weight="normal" officeooo:rsid="00e2ca67" style:font-size-asian="12pt" style:font-style-asian="normal" style:font-weight-asian="normal" style:font-size-complex="12pt" style:font-style-complex="normal" style:font-weight-complex="normal"/>
    </style:style>
    <style:style style:name="T124" style:family="text">
      <style:text-properties style:font-name="Liberation Serif" fo:font-size="12pt" fo:font-style="normal" fo:font-weight="normal" officeooo:rsid="00e603de" style:font-size-asian="12pt" style:font-style-asian="normal" style:font-weight-asian="normal" style:font-size-complex="12pt" style:font-style-complex="normal" style:font-weight-complex="normal"/>
    </style:style>
    <style:style style:name="T125" style:family="text">
      <style:text-properties style:font-name="Liberation Serif" fo:font-size="12pt" fo:font-style="normal" fo:font-weight="normal" officeooo:rsid="00e8efae"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ed3f50"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edb9be"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f189f6"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f5b77f"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f7b759"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f8587d"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fdf29a"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fe5530"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1013464"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1026cf3"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104f4ea"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105dd77"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1079003"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10938f2"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10a9a4c"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1126994"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1142873"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1152ef9"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115d680"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normal" fo:font-weight="normal" officeooo:rsid="01179846" style:font-size-asian="12pt" style:font-style-asian="normal" style:font-weight-asian="normal" style:font-size-complex="12pt" style:font-style-complex="normal" style:font-weight-complex="normal"/>
    </style:style>
    <style:style style:name="T146" style:family="text">
      <style:text-properties style:font-name="Liberation Serif" fo:font-size="12pt" fo:font-style="normal" fo:font-weight="normal" officeooo:rsid="011b9ba5"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fo:font-weight="normal" officeooo:rsid="011f345d"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fo:font-weight="normal" officeooo:rsid="012415bd"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fo:font-weight="normal" officeooo:rsid="0126017d" style:font-size-asian="12pt" style:font-style-asian="normal" style:font-weight-asian="normal" style:font-size-complex="12pt" style:font-style-complex="normal" style:font-weight-complex="normal"/>
    </style:style>
    <style:style style:name="T150" style:family="text">
      <style:text-properties style:font-name="Liberation Serif" fo:font-size="12pt" fo:font-style="normal" fo:font-weight="normal" officeooo:rsid="01286a04" style:font-size-asian="12pt" style:font-style-asian="normal" style:font-weight-asian="normal" style:font-size-complex="12pt" style:font-style-complex="normal" style:font-weight-complex="normal"/>
    </style:style>
    <style:style style:name="T151" style:family="text">
      <style:text-properties style:font-name="Liberation Serif" fo:font-size="12pt" fo:font-style="normal" fo:font-weight="normal" officeooo:rsid="01291aa4" style:font-size-asian="12pt" style:font-style-asian="normal" style:font-weight-asian="normal" style:font-size-complex="12pt" style:font-style-complex="normal" style:font-weight-complex="normal"/>
    </style:style>
    <style:style style:name="T152" style:family="text">
      <style:text-properties style:font-name="Liberation Serif" fo:font-size="12pt" fo:font-style="normal" fo:font-weight="normal" officeooo:rsid="012c2999" style:font-size-asian="12pt" style:font-style-asian="normal" style:font-weight-asian="normal" style:font-size-complex="12pt" style:font-style-complex="normal" style:font-weight-complex="normal"/>
    </style:style>
    <style:style style:name="T153" style:family="text">
      <style:text-properties style:font-name="Liberation Serif" fo:font-size="12pt" fo:font-style="normal" fo:font-weight="normal" officeooo:rsid="012c5a06" style:font-size-asian="12pt" style:font-style-asian="normal" style:font-weight-asian="normal" style:font-size-complex="12pt" style:font-style-complex="normal" style:font-weight-complex="normal"/>
    </style:style>
    <style:style style:name="T154" style:family="text">
      <style:text-properties style:font-name="Liberation Serif" fo:font-size="12pt" fo:font-style="normal" fo:font-weight="normal" officeooo:rsid="012ece76" style:font-size-asian="12pt" style:font-style-asian="normal" style:font-weight-asian="normal" style:font-size-complex="12pt" style:font-style-complex="normal" style:font-weight-complex="normal"/>
    </style:style>
    <style:style style:name="T155" style:family="text">
      <style:text-properties style:font-name="Liberation Serif" fo:font-size="12pt" fo:font-style="normal" fo:font-weight="normal" officeooo:rsid="012f326d" style:font-size-asian="12pt" style:font-style-asian="normal" style:font-weight-asian="normal" style:font-size-complex="12pt" style:font-style-complex="normal" style:font-weight-complex="normal"/>
    </style:style>
    <style:style style:name="T156" style:family="text">
      <style:text-properties style:font-name="Liberation Serif" fo:font-size="12pt" fo:font-style="normal" fo:font-weight="normal" officeooo:rsid="0130c56d" style:font-size-asian="12pt" style:font-style-asian="normal" style:font-weight-asian="normal" style:font-size-complex="12pt" style:font-style-complex="normal" style:font-weight-complex="normal"/>
    </style:style>
    <style:style style:name="T157" style:family="text">
      <style:text-properties style:font-name="Liberation Serif" fo:font-size="12pt" fo:font-style="normal" fo:font-weight="normal" officeooo:rsid="0132004c"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style="normal" fo:font-weight="normal" officeooo:rsid="013272b1" style:font-size-asian="12pt" style:font-style-asian="normal" style:font-weight-asian="normal" style:font-size-complex="12pt" style:font-style-complex="normal" style:font-weight-complex="normal"/>
    </style:style>
    <style:style style:name="T159" style:family="text">
      <style:text-properties style:font-name="Liberation Serif" fo:font-size="12pt" fo:font-style="normal" fo:font-weight="normal" officeooo:rsid="01334d81" style:font-size-asian="12pt" style:font-style-asian="normal" style:font-weight-asian="normal" style:font-size-complex="12pt" style:font-style-complex="normal" style:font-weight-complex="normal"/>
    </style:style>
    <style:style style:name="T160" style:family="text">
      <style:text-properties style:font-name="Liberation Serif" fo:font-size="12pt" fo:font-style="normal" fo:font-weight="normal" officeooo:rsid="01361299" style:font-size-asian="12pt" style:font-style-asian="normal" style:font-weight-asian="normal" style:font-size-complex="12pt" style:font-style-complex="normal" style:font-weight-complex="normal"/>
    </style:style>
    <style:style style:name="T161" style:family="text">
      <style:text-properties style:font-name="Liberation Serif" fo:font-size="12pt" fo:font-style="normal" fo:font-weight="normal" officeooo:rsid="01377dd4" style:font-size-asian="12pt" style:font-style-asian="normal" style:font-weight-asian="normal" style:font-size-complex="12pt" style:font-style-complex="normal" style:font-weight-complex="normal"/>
    </style:style>
    <style:style style:name="T162" style:family="text">
      <style:text-properties style:font-name="Liberation Serif" fo:font-size="12pt" fo:font-style="normal" fo:font-weight="normal" officeooo:rsid="013844b7"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13ac36e"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13c3c36"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13e1de7"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13f01f6"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1407121"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147e44e"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148bd92"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14ae48e"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1515d5b"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1526f31"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15281ce"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157436d"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1584eab"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158570d"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15aeed0"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15db653"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15e8f69"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1614a79"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1669308"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167263d"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16d555a"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16de0e0"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16f5199"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170e836"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17d6f67"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17e7ca9"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17f9483"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18129fb"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1882825"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1887d83"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1894901"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189648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18ae612"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190ac48"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197bc8d"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1983f6f"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199f1b2"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19aa772"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19d395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19dad64"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19e852c"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19f45c9"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3da46"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1a7ca35"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1aa66ec"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1a92ac2"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1f7d5df"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209d020"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20b49ad"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20d79e9"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20de6c3"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20fb7d0"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2133b05"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21a4756"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21ffdfb"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221c449"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2224b52"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222b467"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226eb43"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228e1a5"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22a9a1c"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22c7514"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22ef94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2318b98"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232e38e"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2366a16"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237f8c3"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2418b02"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249af97"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2583964"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26b45d1"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26c84a9"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officeooo:rsid="0016f20b" style:font-size-asian="12pt" style:font-style-asian="normal" style:font-size-complex="12pt" style:font-style-complex="normal"/>
    </style:style>
    <style:style style:name="T236" style:family="text">
      <style:text-properties style:font-name="Liberation Serif" fo:font-size="12pt" fo:font-style="normal" fo:font-weight="bold" officeooo:rsid="0017a2a0" style:font-size-asian="12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1ce252"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1eb6b6"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207986" style:font-size-asian="12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22ee9f" style:font-size-asian="12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2967fa" style:font-size-asian="12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2a695e" style:font-size-asian="12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2a6eba" style:font-size-asian="12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2f51b8" style:font-size-asian="12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3081c0" style:font-size-asian="12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316fb7" style:font-size-asian="12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329311" style:font-size-asian="12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3eb521" style:font-size-asian="12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3fd11f" style:font-size-asian="12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40cc1a" style:font-size-asian="12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40f514" style:font-size-asian="12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43652a" style:font-size-asian="12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4899c8" style:font-size-asian="12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4a476e" style:font-size-asian="12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4af3fc" style:font-size-asian="12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4d3143" style:font-size-asian="12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4fedae" style:font-size-asian="12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537bfa" style:font-size-asian="12pt" style:font-style-asian="normal" style:font-weight-asian="bold" style:font-size-complex="12pt" style:font-style-complex="normal" style:font-weight-complex="bold"/>
    </style:style>
    <style:style style:name="T259" style:family="text">
      <style:text-properties style:font-name="Liberation Serif" fo:font-size="12pt" fo:font-style="normal" fo:font-weight="bold" officeooo:rsid="0053e9d2" style:font-size-asian="12pt" style:font-style-asian="normal" style:font-weight-asian="bold" style:font-size-complex="12pt" style:font-style-complex="normal" style:font-weight-complex="bold"/>
    </style:style>
    <style:style style:name="T260" style:family="text">
      <style:text-properties style:font-name="Liberation Serif" fo:font-size="12pt" fo:font-style="normal" fo:font-weight="bold" officeooo:rsid="00556bb9" style:font-size-asian="12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585d47" style:font-size-asian="12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5a02c8" style:font-size-asian="12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5c6c90" style:font-size-asian="12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630b34" style:font-size-asian="12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66a14a" style:font-size-asian="12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66e092" style:font-size-asian="12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68db36" style:font-size-asian="12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6a9808" style:font-size-asian="12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6d06f4" style:font-size-asian="12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90abb5" style:font-size-asian="12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8c18b3" style:font-size-asian="12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cf3ae9" style:font-size-asian="12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d2a7bf" style:font-size-asian="12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d64d8f" style:font-size-asian="12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d90270" style:font-size-asian="12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dd755e" style:font-size-asian="12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dfcd91" style:font-size-asian="12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e0010d" style:font-size-asian="12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e3650a" style:font-size-asian="12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e4905e" style:font-size-asian="12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e785ef" style:font-size-asian="12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e85d58" style:font-size-asian="12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e8f783" style:font-size-asian="12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eb4ac3" style:font-size-asian="12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fd6aff" style:font-size-asian="12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ffbb96" style:font-size-asian="12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1031235" style:font-size-asian="12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105b2bd" style:font-size-asian="12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105dd77" style:font-size-asian="12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1079003" style:font-size-asian="12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10938f2" style:font-size-asian="12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10bda38" style:font-size-asian="12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10e6428" style:font-size-asian="12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115d680" style:font-size-asian="12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11ac0b1" style:font-size-asian="12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11b9ba5" style:font-size-asian="12pt" style:font-style-asian="normal" style:font-weight-asian="bold" style:font-size-complex="12pt" style:font-style-complex="normal" style:font-weight-complex="bold"/>
    </style:style>
    <style:style style:name="T297" style:family="text">
      <style:text-properties style:font-name="Liberation Serif" fo:font-size="12pt" fo:font-style="normal" fo:font-weight="bold" officeooo:rsid="011d6692" style:font-size-asian="12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11f345d" style:font-size-asian="12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12113ee" style:font-size-asian="12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128022e" style:font-size-asian="12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12b0680" style:font-size-asian="12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12c2999" style:font-size-asian="12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12d3fd0" style:font-size-asian="12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12f326d" style:font-size-asian="12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13272b1" style:font-size-asian="12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1334d81" style:font-size-asian="12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13493c8" style:font-size-asian="12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141a9b4" style:font-size-asian="12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146a83c" style:font-size-asian="12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14f075f" style:font-size-asian="12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15281ce" style:font-size-asian="12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154b16e" style:font-size-asian="12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15aeed0" style:font-size-asian="12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163999d" style:font-size-asian="12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170e836" style:font-size-asian="12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17724bc" style:font-size-asian="12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18129fb" style:font-size-asian="12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18627e1" style:font-size-asian="12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190ac48" style:font-size-asian="12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1945a04" style:font-size-asian="12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19aa772" style:font-size-asian="12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19aeec6" style:font-size-asian="12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19f45c9" style:font-size-asian="12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1a22aa2" style:font-size-asian="12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1afdc68" style:font-size-asian="12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1f59007" style:font-size-asian="12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20de6c3" style:font-size-asian="12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20f31f3" style:font-size-asian="12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20fb7d0" style:font-size-asian="12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21087fc" style:font-size-asian="12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2256dc4" style:font-size-asian="12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22ae1d9" style:font-size-asian="12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2300547" style:font-size-asian="12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235066c" style:font-size-asian="12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34b571" style:font-size-asian="12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40e127" style:font-size-asian="12pt" style:font-style-asian="normal" style:font-weight-asian="bold" style:font-size-complex="12pt" style:font-style-complex="normal" style:font-weight-complex="bold"/>
    </style:style>
    <style:style style:name="T337" style:family="text">
      <style:text-properties style:font-name="Liberation Serif" fo:font-size="12pt" fo:font-style="normal" style:text-underline-style="solid" style:text-underline-type="double" style:text-underline-width="auto" style:text-underline-color="font-color" fo:font-weight="normal" officeooo:rsid="001a1891" style:font-size-asian="12pt" style:font-style-asian="normal" style:font-weight-asian="normal" style:font-size-complex="12pt" style:font-style-complex="normal" style:font-weight-complex="normal"/>
    </style:style>
    <style:style style:name="T338" style:family="text">
      <style:text-properties fo:color="#c9211e" style:font-name="Liberation Serif" fo:font-size="12pt" fo:font-style="normal" fo:font-weight="bold" officeooo:rsid="0017a2a0" style:font-size-asian="12pt" style:font-style-asian="normal" style:font-weight-asian="bold" style:font-size-complex="12pt" style:font-style-complex="normal" style:font-weight-complex="bold"/>
    </style:style>
    <style:style style:name="T339" style:family="text">
      <style:text-properties fo:color="#c9211e" style:font-name="Liberation Serif" fo:font-size="12pt" fo:font-style="normal" fo:font-weight="bold" officeooo:rsid="001ce252" style:font-size-asian="12pt" style:font-style-asian="normal" style:font-weight-asian="bold" style:font-size-complex="12pt" style:font-style-complex="normal" style:font-weight-complex="bold"/>
    </style:style>
    <style:style style:name="T340" style:family="text">
      <style:text-properties fo:color="#c9211e" style:font-name="Liberation Serif" fo:font-size="12pt" fo:font-style="normal" fo:font-weight="bold" officeooo:rsid="002a695e" style:font-size-asian="12pt" style:font-style-asian="normal" style:font-weight-asian="bold" style:font-size-complex="12pt" style:font-style-complex="normal" style:font-weight-complex="bold"/>
    </style:style>
    <style:style style:name="T341" style:family="text">
      <style:text-properties fo:color="#c9211e" style:font-name="Liberation Serif" fo:font-size="12pt" fo:font-style="normal" fo:font-weight="bold" officeooo:rsid="003081c0" style:font-size-asian="12pt" style:font-style-asian="normal" style:font-weight-asian="bold" style:font-size-complex="12pt" style:font-style-complex="normal" style:font-weight-complex="bold"/>
    </style:style>
    <style:style style:name="T342" style:family="text">
      <style:text-properties fo:color="#c9211e" style:font-name="Liberation Serif" fo:font-size="12pt" fo:font-style="normal" fo:font-weight="bold" officeooo:rsid="003eb521" style:font-size-asian="12pt" style:font-style-asian="normal" style:font-weight-asian="bold" style:font-size-complex="12pt" style:font-style-complex="normal" style:font-weight-complex="bold"/>
    </style:style>
    <style:style style:name="T343" style:family="text">
      <style:text-properties fo:color="#c9211e" style:font-name="Liberation Serif" fo:font-size="12pt" fo:font-style="normal" fo:font-weight="bold" officeooo:rsid="0040f514" style:font-size-asian="12pt" style:font-style-asian="normal" style:font-weight-asian="bold" style:font-size-complex="12pt" style:font-style-complex="normal" style:font-weight-complex="bold"/>
    </style:style>
    <style:style style:name="T344" style:family="text">
      <style:text-properties fo:color="#c9211e" style:font-name="Liberation Serif" fo:font-size="12pt" fo:font-style="normal" fo:font-weight="bold" officeooo:rsid="004a476e" style:font-size-asian="12pt" style:font-style-asian="normal" style:font-weight-asian="bold" style:font-size-complex="12pt" style:font-style-complex="normal" style:font-weight-complex="bold"/>
    </style:style>
    <style:style style:name="T345" style:family="text">
      <style:text-properties fo:color="#c9211e" style:font-name="Liberation Serif" fo:font-size="12pt" fo:font-style="normal" fo:font-weight="bold" officeooo:rsid="004af3fc" style:font-size-asian="12pt" style:font-style-asian="normal" style:font-weight-asian="bold" style:font-size-complex="12pt" style:font-style-complex="normal" style:font-weight-complex="bold"/>
    </style:style>
    <style:style style:name="T346" style:family="text">
      <style:text-properties fo:color="#c9211e" style:font-name="Liberation Serif" fo:font-size="12pt" fo:font-style="normal" fo:font-weight="bold" officeooo:rsid="005c6c90" style:font-size-asian="12pt" style:font-style-asian="normal" style:font-weight-asian="bold" style:font-size-complex="12pt" style:font-style-complex="normal" style:font-weight-complex="bold"/>
    </style:style>
    <style:style style:name="T347" style:family="text">
      <style:text-properties fo:color="#c9211e" style:font-name="Liberation Serif" fo:font-size="12pt" fo:font-style="normal" fo:font-weight="bold" officeooo:rsid="00630b34" style:font-size-asian="12pt" style:font-style-asian="normal" style:font-weight-asian="bold" style:font-size-complex="12pt" style:font-style-complex="normal" style:font-weight-complex="bold"/>
    </style:style>
    <style:style style:name="T348" style:family="text">
      <style:text-properties fo:color="#c9211e" style:font-name="Liberation Serif" fo:font-size="12pt" fo:font-style="normal" fo:font-weight="bold" officeooo:rsid="0066e092" style:font-size-asian="12pt" style:font-style-asian="normal" style:font-weight-asian="bold" style:font-size-complex="12pt" style:font-style-complex="normal" style:font-weight-complex="bold"/>
    </style:style>
    <style:style style:name="T349" style:family="text">
      <style:text-properties fo:color="#c9211e" style:font-name="Liberation Serif" fo:font-size="12pt" fo:font-style="normal" fo:font-weight="bold" officeooo:rsid="008c18b3" style:font-size-asian="12pt" style:font-style-asian="normal" style:font-weight-asian="bold" style:font-size-complex="12pt" style:font-style-complex="normal" style:font-weight-complex="bold"/>
    </style:style>
    <style:style style:name="T350" style:family="text">
      <style:text-properties fo:color="#c9211e" style:font-name="Liberation Serif" fo:font-size="12pt" fo:font-style="normal" fo:font-weight="bold" officeooo:rsid="00cf65f7" style:font-size-asian="12pt" style:font-style-asian="normal" style:font-weight-asian="bold" style:font-size-complex="12pt" style:font-style-complex="normal" style:font-weight-complex="bold"/>
    </style:style>
    <style:style style:name="T351" style:family="text">
      <style:text-properties fo:color="#c9211e" style:font-name="Liberation Serif" fo:font-size="12pt" fo:font-style="normal" fo:font-weight="bold" officeooo:rsid="00dd755e" style:font-size-asian="12pt" style:font-style-asian="normal" style:font-weight-asian="bold" style:font-size-complex="12pt" style:font-style-complex="normal" style:font-weight-complex="bold"/>
    </style:style>
    <style:style style:name="T352" style:family="text">
      <style:text-properties fo:color="#c9211e" style:font-name="Liberation Serif" fo:font-size="12pt" fo:font-style="normal" fo:font-weight="bold" officeooo:rsid="00e2058e" style:font-size-asian="12pt" style:font-style-asian="normal" style:font-weight-asian="bold" style:font-size-complex="12pt" style:font-style-complex="normal" style:font-weight-complex="bold"/>
    </style:style>
    <style:style style:name="T353" style:family="text">
      <style:text-properties fo:color="#c9211e" style:font-name="Liberation Serif" fo:font-size="12pt" fo:font-style="normal" fo:font-weight="bold" officeooo:rsid="00e2ca67" style:font-size-asian="12pt" style:font-style-asian="normal" style:font-weight-asian="bold" style:font-size-complex="12pt" style:font-style-complex="normal" style:font-weight-complex="bold"/>
    </style:style>
    <style:style style:name="T354" style:family="text">
      <style:text-properties fo:color="#c9211e" style:font-name="Liberation Serif" fo:font-size="12pt" fo:font-style="normal" fo:font-weight="bold" officeooo:rsid="00ffbb96" style:font-size-asian="12pt" style:font-style-asian="normal" style:font-weight-asian="bold" style:font-size-complex="12pt" style:font-style-complex="normal" style:font-weight-complex="bold"/>
    </style:style>
    <style:style style:name="T355" style:family="text">
      <style:text-properties fo:color="#c9211e" style:font-name="Liberation Serif" fo:font-size="12pt" fo:font-style="normal" fo:font-weight="bold" officeooo:rsid="010bda38" style:font-size-asian="12pt" style:font-style-asian="normal" style:font-weight-asian="bold" style:font-size-complex="12pt" style:font-style-complex="normal" style:font-weight-complex="bold"/>
    </style:style>
    <style:style style:name="T356" style:family="text">
      <style:text-properties fo:color="#c9211e" style:font-name="Liberation Serif" fo:font-size="12pt" fo:font-style="normal" fo:font-weight="bold" officeooo:rsid="0115d680" style:font-size-asian="12pt" style:font-style-asian="normal" style:font-weight-asian="bold" style:font-size-complex="12pt" style:font-style-complex="normal" style:font-weight-complex="bold"/>
    </style:style>
    <style:style style:name="T357" style:family="text">
      <style:text-properties fo:color="#c9211e" style:font-name="Liberation Serif" fo:font-size="12pt" fo:font-style="normal" fo:font-weight="bold" officeooo:rsid="0127a0d5" style:font-size-asian="12pt" style:font-style-asian="normal" style:font-weight-asian="bold" style:font-size-complex="12pt" style:font-style-complex="normal" style:font-weight-complex="bold"/>
    </style:style>
    <style:style style:name="T358" style:family="text">
      <style:text-properties fo:color="#c9211e" style:font-name="Liberation Serif" fo:font-size="12pt" fo:font-style="normal" fo:font-weight="bold" officeooo:rsid="0128022e" style:font-size-asian="12pt" style:font-style-asian="normal" style:font-weight-asian="bold" style:font-size-complex="12pt" style:font-style-complex="normal" style:font-weight-complex="bold"/>
    </style:style>
    <style:style style:name="T359" style:family="text">
      <style:text-properties fo:color="#c9211e" style:font-name="Liberation Serif" fo:font-size="12pt" fo:font-style="normal" fo:font-weight="bold" officeooo:rsid="014ae48e" style:font-size-asian="12pt" style:font-style-asian="normal" style:font-weight-asian="bold" style:font-size-complex="12pt" style:font-style-complex="normal" style:font-weight-complex="bold"/>
    </style:style>
    <style:style style:name="T360" style:family="text">
      <style:text-properties fo:color="#c9211e" style:font-name="Liberation Serif" fo:font-size="12pt" fo:font-style="normal" fo:font-weight="bold" officeooo:rsid="015281ce" style:font-size-asian="12pt" style:font-style-asian="normal" style:font-weight-asian="bold" style:font-size-complex="12pt" style:font-style-complex="normal" style:font-weight-complex="bold"/>
    </style:style>
    <style:style style:name="T361" style:family="text">
      <style:text-properties fo:color="#c9211e" style:font-name="Liberation Serif" fo:font-size="12pt" fo:font-style="normal" fo:font-weight="bold" officeooo:rsid="015db653" style:font-size-asian="12pt" style:font-style-asian="normal" style:font-weight-asian="bold" style:font-size-complex="12pt" style:font-style-complex="normal" style:font-weight-complex="bold"/>
    </style:style>
    <style:style style:name="T362" style:family="text">
      <style:text-properties fo:color="#c9211e" style:font-name="Liberation Serif" fo:font-size="12pt" fo:font-style="normal" fo:font-weight="bold" officeooo:rsid="0170e836" style:font-size-asian="12pt" style:font-style-asian="normal" style:font-weight-asian="bold" style:font-size-complex="12pt" style:font-style-complex="normal" style:font-weight-complex="bold"/>
    </style:style>
    <style:style style:name="T363" style:family="text">
      <style:text-properties fo:color="#c9211e" style:font-name="Liberation Serif" fo:font-size="12pt" fo:font-style="normal" fo:font-weight="bold" officeooo:rsid="018129fb" style:font-size-asian="12pt" style:font-style-asian="normal" style:font-weight-asian="bold" style:font-size-complex="12pt" style:font-style-complex="normal" style:font-weight-complex="bold"/>
    </style:style>
    <style:style style:name="T364" style:family="text">
      <style:text-properties fo:color="#c9211e" style:font-name="Liberation Serif" fo:font-size="12pt" fo:font-style="normal" fo:font-weight="bold" officeooo:rsid="0190ac48" style:font-size-asian="12pt" style:font-style-asian="normal" style:font-weight-asian="bold" style:font-size-complex="12pt" style:font-style-complex="normal" style:font-weight-complex="bold"/>
    </style:style>
    <style:style style:name="T365" style:family="text">
      <style:text-properties fo:color="#c9211e" style:font-name="Liberation Serif" fo:font-size="12pt" fo:font-style="normal" fo:font-weight="bold" officeooo:rsid="019aa772" style:font-size-asian="12pt" style:font-style-asian="normal" style:font-weight-asian="bold" style:font-size-complex="12pt" style:font-style-complex="normal" style:font-weight-complex="bold"/>
    </style:style>
    <style:style style:name="T366" style:family="text">
      <style:text-properties fo:color="#c9211e" style:font-name="Liberation Serif" fo:font-size="12pt" fo:font-style="normal" fo:font-weight="bold" officeooo:rsid="019f45c9" style:font-size-asian="12pt" style:font-style-asian="normal" style:font-weight-asian="bold" style:font-size-complex="12pt" style:font-style-complex="normal" style:font-weight-complex="bold"/>
    </style:style>
    <style:style style:name="T367" style:family="text">
      <style:text-properties fo:color="#c9211e" style:font-name="Liberation Serif" fo:font-size="12pt" fo:font-style="normal" fo:font-weight="bold" officeooo:rsid="01a5d9a9" style:font-size-asian="12pt" style:font-style-asian="normal" style:font-weight-asian="bold" style:font-size-complex="12pt" style:font-style-complex="normal" style:font-weight-complex="bold"/>
    </style:style>
    <style:style style:name="T368" style:family="text">
      <style:text-properties fo:color="#c9211e" style:font-name="Liberation Serif" fo:font-size="12pt" fo:font-style="normal" fo:font-weight="bold" officeooo:rsid="0093da46" style:font-size-asian="12pt" style:font-style-asian="normal" style:font-weight-asian="bold" style:font-size-complex="12pt" style:font-style-complex="normal" style:font-weight-complex="bold"/>
    </style:style>
    <style:style style:name="T369" style:family="text">
      <style:text-properties fo:color="#c9211e" style:font-name="Liberation Serif" fo:font-size="12pt" fo:font-style="normal" fo:font-weight="bold" officeooo:rsid="020de6c3" style:font-size-asian="12pt" style:font-style-asian="normal" style:font-weight-asian="bold" style:font-size-complex="12pt" style:font-style-complex="normal" style:font-weight-complex="bold"/>
    </style:style>
    <style:style style:name="T370" style:family="text">
      <style:text-properties fo:color="#c9211e" style:font-name="Liberation Serif" fo:font-size="12pt" fo:font-style="normal" fo:font-weight="bold" officeooo:rsid="02300547" style:font-size-asian="12pt" style:font-style-asian="normal" style:font-weight-asian="bold" style:font-size-complex="12pt" style:font-style-complex="normal" style:font-weight-complex="bold"/>
    </style:style>
    <style:style style:name="T371" style:family="text">
      <style:text-properties fo:color="#c9211e" style:font-name="Liberation Serif" fo:font-size="12pt" fo:font-style="normal" fo:font-weight="bold" officeooo:rsid="001eb6b6" style:font-size-asian="12pt" style:font-style-asian="normal" style:font-weight-asian="bold" style:font-size-complex="12pt" style:font-style-complex="normal" style:font-weight-complex="bold"/>
    </style:style>
    <style:style style:name="T372" style:family="text">
      <style:text-properties fo:color="#c9211e" style:font-name="Liberation Serif" fo:font-size="12pt" fo:font-style="normal" fo:font-weight="bold" officeooo:rsid="00411d84" style:font-size-asian="12pt" style:font-style-asian="normal" style:font-weight-asian="bold" style:font-size-complex="12pt" style:font-style-complex="normal" style:font-weight-complex="bold"/>
    </style:style>
    <style:style style:name="T373" style:family="text">
      <style:text-properties fo:color="#c9211e" style:font-name="Liberation Serif" fo:font-size="12pt" fo:font-style="normal" fo:font-weight="bold" officeooo:rsid="0249d746" style:font-size-asian="12pt" style:font-style-asian="normal" style:font-weight-asian="bold" style:font-size-complex="12pt" style:font-style-complex="normal" style:font-weight-complex="bold"/>
    </style:style>
    <style:style style:name="T374" style:family="text">
      <style:text-properties fo:color="#c9211e" style:font-name="Liberation Serif" fo:font-size="12pt" fo:font-style="normal" fo:font-weight="bold" officeooo:rsid="004561f4" style:font-size-asian="12pt" style:font-style-asian="normal" style:font-weight-asian="bold" style:font-size-complex="12pt" style:font-style-complex="normal" style:font-weight-complex="bold"/>
    </style:style>
    <style:style style:name="T375" style:family="text">
      <style:text-properties fo:color="#c9211e" style:font-name="Liberation Serif" fo:font-size="12pt" fo:font-style="normal" fo:font-weight="bold" officeooo:rsid="00465534" style:font-size-asian="12pt" style:font-style-asian="normal" style:font-weight-asian="bold" style:font-size-complex="12pt" style:font-style-complex="normal" style:font-weight-complex="bold"/>
    </style:style>
    <style:style style:name="T376" style:family="text">
      <style:text-properties fo:color="#c9211e" style:font-name="Liberation Serif" fo:font-size="12pt" fo:font-style="normal" fo:font-weight="bold" officeooo:rsid="013f01f6" style:font-size-asian="12pt" style:font-style-asian="normal" style:font-weight-asian="bold" style:font-size-complex="12pt" style:font-style-complex="normal" style:font-weight-complex="bold"/>
    </style:style>
    <style:style style:name="T377" style:family="text">
      <style:text-properties fo:color="#c9211e" style:font-name="Liberation Serif" fo:font-size="12pt" fo:font-style="normal" fo:font-weight="bold" officeooo:rsid="026ca007" style:font-size-asian="12pt" style:font-style-asian="normal" style:font-weight-asian="bold" style:font-size-complex="12pt" style:font-style-complex="normal" style:font-weight-complex="bold"/>
    </style:style>
    <style:style style:name="T378" style:family="text">
      <style:text-properties fo:color="#c9211e" style:font-name="Liberation Serif" fo:font-size="12pt" fo:font-style="normal" fo:font-weight="bold" officeooo:rsid="01334d81" style:font-size-asian="12pt" style:font-style-asian="normal" style:font-weight-asian="bold" style:font-size-complex="12pt" style:font-style-complex="normal" style:font-weight-complex="bold"/>
    </style:style>
    <style:style style:name="T379" style:family="text">
      <style:text-properties fo:color="#c9211e" style:font-name="Liberation Serif" fo:font-size="12pt" fo:font-style="normal" style:text-underline-style="none" fo:font-weight="bold" officeooo:rsid="01c66593" style:font-size-asian="12pt" style:font-style-asian="normal" style:font-weight-asian="bold" style:font-size-complex="12pt" style:font-style-complex="normal" style:font-weight-complex="bold"/>
    </style:style>
    <style:style style:name="T380" style:family="text">
      <style:text-properties fo:color="#c9211e" style:font-name="Liberation Serif" fo:font-size="12pt" fo:font-style="normal" style:text-underline-style="none" fo:font-weight="bold" officeooo:rsid="01cad5cd" style:font-size-asian="12pt" style:font-style-asian="normal" style:font-weight-asian="bold" style:font-size-complex="12pt" style:font-style-complex="normal" style:font-weight-complex="bold"/>
    </style:style>
    <style:style style:name="T381" style:family="text">
      <style:text-properties fo:color="#c9211e" style:font-name="Liberation Serif" fo:font-size="12pt" fo:font-style="normal" style:text-underline-style="none" fo:font-weight="bold" officeooo:rsid="00b5da8d" style:font-size-asian="12pt" style:font-style-asian="normal" style:font-weight-asian="bold" style:font-size-complex="12pt" style:font-style-complex="normal" style:font-weight-complex="bold"/>
    </style:style>
    <style:style style:name="T382" style:family="text">
      <style:text-properties fo:color="#c9211e" style:font-name="Liberation Serif" fo:font-size="12pt" fo:font-style="normal" style:text-underline-style="none" fo:font-weight="bold" officeooo:rsid="01d60a57" style:font-size-asian="12pt" style:font-style-asian="normal" style:font-weight-asian="bold" style:font-size-complex="12pt" style:font-style-complex="normal" style:font-weight-complex="bold"/>
    </style:style>
    <style:style style:name="T383" style:family="text">
      <style:text-properties fo:color="#c9211e" style:font-name="Liberation Serif" fo:font-size="12pt" fo:font-style="normal" style:text-underline-style="none" fo:font-weight="bold" officeooo:rsid="01ddd4a9" style:font-size-asian="12pt" style:font-style-asian="normal" style:font-weight-asian="bold" style:font-size-complex="12pt" style:font-style-complex="normal" style:font-weight-complex="bold"/>
    </style:style>
    <style:style style:name="T384" style:family="text">
      <style:text-properties fo:color="#c9211e" style:font-name="Liberation Serif" fo:font-size="12pt" fo:font-style="normal" style:text-underline-style="none" fo:font-weight="bold" officeooo:rsid="01e5e69a" style:font-size-asian="12pt" style:font-style-asian="normal" style:font-weight-asian="bold" style:font-size-complex="12pt" style:font-style-complex="normal" style:font-weight-complex="bold"/>
    </style:style>
    <style:style style:name="T385" style:family="text">
      <style:text-properties fo:color="#c9211e" style:font-name="Liberation Serif" fo:font-size="12pt" fo:font-style="normal" style:text-underline-style="none" fo:font-weight="bold" officeooo:rsid="01f3c3c4" style:font-size-asian="12pt" style:font-style-asian="normal" style:font-weight-asian="bold" style:font-size-complex="12pt" style:font-style-complex="normal" style:font-weight-complex="bold"/>
    </style:style>
    <style:style style:name="T386" style:family="text">
      <style:text-properties fo:color="#c9211e" style:font-name="Liberation Serif" fo:font-size="12pt" fo:font-style="normal" style:text-underline-style="none" fo:font-weight="bold" officeooo:rsid="02009190" style:font-size-asian="12pt" style:font-style-asian="normal" style:font-weight-asian="bold" style:font-size-complex="12pt" style:font-style-complex="normal" style:font-weight-complex="bold"/>
    </style:style>
    <style:style style:name="T387" style:family="text">
      <style:text-properties fo:color="#c9211e" fo:font-weight="bold" officeooo:rsid="006d8c10" style:font-weight-asian="bold" style:font-weight-complex="bold"/>
    </style:style>
    <style:style style:name="T388" style:family="text">
      <style:text-properties fo:color="#c9211e" fo:font-weight="bold" officeooo:rsid="006ec508" style:font-weight-asian="bold" style:font-weight-complex="bold"/>
    </style:style>
    <style:style style:name="T389" style:family="text">
      <style:text-properties fo:color="#c9211e" fo:font-weight="bold" officeooo:rsid="00767d5b" style:font-weight-asian="bold" style:font-weight-complex="bold"/>
    </style:style>
    <style:style style:name="T390" style:family="text">
      <style:text-properties fo:color="#c9211e" fo:font-weight="bold" officeooo:rsid="0080cb0e" style:font-weight-asian="bold" style:font-weight-complex="bold"/>
    </style:style>
    <style:style style:name="T391" style:family="text">
      <style:text-properties fo:color="#c9211e" fo:font-weight="normal" officeooo:rsid="006d8c10" style:font-weight-asian="normal" style:font-weight-complex="normal"/>
    </style:style>
    <style:style style:name="T392" style:family="text">
      <style:text-properties fo:color="#c9211e" fo:font-style="normal" fo:font-weight="bold" officeooo:rsid="00885c80" style:font-style-asian="normal" style:font-weight-asian="bold" style:font-style-complex="normal" style:font-weight-complex="bold"/>
    </style:style>
    <style:style style:name="T393" style:family="text">
      <style:text-properties fo:color="#c9211e" fo:font-style="normal" fo:font-weight="bold" officeooo:rsid="00920310" style:font-style-asian="normal" style:font-weight-asian="bold" style:font-style-complex="normal" style:font-weight-complex="bold"/>
    </style:style>
    <style:style style:name="T394" style:family="text">
      <style:text-properties fo:color="#c9211e" fo:font-style="normal" fo:font-weight="bold" officeooo:rsid="009783d7" style:font-style-asian="normal" style:font-weight-asian="bold" style:font-style-complex="normal" style:font-weight-complex="bold"/>
    </style:style>
    <style:style style:name="T395" style:family="text">
      <style:text-properties fo:color="#c9211e" fo:font-style="normal" fo:font-weight="bold" officeooo:rsid="009f34dc" style:font-style-asian="normal" style:font-weight-asian="bold" style:font-style-complex="normal" style:font-weight-complex="bold"/>
    </style:style>
    <style:style style:name="T396" style:family="text">
      <style:text-properties fo:color="#c9211e" fo:font-style="normal" fo:font-weight="bold" officeooo:rsid="009b925a" style:font-style-asian="normal" style:font-weight-asian="bold" style:font-style-complex="normal" style:font-weight-complex="bold"/>
    </style:style>
    <style:style style:name="T397" style:family="text">
      <style:text-properties fo:color="#c9211e" fo:font-style="normal" fo:font-weight="bold" officeooo:rsid="00a70815" style:font-style-asian="normal" style:font-weight-asian="bold" style:font-style-complex="normal" style:font-weight-complex="bold"/>
    </style:style>
    <style:style style:name="T398" style:family="text">
      <style:text-properties fo:color="#c9211e" fo:font-style="normal" fo:font-weight="normal" officeooo:rsid="009b925a" style:font-style-asian="normal" style:font-weight-asian="normal" style:font-style-complex="normal" style:font-weight-complex="normal"/>
    </style:style>
    <style:style style:name="T399" style:family="text">
      <style:text-properties fo:color="#c9211e" fo:font-style="normal" style:text-underline-style="none" fo:font-weight="bold" officeooo:rsid="00af5b2f" style:font-style-asian="normal" style:font-weight-asian="bold" style:font-style-complex="normal" style:font-weight-complex="bold"/>
    </style:style>
    <style:style style:name="T400" style:family="text">
      <style:text-properties fo:color="#c9211e" fo:font-style="normal" style:text-underline-style="none" fo:font-weight="bold" officeooo:rsid="00b5da8d" style:font-style-asian="normal" style:font-weight-asian="bold" style:font-style-complex="normal" style:font-weight-complex="bold"/>
    </style:style>
    <style:style style:name="T401" style:family="text">
      <style:text-properties fo:color="#c9211e" fo:font-style="normal" style:text-underline-style="none" fo:font-weight="bold" officeooo:rsid="00c06ee4" style:font-style-asian="normal" style:font-weight-asian="bold" style:font-style-complex="normal" style:font-weight-complex="bold"/>
    </style:style>
    <style:style style:name="T402" style:family="text">
      <style:text-properties fo:color="#c9211e" fo:font-style="normal" style:text-underline-style="none" fo:font-weight="bold" officeooo:rsid="0250a4fe" style:font-style-asian="normal" style:font-weight-asian="bold" style:font-style-complex="normal" style:font-weight-complex="bold"/>
    </style:style>
    <style:style style:name="T403" style:family="text">
      <style:text-properties fo:color="#c9211e" fo:font-style="italic" style:text-underline-style="solid" style:text-underline-width="auto" style:text-underline-color="font-color" officeooo:rsid="025c6e13" style:font-style-asian="italic" style:font-style-complex="italic"/>
    </style:style>
    <style:style style:name="T404" style:family="text">
      <style:text-properties fo:font-weight="normal" officeooo:rsid="006dfca1" style:font-weight-asian="normal" style:font-weight-complex="normal"/>
    </style:style>
    <style:style style:name="T405" style:family="text">
      <style:text-properties fo:font-weight="normal" officeooo:rsid="006e3db9" style:font-weight-asian="normal" style:font-weight-complex="normal"/>
    </style:style>
    <style:style style:name="T406" style:family="text">
      <style:text-properties fo:font-weight="normal" officeooo:rsid="006ec508" style:font-weight-asian="normal" style:font-weight-complex="normal"/>
    </style:style>
    <style:style style:name="T407" style:family="text">
      <style:text-properties fo:font-weight="normal" officeooo:rsid="0074438d" style:font-weight-asian="normal" style:font-weight-complex="normal"/>
    </style:style>
    <style:style style:name="T408" style:family="text">
      <style:text-properties fo:font-weight="normal" officeooo:rsid="00752a88" style:font-weight-asian="normal" style:font-weight-complex="normal"/>
    </style:style>
    <style:style style:name="T409" style:family="text">
      <style:text-properties fo:font-weight="normal" officeooo:rsid="00767d5b" style:font-weight-asian="normal" style:font-weight-complex="normal"/>
    </style:style>
    <style:style style:name="T410" style:family="text">
      <style:text-properties fo:font-weight="normal" officeooo:rsid="007cf27d" style:font-weight-asian="normal" style:font-weight-complex="normal"/>
    </style:style>
    <style:style style:name="T411" style:family="text">
      <style:text-properties fo:font-weight="normal" officeooo:rsid="0080af04" style:font-weight-asian="normal" style:font-weight-complex="normal"/>
    </style:style>
    <style:style style:name="T412" style:family="text">
      <style:text-properties fo:font-weight="normal" officeooo:rsid="0081c66a" style:font-weight-asian="normal" style:font-weight-complex="normal"/>
    </style:style>
    <style:style style:name="T413" style:family="text">
      <style:text-properties fo:font-weight="normal" officeooo:rsid="0083f346" style:font-weight-asian="normal" style:font-weight-complex="normal"/>
    </style:style>
    <style:style style:name="T414" style:family="text">
      <style:text-properties fo:font-weight="normal" officeooo:rsid="00874df2" style:font-weight-asian="normal" style:font-weight-complex="normal"/>
    </style:style>
    <style:style style:name="T415" style:family="text">
      <style:text-properties fo:font-weight="normal" officeooo:rsid="0087e3ab" style:font-weight-asian="normal" style:font-weight-complex="normal"/>
    </style:style>
    <style:style style:name="T416" style:family="text">
      <style:text-properties fo:font-weight="normal" officeooo:rsid="00882638" style:font-weight-asian="normal" style:font-weight-complex="normal"/>
    </style:style>
    <style:style style:name="T417" style:family="text">
      <style:text-properties fo:font-weight="normal" officeooo:rsid="02185672" style:font-weight-asian="normal" style:font-weight-complex="normal"/>
    </style:style>
    <style:style style:name="T418" style:family="text">
      <style:text-properties fo:font-weight="normal" officeooo:rsid="024c1fe4" style:font-weight-asian="normal" style:font-weight-complex="normal"/>
    </style:style>
    <style:style style:name="T419" style:family="text">
      <style:text-properties fo:font-weight="bold" officeooo:rsid="0071d402" style:font-weight-asian="bold" style:font-weight-complex="bold"/>
    </style:style>
    <style:style style:name="T420" style:family="text">
      <style:text-properties fo:font-weight="bold" officeooo:rsid="00767d5b" style:font-weight-asian="bold" style:font-weight-complex="bold"/>
    </style:style>
    <style:style style:name="T421" style:family="text">
      <style:text-properties fo:font-weight="bold" officeooo:rsid="007a833d" style:font-weight-asian="bold" style:font-weight-complex="bold"/>
    </style:style>
    <style:style style:name="T422" style:family="text">
      <style:text-properties fo:font-weight="bold" officeooo:rsid="007d6e6f" style:font-weight-asian="bold" style:font-weight-complex="bold"/>
    </style:style>
    <style:style style:name="T423" style:family="text">
      <style:text-properties fo:font-weight="bold" officeooo:rsid="00807684" style:font-weight-asian="bold" style:font-weight-complex="bold"/>
    </style:style>
    <style:style style:name="T424" style:family="text">
      <style:text-properties fo:font-weight="bold" officeooo:rsid="0080cb0e" style:font-weight-asian="bold" style:font-weight-complex="bold"/>
    </style:style>
    <style:style style:name="T425" style:family="text">
      <style:text-properties fo:font-weight="bold" officeooo:rsid="00829c01" style:font-weight-asian="bold" style:font-weight-complex="bold"/>
    </style:style>
    <style:style style:name="T426" style:family="text">
      <style:text-properties fo:font-weight="bold" officeooo:rsid="00861b84" style:font-weight-asian="bold" style:font-weight-complex="bold"/>
    </style:style>
    <style:style style:name="T427" style:family="text">
      <style:text-properties fo:font-style="italic" fo:font-weight="normal" officeooo:rsid="0087e3ab" style:font-style-asian="italic" style:font-weight-asian="normal" style:font-style-complex="italic" style:font-weight-complex="normal"/>
    </style:style>
    <style:style style:name="T428" style:family="text">
      <style:text-properties fo:font-style="italic" fo:font-weight="normal" officeooo:rsid="00882638" style:font-style-asian="italic" style:font-weight-asian="normal" style:font-style-complex="italic" style:font-weight-complex="normal"/>
    </style:style>
    <style:style style:name="T429" style:family="text">
      <style:text-properties fo:font-style="italic" fo:font-weight="normal" officeooo:rsid="0099269d" style:font-style-asian="italic" style:font-weight-asian="normal" style:font-style-complex="italic" style:font-weight-complex="normal"/>
    </style:style>
    <style:style style:name="T430" style:family="text">
      <style:text-properties fo:font-style="italic" fo:font-weight="normal" officeooo:rsid="009ae6e9" style:font-style-asian="italic" style:font-weight-asian="normal" style:font-style-complex="italic" style:font-weight-complex="normal"/>
    </style:style>
    <style:style style:name="T431" style:family="text">
      <style:text-properties fo:font-style="italic" fo:font-weight="normal" officeooo:rsid="024c1fe4" style:font-style-asian="italic" style:font-weight-asian="normal" style:font-style-complex="italic" style:font-weight-complex="normal"/>
    </style:style>
    <style:style style:name="T432" style:family="text">
      <style:text-properties fo:font-style="italic" style:text-underline-style="solid" style:text-underline-width="auto" style:text-underline-color="font-color" officeooo:rsid="025c6e13" style:font-style-asian="italic" style:font-style-complex="italic"/>
    </style:style>
    <style:style style:name="T433" style:family="text">
      <style:text-properties fo:font-style="normal" fo:font-weight="normal" officeooo:rsid="00882638" style:font-style-asian="normal" style:font-weight-asian="normal" style:font-style-complex="normal" style:font-weight-complex="normal"/>
    </style:style>
    <style:style style:name="T434" style:family="text">
      <style:text-properties fo:font-style="normal" fo:font-weight="normal" officeooo:rsid="00885c80" style:font-style-asian="normal" style:font-weight-asian="normal" style:font-style-complex="normal" style:font-weight-complex="normal"/>
    </style:style>
    <style:style style:name="T435" style:family="text">
      <style:text-properties fo:font-style="normal" fo:font-weight="normal" officeooo:rsid="008c18b3" style:font-style-asian="normal" style:font-weight-asian="normal" style:font-style-complex="normal" style:font-weight-complex="normal"/>
    </style:style>
    <style:style style:name="T436" style:family="text">
      <style:text-properties fo:font-style="normal" fo:font-weight="normal" officeooo:rsid="008f84c7" style:font-style-asian="normal" style:font-weight-asian="normal" style:font-style-complex="normal" style:font-weight-complex="normal"/>
    </style:style>
    <style:style style:name="T437" style:family="text">
      <style:text-properties fo:font-style="normal" fo:font-weight="normal" officeooo:rsid="0091dbef" style:font-style-asian="normal" style:font-weight-asian="normal" style:font-style-complex="normal" style:font-weight-complex="normal"/>
    </style:style>
    <style:style style:name="T438" style:family="text">
      <style:text-properties fo:font-style="normal" fo:font-weight="normal" officeooo:rsid="0093da46" style:font-style-asian="normal" style:font-weight-asian="normal" style:font-style-complex="normal" style:font-weight-complex="normal"/>
    </style:style>
    <style:style style:name="T439" style:family="text">
      <style:text-properties fo:font-style="normal" fo:font-weight="normal" officeooo:rsid="0099269d" style:font-style-asian="normal" style:font-weight-asian="normal" style:font-style-complex="normal" style:font-weight-complex="normal"/>
    </style:style>
    <style:style style:name="T440" style:family="text">
      <style:text-properties fo:font-style="normal" fo:font-weight="normal" officeooo:rsid="009ae6e9" style:font-style-asian="normal" style:font-weight-asian="normal" style:font-style-complex="normal" style:font-weight-complex="normal"/>
    </style:style>
    <style:style style:name="T441" style:family="text">
      <style:text-properties fo:font-style="normal" fo:font-weight="normal" officeooo:rsid="009b925a" style:font-style-asian="normal" style:font-weight-asian="normal" style:font-style-complex="normal" style:font-weight-complex="normal"/>
    </style:style>
    <style:style style:name="T442" style:family="text">
      <style:text-properties fo:font-style="normal" fo:font-weight="normal" officeooo:rsid="01a7ca35" style:font-style-asian="normal" style:font-weight-asian="normal" style:font-style-complex="normal" style:font-weight-complex="normal"/>
    </style:style>
    <style:style style:name="T443" style:family="text">
      <style:text-properties fo:font-style="normal" fo:font-weight="normal" officeooo:rsid="01a92ac2" style:font-style-asian="normal" style:font-weight-asian="normal" style:font-style-complex="normal" style:font-weight-complex="normal"/>
    </style:style>
    <style:style style:name="T444" style:family="text">
      <style:text-properties fo:font-style="normal" fo:font-weight="normal" officeooo:rsid="01aa66ec" style:font-style-asian="normal" style:font-weight-asian="normal" style:font-style-complex="normal" style:font-weight-complex="normal"/>
    </style:style>
    <style:style style:name="T445" style:family="text">
      <style:text-properties fo:font-style="normal" fo:font-weight="normal" officeooo:rsid="02161e2f" style:font-style-asian="normal" style:font-weight-asian="normal" style:font-style-complex="normal" style:font-weight-complex="normal"/>
    </style:style>
    <style:style style:name="T446" style:family="text">
      <style:text-properties fo:font-style="normal" fo:font-weight="normal" officeooo:rsid="024d15ad" style:font-style-asian="normal" style:font-weight-asian="normal" style:font-style-complex="normal" style:font-weight-complex="normal"/>
    </style:style>
    <style:style style:name="T447" style:family="text">
      <style:text-properties fo:font-style="normal" fo:font-weight="bold" officeooo:rsid="00885c80" style:font-style-asian="normal" style:font-weight-asian="bold" style:font-style-complex="normal" style:font-weight-complex="bold"/>
    </style:style>
    <style:style style:name="T448" style:family="text">
      <style:text-properties fo:font-style="normal" fo:font-weight="bold" officeooo:rsid="00893bae" style:font-style-asian="normal" style:font-weight-asian="bold" style:font-style-complex="normal" style:font-weight-complex="bold"/>
    </style:style>
    <style:style style:name="T449" style:family="text">
      <style:text-properties fo:font-style="normal" fo:font-weight="bold" officeooo:rsid="008a7b52" style:font-style-asian="normal" style:font-weight-asian="bold" style:font-style-complex="normal" style:font-weight-complex="bold"/>
    </style:style>
    <style:style style:name="T450" style:family="text">
      <style:text-properties fo:font-style="normal" fo:font-weight="bold" officeooo:rsid="008c18b3" style:font-style-asian="normal" style:font-weight-asian="bold" style:font-style-complex="normal" style:font-weight-complex="bold"/>
    </style:style>
    <style:style style:name="T451" style:family="text">
      <style:text-properties fo:font-style="normal" fo:font-weight="bold" officeooo:rsid="00807684" style:font-style-asian="normal" style:font-weight-asian="bold" style:font-style-complex="normal" style:font-weight-complex="bold"/>
    </style:style>
    <style:style style:name="T452" style:family="text">
      <style:text-properties fo:font-style="normal" fo:font-weight="bold" officeooo:rsid="0080af04" style:font-style-asian="normal" style:font-weight-asian="bold" style:font-style-complex="normal" style:font-weight-complex="bold"/>
    </style:style>
    <style:style style:name="T453" style:family="text">
      <style:text-properties fo:font-style="normal" fo:font-weight="bold" officeooo:rsid="008e07be" style:font-style-asian="normal" style:font-weight-asian="bold" style:font-style-complex="normal" style:font-weight-complex="bold"/>
    </style:style>
    <style:style style:name="T454" style:family="text">
      <style:text-properties fo:font-style="normal" fo:font-weight="bold" officeooo:rsid="009004bb" style:font-style-asian="normal" style:font-weight-asian="bold" style:font-style-complex="normal" style:font-weight-complex="bold"/>
    </style:style>
    <style:style style:name="T455" style:family="text">
      <style:text-properties fo:font-style="normal" fo:font-weight="bold" officeooo:rsid="0090abb5" style:font-style-asian="normal" style:font-weight-asian="bold" style:font-style-complex="normal" style:font-weight-complex="bold"/>
    </style:style>
    <style:style style:name="T456" style:family="text">
      <style:text-properties fo:font-style="normal" fo:font-weight="bold" officeooo:rsid="00920310" style:font-style-asian="normal" style:font-weight-asian="bold" style:font-style-complex="normal" style:font-weight-complex="bold"/>
    </style:style>
    <style:style style:name="T457" style:family="text">
      <style:text-properties fo:font-style="normal" fo:font-weight="bold" officeooo:rsid="0093da46" style:font-style-asian="normal" style:font-weight-asian="bold" style:font-style-complex="normal" style:font-weight-complex="bold"/>
    </style:style>
    <style:style style:name="T458" style:family="text">
      <style:text-properties fo:font-style="normal" fo:font-weight="bold" officeooo:rsid="009783d7" style:font-style-asian="normal" style:font-weight-asian="bold" style:font-style-complex="normal" style:font-weight-complex="bold"/>
    </style:style>
    <style:style style:name="T459" style:family="text">
      <style:text-properties officeooo:rsid="006d8c10"/>
    </style:style>
    <style:style style:name="T460" style:family="text">
      <style:text-properties fo:color="#000000" fo:font-style="normal" fo:font-weight="bold" officeooo:rsid="009783d7" style:font-style-asian="normal" style:font-weight-asian="bold" style:font-style-complex="normal" style:font-weight-complex="bold"/>
    </style:style>
    <style:style style:name="T461" style:family="text">
      <style:text-properties fo:color="#000000" fo:font-style="normal" fo:font-weight="bold" officeooo:rsid="009d54e2" style:font-style-asian="normal" style:font-weight-asian="bold" style:font-style-complex="normal" style:font-weight-complex="bold"/>
    </style:style>
    <style:style style:name="T462" style:family="text">
      <style:text-properties fo:color="#000000" fo:font-style="normal" fo:font-weight="bold" officeooo:rsid="009f34dc" style:font-style-asian="normal" style:font-weight-asian="bold" style:font-style-complex="normal" style:font-weight-complex="bold"/>
    </style:style>
    <style:style style:name="T463" style:family="text">
      <style:text-properties fo:color="#000000" fo:font-style="normal" fo:font-weight="bold" officeooo:rsid="00a1cc65" style:font-style-asian="normal" style:font-weight-asian="bold" style:font-style-complex="normal" style:font-weight-complex="bold"/>
    </style:style>
    <style:style style:name="T464" style:family="text">
      <style:text-properties fo:color="#000000" fo:font-style="normal" fo:font-weight="bold" officeooo:rsid="00a70815" style:font-style-asian="normal" style:font-weight-asian="bold" style:font-style-complex="normal" style:font-weight-complex="bold"/>
    </style:style>
    <style:style style:name="T465" style:family="text">
      <style:text-properties fo:color="#000000" fo:font-style="normal" fo:font-weight="bold" officeooo:rsid="00a7dbc6" style:font-style-asian="normal" style:font-weight-asian="bold" style:font-style-complex="normal" style:font-weight-complex="bold"/>
    </style:style>
    <style:style style:name="T466" style:family="text">
      <style:text-properties fo:color="#000000" fo:font-style="normal" fo:font-weight="bold" officeooo:rsid="00aaa950" style:font-style-asian="normal" style:font-weight-asian="bold" style:font-style-complex="normal" style:font-weight-complex="bold"/>
    </style:style>
    <style:style style:name="T467" style:family="text">
      <style:text-properties fo:color="#000000" fo:font-style="normal" fo:font-weight="normal" officeooo:rsid="00a10b91" style:font-style-asian="normal" style:font-weight-asian="normal" style:font-style-complex="normal" style:font-weight-complex="normal"/>
    </style:style>
    <style:style style:name="T468" style:family="text">
      <style:text-properties fo:color="#000000" fo:font-style="normal" fo:font-weight="normal" officeooo:rsid="00a3b6af" style:font-style-asian="normal" style:font-weight-asian="normal" style:font-style-complex="normal" style:font-weight-complex="normal"/>
    </style:style>
    <style:style style:name="T469" style:family="text">
      <style:text-properties fo:color="#000000" fo:font-style="normal" fo:font-weight="normal" officeooo:rsid="00a57d90" style:font-style-asian="normal" style:font-weight-asian="normal" style:font-style-complex="normal" style:font-weight-complex="normal"/>
    </style:style>
    <style:style style:name="T470" style:family="text">
      <style:text-properties fo:color="#000000" fo:font-style="normal" fo:font-weight="normal" officeooo:rsid="00a70815" style:font-style-asian="normal" style:font-weight-asian="normal" style:font-style-complex="normal" style:font-weight-complex="normal"/>
    </style:style>
    <style:style style:name="T471" style:family="text">
      <style:text-properties fo:color="#000000" fo:font-style="normal" fo:font-weight="normal" officeooo:rsid="00a9bef0" style:font-style-asian="normal" style:font-weight-asian="normal" style:font-style-complex="normal" style:font-weight-complex="normal"/>
    </style:style>
    <style:style style:name="T472" style:family="text">
      <style:text-properties fo:color="#000000" fo:font-style="normal" fo:font-weight="normal" officeooo:rsid="024e5ab2" style:font-style-asian="normal" style:font-weight-asian="normal" style:font-style-complex="normal" style:font-weight-complex="normal"/>
    </style:style>
    <style:style style:name="T473" style:family="text">
      <style:text-properties fo:color="#000000" fo:font-style="normal" style:text-underline-style="none" fo:font-weight="normal" officeooo:rsid="00ad80f9" style:font-style-asian="normal" style:font-weight-asian="normal" style:font-style-complex="normal" style:font-weight-complex="normal"/>
    </style:style>
    <style:style style:name="T474" style:family="text">
      <style:text-properties fo:color="#000000" fo:font-style="normal" style:text-underline-style="none" fo:font-weight="normal" officeooo:rsid="00ae4d6d" style:font-style-asian="normal" style:font-weight-asian="normal" style:font-style-complex="normal" style:font-weight-complex="normal"/>
    </style:style>
    <style:style style:name="T475" style:family="text">
      <style:text-properties fo:color="#000000" fo:font-style="normal" style:text-underline-style="none" fo:font-weight="normal" officeooo:rsid="00af5b2f" style:font-style-asian="normal" style:font-weight-asian="normal" style:font-style-complex="normal" style:font-weight-complex="normal"/>
    </style:style>
    <style:style style:name="T476" style:family="text">
      <style:text-properties fo:color="#000000" fo:font-style="normal" style:text-underline-style="none" fo:font-weight="normal" officeooo:rsid="00b30875" style:font-style-asian="normal" style:font-weight-asian="normal" style:font-style-complex="normal" style:font-weight-complex="normal"/>
    </style:style>
    <style:style style:name="T477" style:family="text">
      <style:text-properties fo:color="#000000" fo:font-style="normal" style:text-underline-style="none" fo:font-weight="normal" officeooo:rsid="00b4d6a5" style:font-style-asian="normal" style:font-weight-asian="normal" style:font-style-complex="normal" style:font-weight-complex="normal"/>
    </style:style>
    <style:style style:name="T478" style:family="text">
      <style:text-properties fo:color="#000000" fo:font-style="normal" style:text-underline-style="none" fo:font-weight="normal" officeooo:rsid="00b5da8d" style:font-style-asian="normal" style:font-weight-asian="normal" style:font-style-complex="normal" style:font-weight-complex="normal"/>
    </style:style>
    <style:style style:name="T479" style:family="text">
      <style:text-properties fo:color="#000000" fo:font-style="normal" style:text-underline-style="none" fo:font-weight="normal" officeooo:rsid="00bb6473" style:font-style-asian="normal" style:font-weight-asian="normal" style:font-style-complex="normal" style:font-weight-complex="normal"/>
    </style:style>
    <style:style style:name="T480" style:family="text">
      <style:text-properties fo:color="#000000" fo:font-style="normal" style:text-underline-style="none" fo:font-weight="normal" officeooo:rsid="00bd466b" style:font-style-asian="normal" style:font-weight-asian="normal" style:font-style-complex="normal" style:font-weight-complex="normal"/>
    </style:style>
    <style:style style:name="T481" style:family="text">
      <style:text-properties fo:color="#000000" fo:font-style="normal" style:text-underline-style="none" fo:font-weight="normal" officeooo:rsid="00bf663e" style:font-style-asian="normal" style:font-weight-asian="normal" style:font-style-complex="normal" style:font-weight-complex="normal"/>
    </style:style>
    <style:style style:name="T482" style:family="text">
      <style:text-properties fo:color="#000000" fo:font-style="normal" style:text-underline-style="none" fo:font-weight="normal" officeooo:rsid="00c0303a" style:font-style-asian="normal" style:font-weight-asian="normal" style:font-style-complex="normal" style:font-weight-complex="normal"/>
    </style:style>
    <style:style style:name="T483" style:family="text">
      <style:text-properties fo:color="#000000" fo:font-style="normal" style:text-underline-style="none" fo:font-weight="normal" officeooo:rsid="00c06ee4" style:font-style-asian="normal" style:font-weight-asian="normal" style:font-style-complex="normal" style:font-weight-complex="normal"/>
    </style:style>
    <style:style style:name="T484" style:family="text">
      <style:text-properties fo:color="#000000" fo:font-style="normal" style:text-underline-style="none" fo:font-weight="normal" officeooo:rsid="00c11c82" style:font-style-asian="normal" style:font-weight-asian="normal" style:font-style-complex="normal" style:font-weight-complex="normal"/>
    </style:style>
    <style:style style:name="T485" style:family="text">
      <style:text-properties fo:color="#000000" fo:font-style="normal" style:text-underline-style="none" fo:font-weight="normal" officeooo:rsid="00c47296" style:font-style-asian="normal" style:font-weight-asian="normal" style:font-style-complex="normal" style:font-weight-complex="normal"/>
    </style:style>
    <style:style style:name="T486" style:family="text">
      <style:text-properties fo:color="#000000" fo:font-style="normal" style:text-underline-style="none" fo:font-weight="normal" officeooo:rsid="00c4c72b" style:font-style-asian="normal" style:font-weight-asian="normal" style:font-style-complex="normal" style:font-weight-complex="normal"/>
    </style:style>
    <style:style style:name="T487" style:family="text">
      <style:text-properties fo:color="#000000" fo:font-style="normal" style:text-underline-style="none" fo:font-weight="normal" officeooo:rsid="0093da46" style:font-style-asian="normal" style:font-weight-asian="normal" style:font-style-complex="normal" style:font-weight-complex="normal"/>
    </style:style>
    <style:style style:name="T488" style:family="text">
      <style:text-properties fo:color="#000000" fo:font-style="normal" style:text-underline-style="none" fo:font-weight="normal" officeooo:rsid="008f84c7" style:font-style-asian="normal" style:font-weight-asian="normal" style:font-style-complex="normal" style:font-weight-complex="normal"/>
    </style:style>
    <style:style style:name="T489" style:family="text">
      <style:text-properties fo:color="#000000" fo:font-style="normal" style:text-underline-style="none" fo:font-weight="normal" officeooo:rsid="01a7ca35" style:font-style-asian="normal" style:font-weight-asian="normal" style:font-style-complex="normal" style:font-weight-complex="normal"/>
    </style:style>
    <style:style style:name="T490" style:family="text">
      <style:text-properties fo:color="#000000" fo:font-style="normal" style:text-underline-style="none" fo:font-weight="normal" officeooo:rsid="01aa66ec" style:font-style-asian="normal" style:font-weight-asian="normal" style:font-style-complex="normal" style:font-weight-complex="normal"/>
    </style:style>
    <style:style style:name="T491" style:family="text">
      <style:text-properties fo:color="#000000" fo:font-style="normal" style:text-underline-style="none" fo:font-weight="normal" officeooo:rsid="01a92ac2" style:font-style-asian="normal" style:font-weight-asian="normal" style:font-style-complex="normal" style:font-weight-complex="normal"/>
    </style:style>
    <style:style style:name="T492" style:family="text">
      <style:text-properties fo:color="#000000" fo:font-style="normal" style:text-underline-style="none" fo:font-weight="normal" officeooo:rsid="021445e4" style:font-style-asian="normal" style:font-weight-asian="normal" style:font-style-complex="normal" style:font-weight-complex="normal"/>
    </style:style>
    <style:style style:name="T493" style:family="text">
      <style:text-properties fo:color="#000000" fo:font-style="normal" style:text-underline-style="none" fo:font-weight="normal" officeooo:rsid="0250a4fe" style:font-style-asian="normal" style:font-weight-asian="normal" style:font-style-complex="normal" style:font-weight-complex="normal"/>
    </style:style>
    <style:style style:name="T494" style:family="text">
      <style:text-properties fo:color="#000000" fo:font-style="normal" style:text-underline-style="none" fo:font-weight="bold" officeooo:rsid="00ad8ce1" style:font-style-asian="normal" style:font-weight-asian="bold" style:font-style-complex="normal" style:font-weight-complex="bold"/>
    </style:style>
    <style:style style:name="T495" style:family="text">
      <style:text-properties fo:color="#000000" fo:font-style="normal" style:text-underline-style="none" fo:font-weight="bold" officeooo:rsid="00af5b2f" style:font-style-asian="normal" style:font-weight-asian="bold" style:font-style-complex="normal" style:font-weight-complex="bold"/>
    </style:style>
    <style:style style:name="T496" style:family="text">
      <style:text-properties fo:color="#000000" fo:font-style="normal" style:text-underline-style="none" fo:font-weight="bold" officeooo:rsid="00b2a09e" style:font-style-asian="normal" style:font-weight-asian="bold" style:font-style-complex="normal" style:font-weight-complex="bold"/>
    </style:style>
    <style:style style:name="T497" style:family="text">
      <style:text-properties fo:color="#000000" fo:font-style="normal" style:text-underline-style="none" fo:font-weight="bold" officeooo:rsid="00b5da8d" style:font-style-asian="normal" style:font-weight-asian="bold" style:font-style-complex="normal" style:font-weight-complex="bold"/>
    </style:style>
    <style:style style:name="T498" style:family="text">
      <style:text-properties fo:color="#000000" fo:font-style="normal" style:text-underline-style="none" fo:font-weight="bold" officeooo:rsid="00b884ec" style:font-style-asian="normal" style:font-weight-asian="bold" style:font-style-complex="normal" style:font-weight-complex="bold"/>
    </style:style>
    <style:style style:name="T499" style:family="text">
      <style:text-properties fo:color="#000000" fo:font-style="normal" style:text-underline-style="none" fo:font-weight="bold" officeooo:rsid="00b9c18f" style:font-style-asian="normal" style:font-weight-asian="bold" style:font-style-complex="normal" style:font-weight-complex="bold"/>
    </style:style>
    <style:style style:name="T500" style:family="text">
      <style:text-properties fo:color="#000000" fo:font-style="normal" style:text-underline-style="none" fo:font-weight="bold" officeooo:rsid="00bdb378" style:font-style-asian="normal" style:font-weight-asian="bold" style:font-style-complex="normal" style:font-weight-complex="bold"/>
    </style:style>
    <style:style style:name="T501" style:family="text">
      <style:text-properties fo:color="#000000" fo:font-style="normal" style:text-underline-style="none" fo:font-weight="bold" officeooo:rsid="00c06ee4" style:font-style-asian="normal" style:font-weight-asian="bold" style:font-style-complex="normal" style:font-weight-complex="bold"/>
    </style:style>
    <style:style style:name="T502" style:family="text">
      <style:text-properties fo:color="#000000" fo:font-style="normal" style:text-underline-style="none" fo:font-weight="bold" officeooo:rsid="00c41434" style:font-style-asian="normal" style:font-weight-asian="bold" style:font-style-complex="normal" style:font-weight-complex="bold"/>
    </style:style>
    <style:style style:name="T503" style:family="text">
      <style:text-properties fo:color="#000000" fo:font-style="normal" style:text-underline-style="none" fo:font-weight="bold" officeooo:rsid="00c677d1" style:font-style-asian="normal" style:font-weight-asian="bold" style:font-style-complex="normal" style:font-weight-complex="bold"/>
    </style:style>
    <style:style style:name="T504" style:family="text">
      <style:text-properties fo:color="#000000" fo:font-style="normal" style:text-underline-style="none" fo:font-weight="bold" officeooo:rsid="0093da46" style:font-style-asian="normal" style:font-weight-asian="bold" style:font-style-complex="normal" style:font-weight-complex="bold"/>
    </style:style>
    <style:style style:name="T505" style:family="text">
      <style:text-properties fo:color="#000000" fo:font-style="normal" style:text-underline-style="none" fo:font-weight="bold" officeooo:rsid="0080af04" style:font-style-asian="normal" style:font-weight-asian="bold" style:font-style-complex="normal" style:font-weight-complex="bold"/>
    </style:style>
    <style:style style:name="T506" style:family="text">
      <style:text-properties fo:color="#000000" fo:font-style="normal" style:text-underline-style="none" fo:font-weight="bold" officeooo:rsid="008e07be" style:font-style-asian="normal" style:font-weight-asian="bold" style:font-style-complex="normal" style:font-weight-complex="bold"/>
    </style:style>
    <style:style style:name="T507" style:family="text">
      <style:text-properties fo:color="#000000" fo:font-style="normal" style:text-underline-style="none" fo:font-weight="bold" officeooo:rsid="00cf3ae9" style:font-style-asian="normal" style:font-weight-asian="bold" style:font-style-complex="normal" style:font-weight-complex="bold"/>
    </style:style>
    <style:style style:name="T508" style:family="text">
      <style:text-properties fo:color="#000000" fo:font-style="normal" style:text-underline-style="none" fo:font-weight="bold" officeooo:rsid="0250a4fe" style:font-style-asian="normal" style:font-weight-asian="bold" style:font-style-complex="normal" style:font-weight-complex="bold"/>
    </style:style>
    <style:style style:name="T509" style:family="text">
      <style:text-properties fo:color="#000000" fo:font-style="italic" style:text-underline-style="none" fo:font-weight="normal" officeooo:rsid="00b30875" style:font-style-asian="italic" style:font-weight-asian="normal" style:font-style-complex="italic" style:font-weight-complex="normal"/>
    </style:style>
    <style:style style:name="T510" style:family="text">
      <style:text-properties fo:color="#000000" fo:font-style="italic" style:text-underline-style="none" fo:font-weight="normal" officeooo:rsid="00bb6473" style:font-style-asian="italic" style:font-weight-asian="normal" style:font-style-complex="italic" style:font-weight-complex="normal"/>
    </style:style>
    <style:style style:name="T511" style:family="text">
      <style:text-properties fo:color="#000000" fo:font-style="italic" style:text-underline-style="none" fo:font-weight="normal" officeooo:rsid="00c47296" style:font-style-asian="italic" style:font-weight-asian="normal" style:font-style-complex="italic" style:font-weight-complex="normal"/>
    </style:style>
    <style:style style:name="T512" style:family="text">
      <style:text-properties fo:color="#000000" style:font-name="Liberation Serif" fo:font-size="12pt" fo:font-style="normal" style:text-underline-style="none" fo:font-weight="bold" officeooo:rsid="0080af04" style:font-size-asian="12pt" style:font-style-asian="normal" style:font-weight-asian="bold" style:font-size-complex="12pt" style:font-style-complex="normal" style:font-weight-complex="bold"/>
    </style:style>
    <style:style style:name="T513" style:family="text">
      <style:text-properties fo:color="#000000" style:font-name="Liberation Serif" fo:font-size="12pt" fo:font-style="normal" style:text-underline-style="none" fo:font-weight="bold" officeooo:rsid="008e07be" style:font-size-asian="12pt" style:font-style-asian="normal" style:font-weight-asian="bold" style:font-size-complex="12pt" style:font-style-complex="normal" style:font-weight-complex="bold"/>
    </style:style>
    <style:style style:name="T514" style:family="text">
      <style:text-properties fo:color="#000000" style:font-name="Liberation Serif" fo:font-size="12pt" fo:font-style="normal" style:text-underline-style="none" fo:font-weight="bold" officeooo:rsid="01b20352" style:font-size-asian="12pt" style:font-style-asian="normal" style:font-weight-asian="bold" style:font-size-complex="12pt" style:font-style-complex="normal" style:font-weight-complex="bold"/>
    </style:style>
    <style:style style:name="T515" style:family="text">
      <style:text-properties fo:color="#000000" style:font-name="Liberation Serif" fo:font-size="12pt" fo:font-style="normal" style:text-underline-style="none" fo:font-weight="bold" officeooo:rsid="008c18b3" style:font-size-asian="12pt" style:font-style-asian="normal" style:font-weight-asian="bold" style:font-size-complex="12pt" style:font-style-complex="normal" style:font-weight-complex="bold"/>
    </style:style>
    <style:style style:name="T516" style:family="text">
      <style:text-properties fo:color="#000000" style:font-name="Liberation Serif" fo:font-size="12pt" fo:font-style="normal" style:text-underline-style="none" fo:font-weight="bold" officeooo:rsid="01b5c5da" style:font-size-asian="12pt" style:font-style-asian="normal" style:font-weight-asian="bold" style:font-size-complex="12pt" style:font-style-complex="normal" style:font-weight-complex="bold"/>
    </style:style>
    <style:style style:name="T517" style:family="text">
      <style:text-properties fo:color="#000000" style:font-name="Liberation Serif" fo:font-size="12pt" fo:font-style="normal" style:text-underline-style="none" fo:font-weight="bold" officeooo:rsid="01b719b7" style:font-size-asian="12pt" style:font-style-asian="normal" style:font-weight-asian="bold" style:font-size-complex="12pt" style:font-style-complex="normal" style:font-weight-complex="bold"/>
    </style:style>
    <style:style style:name="T518" style:family="text">
      <style:text-properties fo:color="#000000" style:font-name="Liberation Serif" fo:font-size="12pt" fo:font-style="normal" style:text-underline-style="none" fo:font-weight="bold" officeooo:rsid="01c0b2e0" style:font-size-asian="12pt" style:font-style-asian="normal" style:font-weight-asian="bold" style:font-size-complex="12pt" style:font-style-complex="normal" style:font-weight-complex="bold"/>
    </style:style>
    <style:style style:name="T519" style:family="text">
      <style:text-properties fo:color="#000000" style:font-name="Liberation Serif" fo:font-size="12pt" fo:font-style="normal" style:text-underline-style="none" fo:font-weight="bold" officeooo:rsid="01c66593" style:font-size-asian="12pt" style:font-style-asian="normal" style:font-weight-asian="bold" style:font-size-complex="12pt" style:font-style-complex="normal" style:font-weight-complex="bold"/>
    </style:style>
    <style:style style:name="T520" style:family="text">
      <style:text-properties fo:color="#000000" style:font-name="Liberation Serif" fo:font-size="12pt" fo:font-style="normal" style:text-underline-style="none" fo:font-weight="bold" officeooo:rsid="01c6ff7f" style:font-size-asian="12pt" style:font-style-asian="normal" style:font-weight-asian="bold" style:font-size-complex="12pt" style:font-style-complex="normal" style:font-weight-complex="bold"/>
    </style:style>
    <style:style style:name="T521" style:family="text">
      <style:text-properties fo:color="#000000" style:font-name="Liberation Serif" fo:font-size="12pt" fo:font-style="normal" style:text-underline-style="none" fo:font-weight="bold" officeooo:rsid="01cad5cd" style:font-size-asian="12pt" style:font-style-asian="normal" style:font-weight-asian="bold" style:font-size-complex="12pt" style:font-style-complex="normal" style:font-weight-complex="bold"/>
    </style:style>
    <style:style style:name="T522" style:family="text">
      <style:text-properties fo:color="#000000" style:font-name="Liberation Serif" fo:font-size="12pt" fo:font-style="normal" style:text-underline-style="none" fo:font-weight="bold" officeooo:rsid="01cb48d0" style:font-size-asian="12pt" style:font-style-asian="normal" style:font-weight-asian="bold" style:font-size-complex="12pt" style:font-style-complex="normal" style:font-weight-complex="bold"/>
    </style:style>
    <style:style style:name="T523" style:family="text">
      <style:text-properties fo:color="#000000" style:font-name="Liberation Serif" fo:font-size="12pt" fo:font-style="normal" style:text-underline-style="none" fo:font-weight="bold" officeooo:rsid="00b5da8d" style:font-size-asian="12pt" style:font-style-asian="normal" style:font-weight-asian="bold" style:font-size-complex="12pt" style:font-style-complex="normal" style:font-weight-complex="bold"/>
    </style:style>
    <style:style style:name="T524" style:family="text">
      <style:text-properties fo:color="#000000" style:font-name="Liberation Serif" fo:font-size="12pt" fo:font-style="normal" style:text-underline-style="none" fo:font-weight="bold" officeooo:rsid="01d30dd1" style:font-size-asian="12pt" style:font-style-asian="normal" style:font-weight-asian="bold" style:font-size-complex="12pt" style:font-style-complex="normal" style:font-weight-complex="bold"/>
    </style:style>
    <style:style style:name="T525" style:family="text">
      <style:text-properties fo:color="#000000" style:font-name="Liberation Serif" fo:font-size="12pt" fo:font-style="normal" style:text-underline-style="none" fo:font-weight="bold" officeooo:rsid="01d60a57" style:font-size-asian="12pt" style:font-style-asian="normal" style:font-weight-asian="bold" style:font-size-complex="12pt" style:font-style-complex="normal" style:font-weight-complex="bold"/>
    </style:style>
    <style:style style:name="T526" style:family="text">
      <style:text-properties fo:color="#000000" style:font-name="Liberation Serif" fo:font-size="12pt" fo:font-style="normal" style:text-underline-style="none" fo:font-weight="bold" officeooo:rsid="01d8608c" style:font-size-asian="12pt" style:font-style-asian="normal" style:font-weight-asian="bold" style:font-size-complex="12pt" style:font-style-complex="normal" style:font-weight-complex="bold"/>
    </style:style>
    <style:style style:name="T527" style:family="text">
      <style:text-properties fo:color="#000000" style:font-name="Liberation Serif" fo:font-size="12pt" fo:font-style="normal" style:text-underline-style="none" fo:font-weight="bold" officeooo:rsid="01da4220" style:font-size-asian="12pt" style:font-style-asian="normal" style:font-weight-asian="bold" style:font-size-complex="12pt" style:font-style-complex="normal" style:font-weight-complex="bold"/>
    </style:style>
    <style:style style:name="T528" style:family="text">
      <style:text-properties fo:color="#000000" style:font-name="Liberation Serif" fo:font-size="12pt" fo:font-style="normal" style:text-underline-style="none" fo:font-weight="bold" officeooo:rsid="01ddd4a9" style:font-size-asian="12pt" style:font-style-asian="normal" style:font-weight-asian="bold" style:font-size-complex="12pt" style:font-style-complex="normal" style:font-weight-complex="bold"/>
    </style:style>
    <style:style style:name="T529" style:family="text">
      <style:text-properties fo:color="#000000" style:font-name="Liberation Serif" fo:font-size="12pt" fo:font-style="normal" style:text-underline-style="none" fo:font-weight="bold" officeooo:rsid="01e12cb6" style:font-size-asian="12pt" style:font-style-asian="normal" style:font-weight-asian="bold" style:font-size-complex="12pt" style:font-style-complex="normal" style:font-weight-complex="bold"/>
    </style:style>
    <style:style style:name="T530" style:family="text">
      <style:text-properties fo:color="#000000" style:font-name="Liberation Serif" fo:font-size="12pt" fo:font-style="normal" style:text-underline-style="none" fo:font-weight="bold" officeooo:rsid="01e5e69a" style:font-size-asian="12pt" style:font-style-asian="normal" style:font-weight-asian="bold" style:font-size-complex="12pt" style:font-style-complex="normal" style:font-weight-complex="bold"/>
    </style:style>
    <style:style style:name="T531" style:family="text">
      <style:text-properties fo:color="#000000" style:font-name="Liberation Serif" fo:font-size="12pt" fo:font-style="normal" style:text-underline-style="none" fo:font-weight="bold" officeooo:rsid="01e800e3" style:font-size-asian="12pt" style:font-style-asian="normal" style:font-weight-asian="bold" style:font-size-complex="12pt" style:font-style-complex="normal" style:font-weight-complex="bold"/>
    </style:style>
    <style:style style:name="T532" style:family="text">
      <style:text-properties fo:color="#000000" style:font-name="Liberation Serif" fo:font-size="12pt" fo:font-style="normal" style:text-underline-style="none" fo:font-weight="bold" officeooo:rsid="01e8f158" style:font-size-asian="12pt" style:font-style-asian="normal" style:font-weight-asian="bold" style:font-size-complex="12pt" style:font-style-complex="normal" style:font-weight-complex="bold"/>
    </style:style>
    <style:style style:name="T533" style:family="text">
      <style:text-properties fo:color="#000000" style:font-name="Liberation Serif" fo:font-size="12pt" fo:font-style="normal" style:text-underline-style="none" fo:font-weight="bold" officeooo:rsid="01ef17f1" style:font-size-asian="12pt" style:font-style-asian="normal" style:font-weight-asian="bold" style:font-size-complex="12pt" style:font-style-complex="normal" style:font-weight-complex="bold"/>
    </style:style>
    <style:style style:name="T534" style:family="text">
      <style:text-properties fo:color="#000000" style:font-name="Liberation Serif" fo:font-size="12pt" fo:font-style="normal" style:text-underline-style="none" fo:font-weight="bold" officeooo:rsid="01f3c3c4" style:font-size-asian="12pt" style:font-style-asian="normal" style:font-weight-asian="bold" style:font-size-complex="12pt" style:font-style-complex="normal" style:font-weight-complex="bold"/>
    </style:style>
    <style:style style:name="T535" style:family="text">
      <style:text-properties fo:color="#000000" style:font-name="Liberation Serif" fo:font-size="12pt" fo:font-style="normal" style:text-underline-style="none" fo:font-weight="bold" officeooo:rsid="02009190" style:font-size-asian="12pt" style:font-style-asian="normal" style:font-weight-asian="bold" style:font-size-complex="12pt" style:font-style-complex="normal" style:font-weight-complex="bold"/>
    </style:style>
    <style:style style:name="T536" style:family="text">
      <style:text-properties fo:color="#000000" style:font-name="Liberation Serif" fo:font-size="12pt" fo:font-style="normal" style:text-underline-style="none" fo:font-weight="normal" officeooo:rsid="008f84c7" style:font-size-asian="12pt" style:font-style-asian="normal" style:font-weight-asian="normal" style:font-size-complex="12pt" style:font-style-complex="normal" style:font-weight-complex="normal"/>
    </style:style>
    <style:style style:name="T537" style:family="text">
      <style:text-properties fo:color="#000000" style:font-name="Liberation Serif" fo:font-size="12pt" fo:font-style="normal" style:text-underline-style="none" fo:font-weight="normal" officeooo:rsid="008c18b3" style:font-size-asian="12pt" style:font-style-asian="normal" style:font-weight-asian="normal" style:font-size-complex="12pt" style:font-style-complex="normal" style:font-weight-complex="normal"/>
    </style:style>
    <style:style style:name="T538" style:family="text">
      <style:text-properties fo:color="#000000" style:font-name="Liberation Serif" fo:font-size="12pt" fo:font-style="normal" style:text-underline-style="none" fo:font-weight="normal" officeooo:rsid="01b719b7" style:font-size-asian="12pt" style:font-style-asian="normal" style:font-weight-asian="normal" style:font-size-complex="12pt" style:font-style-complex="normal" style:font-weight-complex="normal"/>
    </style:style>
    <style:style style:name="T539" style:family="text">
      <style:text-properties fo:color="#000000" style:font-name="Liberation Serif" fo:font-size="12pt" fo:font-style="normal" style:text-underline-style="none" fo:font-weight="normal" officeooo:rsid="01bb30cf" style:font-size-asian="12pt" style:font-style-asian="normal" style:font-weight-asian="normal" style:font-size-complex="12pt" style:font-style-complex="normal" style:font-weight-complex="normal"/>
    </style:style>
    <style:style style:name="T540" style:family="text">
      <style:text-properties fo:color="#000000" style:font-name="Liberation Serif" fo:font-size="12pt" fo:font-style="normal" style:text-underline-style="none" fo:font-weight="normal" officeooo:rsid="01c46ef9" style:font-size-asian="12pt" style:font-style-asian="normal" style:font-weight-asian="normal" style:font-size-complex="12pt" style:font-style-complex="normal" style:font-weight-complex="normal"/>
    </style:style>
    <style:style style:name="T541" style:family="text">
      <style:text-properties fo:color="#000000" style:font-name="Liberation Serif" fo:font-size="12pt" fo:font-style="normal" style:text-underline-style="none" fo:font-weight="normal" officeooo:rsid="01c57e8c" style:font-size-asian="12pt" style:font-style-asian="normal" style:font-weight-asian="normal" style:font-size-complex="12pt" style:font-style-complex="normal" style:font-weight-complex="normal"/>
    </style:style>
    <style:style style:name="T542" style:family="text">
      <style:text-properties fo:color="#000000" style:font-name="Liberation Serif" fo:font-size="12pt" fo:font-style="normal" style:text-underline-style="none" fo:font-weight="normal" officeooo:rsid="01c66593" style:font-size-asian="12pt" style:font-style-asian="normal" style:font-weight-asian="normal" style:font-size-complex="12pt" style:font-style-complex="normal" style:font-weight-complex="normal"/>
    </style:style>
    <style:style style:name="T543" style:family="text">
      <style:text-properties fo:color="#000000" style:font-name="Liberation Serif" fo:font-size="12pt" fo:font-style="normal" style:text-underline-style="none" fo:font-weight="normal" officeooo:rsid="01c93163" style:font-size-asian="12pt" style:font-style-asian="normal" style:font-weight-asian="normal" style:font-size-complex="12pt" style:font-style-complex="normal" style:font-weight-complex="normal"/>
    </style:style>
    <style:style style:name="T544" style:family="text">
      <style:text-properties fo:color="#000000" style:font-name="Liberation Serif" fo:font-size="12pt" fo:font-style="normal" style:text-underline-style="none" fo:font-weight="normal" officeooo:rsid="01c9da04" style:font-size-asian="12pt" style:font-style-asian="normal" style:font-weight-asian="normal" style:font-size-complex="12pt" style:font-style-complex="normal" style:font-weight-complex="normal"/>
    </style:style>
    <style:style style:name="T545" style:family="text">
      <style:text-properties fo:color="#000000" style:font-name="Liberation Serif" fo:font-size="12pt" fo:font-style="normal" style:text-underline-style="none" fo:font-weight="normal" officeooo:rsid="01cad5cd" style:font-size-asian="12pt" style:font-style-asian="normal" style:font-weight-asian="normal" style:font-size-complex="12pt" style:font-style-complex="normal" style:font-weight-complex="normal"/>
    </style:style>
    <style:style style:name="T546" style:family="text">
      <style:text-properties fo:color="#000000" style:font-name="Liberation Serif" fo:font-size="12pt" fo:font-style="normal" style:text-underline-style="none" fo:font-weight="normal" officeooo:rsid="00b30875" style:font-size-asian="12pt" style:font-style-asian="normal" style:font-weight-asian="normal" style:font-size-complex="12pt" style:font-style-complex="normal" style:font-weight-complex="normal"/>
    </style:style>
    <style:style style:name="T547" style:family="text">
      <style:text-properties fo:color="#000000" style:font-name="Liberation Serif" fo:font-size="12pt" fo:font-style="normal" style:text-underline-style="none" fo:font-weight="normal" officeooo:rsid="00b4d6a5" style:font-size-asian="12pt" style:font-style-asian="normal" style:font-weight-asian="normal" style:font-size-complex="12pt" style:font-style-complex="normal" style:font-weight-complex="normal"/>
    </style:style>
    <style:style style:name="T548" style:family="text">
      <style:text-properties fo:color="#000000" style:font-name="Liberation Serif" fo:font-size="12pt" fo:font-style="normal" style:text-underline-style="none" fo:font-weight="normal" officeooo:rsid="00b5da8d" style:font-size-asian="12pt" style:font-style-asian="normal" style:font-weight-asian="normal" style:font-size-complex="12pt" style:font-style-complex="normal" style:font-weight-complex="normal"/>
    </style:style>
    <style:style style:name="T549" style:family="text">
      <style:text-properties fo:color="#000000" style:font-name="Liberation Serif" fo:font-size="12pt" fo:font-style="normal" style:text-underline-style="none" fo:font-weight="normal" officeooo:rsid="01d15ee4" style:font-size-asian="12pt" style:font-style-asian="normal" style:font-weight-asian="normal" style:font-size-complex="12pt" style:font-style-complex="normal" style:font-weight-complex="normal"/>
    </style:style>
    <style:style style:name="T550" style:family="text">
      <style:text-properties fo:color="#000000" style:font-name="Liberation Serif" fo:font-size="12pt" fo:font-style="normal" style:text-underline-style="none" fo:font-weight="normal" officeooo:rsid="01d567ed" style:font-size-asian="12pt" style:font-style-asian="normal" style:font-weight-asian="normal" style:font-size-complex="12pt" style:font-style-complex="normal" style:font-weight-complex="normal"/>
    </style:style>
    <style:style style:name="T551" style:family="text">
      <style:text-properties fo:color="#000000" style:font-name="Liberation Serif" fo:font-size="12pt" fo:font-style="normal" style:text-underline-style="none" fo:font-weight="normal" officeooo:rsid="01d60a57" style:font-size-asian="12pt" style:font-style-asian="normal" style:font-weight-asian="normal" style:font-size-complex="12pt" style:font-style-complex="normal" style:font-weight-complex="normal"/>
    </style:style>
    <style:style style:name="T552" style:family="text">
      <style:text-properties fo:color="#000000" style:font-name="Liberation Serif" fo:font-size="12pt" fo:font-style="normal" style:text-underline-style="none" fo:font-weight="normal" officeooo:rsid="01dd5509" style:font-size-asian="12pt" style:font-style-asian="normal" style:font-weight-asian="normal" style:font-size-complex="12pt" style:font-style-complex="normal" style:font-weight-complex="normal"/>
    </style:style>
    <style:style style:name="T553" style:family="text">
      <style:text-properties fo:color="#000000" style:font-name="Liberation Serif" fo:font-size="12pt" fo:font-style="normal" style:text-underline-style="none" fo:font-weight="normal" officeooo:rsid="01ddd4a9" style:font-size-asian="12pt" style:font-style-asian="normal" style:font-weight-asian="normal" style:font-size-complex="12pt" style:font-style-complex="normal" style:font-weight-complex="normal"/>
    </style:style>
    <style:style style:name="T554" style:family="text">
      <style:text-properties fo:color="#000000" style:font-name="Liberation Serif" fo:font-size="12pt" fo:font-style="normal" style:text-underline-style="none" fo:font-weight="normal" officeooo:rsid="01e2d29d" style:font-size-asian="12pt" style:font-style-asian="normal" style:font-weight-asian="normal" style:font-size-complex="12pt" style:font-style-complex="normal" style:font-weight-complex="normal"/>
    </style:style>
    <style:style style:name="T555" style:family="text">
      <style:text-properties fo:color="#000000" style:font-name="Liberation Serif" fo:font-size="12pt" fo:font-style="normal" style:text-underline-style="none" fo:font-weight="normal" officeooo:rsid="01e44b1a" style:font-size-asian="12pt" style:font-style-asian="normal" style:font-weight-asian="normal" style:font-size-complex="12pt" style:font-style-complex="normal" style:font-weight-complex="normal"/>
    </style:style>
    <style:style style:name="T556" style:family="text">
      <style:text-properties fo:color="#000000" style:font-name="Liberation Serif" fo:font-size="12pt" fo:font-style="normal" style:text-underline-style="none" fo:font-weight="normal" officeooo:rsid="01e4a97e" style:font-size-asian="12pt" style:font-style-asian="normal" style:font-weight-asian="normal" style:font-size-complex="12pt" style:font-style-complex="normal" style:font-weight-complex="normal"/>
    </style:style>
    <style:style style:name="T557" style:family="text">
      <style:text-properties fo:color="#000000" style:font-name="Liberation Serif" fo:font-size="12pt" fo:font-style="normal" style:text-underline-style="none" fo:font-weight="normal" officeooo:rsid="01e5e69a" style:font-size-asian="12pt" style:font-style-asian="normal" style:font-weight-asian="normal" style:font-size-complex="12pt" style:font-style-complex="normal" style:font-weight-complex="normal"/>
    </style:style>
    <style:style style:name="T558" style:family="text">
      <style:text-properties fo:color="#000000" style:font-name="Liberation Serif" fo:font-size="12pt" fo:font-style="normal" style:text-underline-style="none" fo:font-weight="normal" officeooo:rsid="01e5f3ca" style:font-size-asian="12pt" style:font-style-asian="normal" style:font-weight-asian="normal" style:font-size-complex="12pt" style:font-style-complex="normal" style:font-weight-complex="normal"/>
    </style:style>
    <style:style style:name="T559" style:family="text">
      <style:text-properties fo:color="#000000" style:font-name="Liberation Serif" fo:font-size="12pt" fo:font-style="normal" style:text-underline-style="none" fo:font-weight="normal" officeooo:rsid="01ea7e97" style:font-size-asian="12pt" style:font-style-asian="normal" style:font-weight-asian="normal" style:font-size-complex="12pt" style:font-style-complex="normal" style:font-weight-complex="normal"/>
    </style:style>
    <style:style style:name="T560" style:family="text">
      <style:text-properties fo:color="#000000" style:font-name="Liberation Serif" fo:font-size="12pt" fo:font-style="normal" style:text-underline-style="none" fo:font-weight="normal" officeooo:rsid="01ea949a" style:font-size-asian="12pt" style:font-style-asian="normal" style:font-weight-asian="normal" style:font-size-complex="12pt" style:font-style-complex="normal" style:font-weight-complex="normal"/>
    </style:style>
    <style:style style:name="T561" style:family="text">
      <style:text-properties fo:color="#000000" style:font-name="Liberation Serif" fo:font-size="12pt" fo:font-style="normal" style:text-underline-style="none" fo:font-weight="normal" officeooo:rsid="01ec2943" style:font-size-asian="12pt" style:font-style-asian="normal" style:font-weight-asian="normal" style:font-size-complex="12pt" style:font-style-complex="normal" style:font-weight-complex="normal"/>
    </style:style>
    <style:style style:name="T562" style:family="text">
      <style:text-properties fo:color="#000000" style:font-name="Liberation Serif" fo:font-size="12pt" fo:font-style="normal" style:text-underline-style="none" fo:font-weight="normal" officeooo:rsid="01edbe82" style:font-size-asian="12pt" style:font-style-asian="normal" style:font-weight-asian="normal" style:font-size-complex="12pt" style:font-style-complex="normal" style:font-weight-complex="normal"/>
    </style:style>
    <style:style style:name="T563" style:family="text">
      <style:text-properties fo:color="#000000" style:font-name="Liberation Serif" fo:font-size="12pt" fo:font-style="normal" style:text-underline-style="none" fo:font-weight="normal" officeooo:rsid="01ef17f1" style:font-size-asian="12pt" style:font-style-asian="normal" style:font-weight-asian="normal" style:font-size-complex="12pt" style:font-style-complex="normal" style:font-weight-complex="normal"/>
    </style:style>
    <style:style style:name="T564" style:family="text">
      <style:text-properties fo:color="#000000" style:font-name="Liberation Serif" fo:font-size="12pt" fo:font-style="normal" style:text-underline-style="none" fo:font-weight="normal" officeooo:rsid="01f36913" style:font-size-asian="12pt" style:font-style-asian="normal" style:font-weight-asian="normal" style:font-size-complex="12pt" style:font-style-complex="normal" style:font-weight-complex="normal"/>
    </style:style>
    <style:style style:name="T565" style:family="text">
      <style:text-properties fo:color="#000000" style:font-name="Liberation Serif" fo:font-size="12pt" fo:font-style="normal" style:text-underline-style="none" fo:font-weight="normal" officeooo:rsid="01f430c6" style:font-size-asian="12pt" style:font-style-asian="normal" style:font-weight-asian="normal" style:font-size-complex="12pt" style:font-style-complex="normal" style:font-weight-complex="normal"/>
    </style:style>
    <style:style style:name="T566" style:family="text">
      <style:text-properties fo:color="#000000" style:font-name="Liberation Serif" fo:font-size="12pt" fo:font-style="normal" style:text-underline-style="none" fo:font-weight="normal" officeooo:rsid="01fa7bcd" style:font-size-asian="12pt" style:font-style-asian="normal" style:font-weight-asian="normal" style:font-size-complex="12pt" style:font-style-complex="normal" style:font-weight-complex="normal"/>
    </style:style>
    <style:style style:name="T567" style:family="text">
      <style:text-properties fo:color="#000000" style:font-name="Liberation Serif" fo:font-size="12pt" fo:font-style="normal" style:text-underline-style="none" fo:font-weight="normal" officeooo:rsid="01fb5e06" style:font-size-asian="12pt" style:font-style-asian="normal" style:font-weight-asian="normal" style:font-size-complex="12pt" style:font-style-complex="normal" style:font-weight-complex="normal"/>
    </style:style>
    <style:style style:name="T568" style:family="text">
      <style:text-properties fo:color="#000000" style:font-name="Liberation Serif" fo:font-size="12pt" fo:font-style="normal" style:text-underline-style="none" fo:font-weight="normal" officeooo:rsid="01fc3bd7" style:font-size-asian="12pt" style:font-style-asian="normal" style:font-weight-asian="normal" style:font-size-complex="12pt" style:font-style-complex="normal" style:font-weight-complex="normal"/>
    </style:style>
    <style:style style:name="T569" style:family="text">
      <style:text-properties fo:color="#000000" style:font-name="Liberation Serif" fo:font-size="12pt" fo:font-style="normal" style:text-underline-style="none" fo:font-weight="normal" officeooo:rsid="01fdc2a8" style:font-size-asian="12pt" style:font-style-asian="normal" style:font-weight-asian="normal" style:font-size-complex="12pt" style:font-style-complex="normal" style:font-weight-complex="normal"/>
    </style:style>
    <style:style style:name="T570" style:family="text">
      <style:text-properties fo:color="#000000" style:font-name="Liberation Serif" fo:font-size="12pt" fo:font-style="normal" style:text-underline-style="none" fo:font-weight="normal" officeooo:rsid="01ff3695" style:font-size-asian="12pt" style:font-style-asian="normal" style:font-weight-asian="normal" style:font-size-complex="12pt" style:font-style-complex="normal" style:font-weight-complex="normal"/>
    </style:style>
    <style:style style:name="T571" style:family="text">
      <style:text-properties fo:color="#000000" style:font-name="Liberation Serif" fo:font-size="12pt" fo:font-style="normal" style:text-underline-style="none" fo:font-weight="normal" officeooo:rsid="020072ce" style:font-size-asian="12pt" style:font-style-asian="normal" style:font-weight-asian="normal" style:font-size-complex="12pt" style:font-style-complex="normal" style:font-weight-complex="normal"/>
    </style:style>
    <style:style style:name="T572" style:family="text">
      <style:text-properties fo:color="#000000" style:font-name="Liberation Serif" fo:font-size="12pt" fo:font-style="normal" style:text-underline-style="none" fo:font-weight="normal" officeooo:rsid="02009190" style:font-size-asian="12pt" style:font-style-asian="normal" style:font-weight-asian="normal" style:font-size-complex="12pt" style:font-style-complex="normal" style:font-weight-complex="normal"/>
    </style:style>
    <style:style style:name="T573" style:family="text">
      <style:text-properties fo:color="#000000" style:font-name="Liberation Serif" fo:font-size="12pt" fo:font-style="normal" style:text-underline-style="none" fo:font-weight="normal" officeooo:rsid="0203b72d" style:font-size-asian="12pt" style:font-style-asian="normal" style:font-weight-asian="normal" style:font-size-complex="12pt" style:font-style-complex="normal" style:font-weight-complex="normal"/>
    </style:style>
    <style:style style:name="T574" style:family="text">
      <style:text-properties fo:color="#000000" style:font-name="Liberation Serif" fo:font-size="12pt" fo:font-style="normal" style:text-underline-style="none" fo:font-weight="normal" officeooo:rsid="0205b5ed" style:font-size-asian="12pt" style:font-style-asian="normal" style:font-weight-asian="normal" style:font-size-complex="12pt" style:font-style-complex="normal" style:font-weight-complex="normal"/>
    </style:style>
    <style:style style:name="T575" style:family="text">
      <style:text-properties fo:color="#000000" style:font-name="Liberation Serif" fo:font-size="12pt" fo:font-style="normal" style:text-underline-style="none" fo:font-weight="normal" officeooo:rsid="020776e1" style:font-size-asian="12pt" style:font-style-asian="normal" style:font-weight-asian="normal" style:font-size-complex="12pt" style:font-style-complex="normal" style:font-weight-complex="normal"/>
    </style:style>
    <style:style style:name="T576" style:family="text">
      <style:text-properties fo:color="#000000" style:font-name="Liberation Serif" fo:font-size="12pt" fo:font-style="normal" style:text-underline-style="none" fo:font-weight="normal" officeooo:rsid="0209746c" style:font-size-asian="12pt" style:font-style-asian="normal" style:font-weight-asian="normal" style:font-size-complex="12pt" style:font-style-complex="normal" style:font-weight-complex="normal"/>
    </style:style>
    <style:style style:name="T577" style:family="text">
      <style:text-properties fo:color="#000000" style:font-name="Liberation Serif" fo:font-size="12pt" fo:font-style="normal" style:text-underline-style="none" fo:font-weight="normal" officeooo:rsid="02589b1a" style:font-size-asian="12pt" style:font-style-asian="normal" style:font-weight-asian="normal" style:font-size-complex="12pt" style:font-style-complex="normal" style:font-weight-complex="normal"/>
    </style:style>
    <style:style style:name="T578" style:family="text">
      <style:text-properties fo:color="#000000" style:font-name="Liberation Serif" fo:font-size="12pt" fo:font-style="normal" fo:font-weight="bold" officeooo:rsid="013f01f6" style:font-size-asian="12pt" style:font-style-asian="normal" style:font-weight-asian="bold" style:font-size-complex="12pt" style:font-style-complex="normal" style:font-weight-complex="bold"/>
    </style:style>
    <style:style style:name="T579" style:family="text">
      <style:text-properties fo:color="#000000" style:font-name="Liberation Serif" fo:font-size="12pt" fo:font-style="italic" style:text-underline-style="none" fo:font-weight="normal" officeooo:rsid="018ae612" style:font-size-asian="12pt" style:font-style-asian="italic" style:font-weight-asian="normal" style:font-size-complex="12pt" style:font-style-complex="italic" style:font-weight-complex="normal"/>
    </style:style>
    <style:style style:name="T580" style:family="text">
      <style:text-properties fo:color="#000000" style:font-name="Liberation Serif" fo:font-size="12pt" fo:font-style="italic" style:text-underline-style="none" fo:font-weight="normal" officeooo:rsid="01c46ef9" style:font-size-asian="12pt" style:font-style-asian="italic" style:font-weight-asian="normal" style:font-size-complex="12pt" style:font-style-complex="italic" style:font-weight-complex="normal"/>
    </style:style>
    <style:style style:name="T581" style:family="text">
      <style:text-properties fo:color="#000000" style:font-name="Liberation Serif" fo:font-size="12pt" fo:font-style="italic" style:text-underline-style="none" fo:font-weight="normal" officeooo:rsid="01c8f66c" style:font-size-asian="12pt" style:font-style-asian="italic" style:font-weight-asian="normal" style:font-size-complex="12pt" style:font-style-complex="italic" style:font-weight-complex="normal"/>
    </style:style>
    <style:style style:name="T582" style:family="text">
      <style:text-properties fo:color="#000000" style:font-name="Liberation Serif" fo:font-size="12pt" fo:font-style="italic" style:text-underline-style="none" fo:font-weight="normal" officeooo:rsid="01c93163" style:font-size-asian="12pt" style:font-style-asian="italic" style:font-weight-asian="normal" style:font-size-complex="12pt" style:font-style-complex="italic" style:font-weight-complex="normal"/>
    </style:style>
    <style:style style:name="T583" style:family="text">
      <style:text-properties fo:color="#000000" style:font-name="Liberation Serif" fo:font-size="12pt" fo:font-style="italic" style:text-underline-style="none" fo:font-weight="normal" officeooo:rsid="01c9da04" style:font-size-asian="12pt" style:font-style-asian="italic" style:font-weight-asian="normal" style:font-size-complex="12pt" style:font-style-complex="italic" style:font-weight-complex="normal"/>
    </style:style>
    <style:style style:name="T584" style:family="text">
      <style:text-properties fo:color="#000000" style:font-name="Liberation Serif" fo:font-size="12pt" fo:font-style="italic" style:text-underline-style="none" fo:font-weight="normal" officeooo:rsid="00b30875" style:font-size-asian="12pt" style:font-style-asian="italic" style:font-weight-asian="normal" style:font-size-complex="12pt" style:font-style-complex="italic" style:font-weight-complex="normal"/>
    </style:style>
    <style:style style:name="T585" style:family="text">
      <style:text-properties fo:color="#000000" style:font-name="Liberation Serif" fo:font-size="12pt" fo:font-style="italic" style:text-underline-style="none" fo:font-weight="normal" officeooo:rsid="01d07502" style:font-size-asian="12pt" style:font-style-asian="italic" style:font-weight-asian="normal" style:font-size-complex="12pt" style:font-style-complex="italic" style:font-weight-complex="normal"/>
    </style:style>
    <style:style style:name="T586" style:family="text">
      <style:text-properties fo:color="#000000" style:font-name="Liberation Serif" fo:font-size="12pt" fo:font-style="italic" style:text-underline-style="none" fo:font-weight="normal" officeooo:rsid="01d567ed" style:font-size-asian="12pt" style:font-style-asian="italic" style:font-weight-asian="normal" style:font-size-complex="12pt" style:font-style-complex="italic" style:font-weight-complex="normal"/>
    </style:style>
    <style:style style:name="T587" style:family="text">
      <style:text-properties fo:color="#000000" style:font-name="Liberation Serif" fo:font-size="12pt" fo:font-style="italic" style:text-underline-style="none" fo:font-weight="normal" officeooo:rsid="01e2d29d" style:font-size-asian="12pt" style:font-style-asian="italic" style:font-weight-asian="normal" style:font-size-complex="12pt" style:font-style-complex="italic" style:font-weight-complex="normal"/>
    </style:style>
    <style:style style:name="T588" style:family="text">
      <style:text-properties fo:color="#000000" style:font-name="Liberation Serif" fo:font-size="12pt" fo:font-style="italic" style:text-underline-style="none" fo:font-weight="normal" officeooo:rsid="01fdc2a8" style:font-size-asian="12pt" style:font-style-asian="italic" style:font-weight-asian="normal" style:font-size-complex="12pt" style:font-style-complex="italic" style:font-weight-complex="normal"/>
    </style:style>
    <style:style style:name="T589" style:family="text">
      <style:text-properties fo:color="#000000" style:font-name="Liberation Serif" fo:font-size="12pt" fo:font-style="italic" style:text-underline-style="none" fo:font-weight="normal" officeooo:rsid="020072ce" style:font-size-asian="12pt" style:font-style-asian="italic" style:font-weight-asian="normal" style:font-size-complex="12pt" style:font-style-complex="italic" style:font-weight-complex="normal"/>
    </style:style>
    <style:style style:name="T590" style:family="text">
      <style:text-properties fo:color="#000000" style:font-name="Liberation Serif" fo:font-size="12pt" fo:font-style="italic" style:text-underline-style="none" fo:font-weight="normal" officeooo:rsid="02077549" style:font-size-asian="12pt" style:font-style-asian="italic" style:font-weight-asian="normal" style:font-size-complex="12pt" style:font-style-complex="italic" style:font-weight-complex="normal"/>
    </style:style>
    <style:style style:name="T591" style:family="text">
      <style:text-properties fo:color="#000000" style:font-name="Liberation Serif" fo:font-size="12pt" fo:font-style="italic" style:text-underline-style="none" fo:font-weight="normal" officeooo:rsid="020776e1" style:font-size-asian="12pt" style:font-style-asian="italic" style:font-weight-asian="normal" style:font-size-complex="12pt" style:font-style-complex="italic" style:font-weight-complex="normal"/>
    </style:style>
    <style:style style:name="T592" style:family="text">
      <style:text-properties officeooo:rsid="026f580a"/>
    </style:style>
    <style:style style:name="T593" style:family="text">
      <style:text-properties fo:font-size="12pt" officeooo:rsid="026f580a"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tab/><text:span text:style-name="T593">Bünyamin AKTAŞ</text:span></text:p>
      <text:p text:style-name="P129"><text:span text:style-name="T593"><text:tab/>17/04/2020<text:tab/></text:span></text:p>
      <text:p text:style-name="P69"/>
      <text:p text:style-name="P69">HOMEWORK 1 REPORT</text:p>
      <text:p text:style-name="P1"/>
      <text:p text:style-name="P1"><text:tab/><text:span text:style-name="T432">The correct answers are coloured with </text:span><text:span text:style-name="T403">red</text:span><text:span text:style-name="T432">.</text:span></text:p>
      <text:p text:style-name="P1"/>
      <text:p text:style-name="P3"><text:tab/><text:span text:style-name="T1">Q1)<text:tab/>A -</text:span><text:span text:style-name="T2"> </text:span><text:span text:style-name="T3">main() method should be called without creating an object. </text:span><text:span text:style-name="T4">In order to call a method without creating an object, it should be made static. A method can be made static by using </text:span><text:span text:style-name="T5">static</text:span><text:span text:style-name="T65"> keyword. So Java gives an error if the main() method does not contain </text:span><text:span text:style-name="T5">static</text:span><text:span text:style-name="T65"> keyword in its signature as in this example.</text:span></text:p>
      <text:p text:style-name="P4"><text:tab/><text:tab/></text:p>
      <text:p text:style-name="P3"><text:span text:style-name="T65"><text:tab/><text:tab/></text:span><text:span text:style-name="T235">B – </text:span><text:span text:style-name="T65">Java Virtual Machine (JVM) always looks for a main() method that does contain a String array parameter. Because this option does not contain any parameters, JVM cannot </text:span><text:span text:style-name="T66">recognize the main() method and gives an error.</text:span></text:p>
      <text:p text:style-name="P5"/>
      <text:p text:style-name="P70"><text:span text:style-name="T66"><text:tab/><text:tab/></text:span><text:span text:style-name="T236">C – </text:span><text:span text:style-name="T66">JVM looks for the </text:span><text:span text:style-name="T6">main() </text:span><text:span text:style-name="T66">signature because it is predefined that way. So the main method should contain </text:span><text:span text:style-name="T6">main() </text:span><text:span text:style-name="T66">in its signature. </text:span><text:span text:style-name="T67">Other than that, main() method should be public because it should be able to get called b</text:span><text:span text:style-name="T74">y</text:span><text:span text:style-name="T67"> JVM which is outside of the scope of the package. </text:span><text:span text:style-name="T68">The method has a parameter that is a String type array as it should be. The name of the array is not significant for the validity of main() method.</text:span><text:span text:style-name="T66"> In this option, JVM cannot find the main() method </text:span><text:span text:style-name="T67">due to that the method is not public at the first place</text:span><text:span text:style-name="T66"> and gives an error.</text:span></text:p>
      <text:p text:style-name="P5"/>
      <text:p text:style-name="P70"><text:span text:style-name="T66"><text:tab/><text:tab/></text:span><text:span text:style-name="T338">D</text:span><text:span text:style-name="T236"> – </text:span><text:span text:style-name="T68">The method is public, has </text:span><text:span text:style-name="T7">static</text:span><text:span text:style-name="T68"> keyword and a parameter which is a String array. In addition, it has </text:span><text:span text:style-name="T7">final</text:span><text:span text:style-name="T68"> keyword that prevents methods to be overridden. Overriding main() method is allowed in Java and sometimes it is necessary to prevent main() method </text:span><text:span text:style-name="T82">to be overridden</text:span><text:span text:style-name="T68">. For example </text:span><text:span text:style-name="T69">if a class is extended, then main() method </text:span><text:span text:style-name="T337">can</text:span><text:span text:style-name="T69"> be overridden in subclasses and t</text:span><text:span text:style-name="T75">his</text:span><text:span text:style-name="T69"> may not be desired. I</text:span><text:span text:style-name="T75">n conclusion, <text:s/></text:span><text:span text:style-name="T69">the method in this option can be compiled and run without an error.</text:span></text:p>
      <text:p text:style-name="P6"/>
      <text:p text:style-name="P6"><text:tab/></text:p>
      <text:p text:style-name="P74"><text:span text:style-name="T69"><text:tab/></text:span><text:span text:style-name="T237">Q2)<text:tab/></text:span><text:span text:style-name="T84">This diagram depicts inheritance in programming languages. </text:span><text:span text:style-name="T15">Metal </text:span><text:span text:style-name="T85">class is </text:span><text:span text:style-name="T86">a </text:span><text:span text:style-name="T85">superclass </text:span><text:span text:style-name="T89">and</text:span><text:span text:style-name="T85"> </text:span><text:span text:style-name="T15">Gold</text:span><text:span text:style-name="T85"> and </text:span><text:span text:style-name="T15">Silver</text:span><text:span text:style-name="T85"> classes are subclasses of </text:span><text:span text:style-name="T15">Metal. </text:span><text:span text:style-name="T87">A subclass inherits all attributes from its superclass </text:span><text:span text:style-name="T88">a</text:span><text:span text:style-name="T230">nd</text:span><text:span text:style-name="T88"> can override them.</text:span></text:p>
      <text:p text:style-name="P94"/>
      <text:p text:style-name="P74"><text:span text:style-name="T339"><text:tab/><text:tab/>A</text:span><text:span text:style-name="T237"> – </text:span><text:span text:style-name="T371">The platform independence</text:span><text:span text:style-name="T70"> means that Java compiled bytecode can run on all operating systems independently from the operating system in which the Java code is compiled. So this diagram is not about it.</text:span></text:p>
      <text:p text:style-name="P7"/>
      <text:p text:style-name="P71"><text:span text:style-name="T70"><text:tab/><text:tab/></text:span><text:span text:style-name="T238">B – </text:span><text:span text:style-name="T239">O</text:span><text:span text:style-name="T335">b</text:span><text:span text:style-name="T239">ject-oriented design</text:span><text:span text:style-name="T71"> is a system of separate parts of an entity running together. This diagram shows us 3 different classes that runs together to give a desired output.</text:span></text:p>
      <text:p text:style-name="P8"/>
      <text:p text:style-name="P71"><text:soft-page-break/><text:span text:style-name="T71"><text:tab/><text:tab/></text:span><text:span text:style-name="T239">C – </text:span><text:span text:style-name="T72">The </text:span><text:span text:style-name="T8">Gold </text:span><text:span text:style-name="T72">and </text:span><text:span text:style-name="T8">Silver</text:span><text:span text:style-name="T72"> classes are subclasses of </text:span><text:span text:style-name="T8">Metal</text:span><text:span text:style-name="T72"> class, so that they inherit all attributes from their superclass.</text:span></text:p>
      <text:p text:style-name="P9"/>
      <text:p text:style-name="P71"><text:span text:style-name="T72"><text:tab/><text:tab/></text:span><text:span text:style-name="T240">D – </text:span><text:span text:style-name="T9">Gold</text:span><text:span text:style-name="T73"> and </text:span><text:span text:style-name="T9">Silver </text:span><text:span text:style-name="T73">classes are not connected directly so they cannot use each other’s attributes.</text:span></text:p>
      <text:p text:style-name="P10"/>
      <text:p text:style-name="P10"/>
      <text:p text:style-name="P71"><text:span text:style-name="T73"><text:tab/></text:span><text:span text:style-name="T241">Q3<text:tab/>A – </text:span><text:span text:style-name="T10">.</text:span><text:span text:style-name="T11">java </text:span><text:span text:style-name="T76">filename extension is used in Java source code files.</text:span></text:p>
      <text:p text:style-name="P11"><text:tab/><text:tab/></text:p>
      <text:p text:style-name="P71"><text:span text:style-name="T76"><text:tab/><text:tab/></text:span><text:span text:style-name="T242">B – </text:span><text:span text:style-name="T76">There is no such thing as </text:span><text:span text:style-name="T11">.bytecode </text:span><text:span text:style-name="T76">as a filename extension.</text:span></text:p>
      <text:p text:style-name="P11"/>
      <text:p text:style-name="P71"><text:span text:style-name="T76"><text:tab/><text:tab/></text:span><text:span text:style-name="T340">C</text:span><text:span text:style-name="T242"> – </text:span><text:span text:style-name="T11">.</text:span><text:span text:style-name="T12">class</text:span><text:span text:style-name="T77"> is the determined filename extension by designers of Java in order to be used in Java bytecode compiled files.</text:span></text:p>
      <text:p text:style-name="P12"/>
      <text:p text:style-name="P71"><text:span text:style-name="T77"><text:tab/><text:tab/></text:span><text:span text:style-name="T243">D – </text:span><text:span text:style-name="T78">Files using </text:span><text:span text:style-name="T13">.dll </text:span><text:span text:style-name="T78">filename extension a</text:span><text:span text:style-name="T83">re</text:span><text:span text:style-name="T78"> libraries used in Microsoft Windows and OS/2 operating systems.</text:span></text:p>
      <text:p text:style-name="P13"/>
      <text:p text:style-name="P13"/>
      <text:p text:style-name="P72"><text:span text:style-name="T78"><text:tab/></text:span><text:span text:style-name="T244">Q4<text:tab/>A – </text:span><text:span text:style-name="T79">Both p</text:span><text:span text:style-name="T80">ackages imported on lines</text:span><text:span text:style-name="T79"> 1 and 2 having same class necessitates some tinkering but it doesn’t necessarily cause any error.</text:span></text:p>
      <text:p text:style-name="P14"><text:tab/></text:p>
      <text:p text:style-name="P73"><text:span text:style-name="T79"><text:tab/><text:tab/></text:span><text:span text:style-name="T341">B</text:span><text:span text:style-name="T245"> – </text:span><text:span text:style-name="T80">Class </text:span><text:span text:style-name="T14">Date</text:span><text:span text:style-name="T80"> exists in both packages imported so the compiler cannot distinguish which package’s class is meant to be used here.</text:span></text:p>
      <text:p text:style-name="P15"/>
      <text:p text:style-name="P72"><text:span text:style-name="T80"><text:tab/><text:tab/></text:span><text:span text:style-name="T246">C – </text:span><text:span text:style-name="T80">Line 5 states exactly which class to be used, so it does not cause a problem.</text:span></text:p>
      <text:p text:style-name="P15"/>
      <text:p text:style-name="P72"><text:span text:style-name="T80"><text:tab/><text:tab/></text:span><text:span text:style-name="T246">D – </text:span><text:span text:style-name="T81">Line 4 causes issue.</text:span></text:p>
      <text:p text:style-name="P16"/>
      <text:p text:style-name="P16"/>
      <text:p text:style-name="P72"><text:span text:style-name="T81"><text:tab/></text:span><text:span text:style-name="T247">Q5 <text:tab/></text:span><text:span text:style-name="T90">Objects are the instances of classes. </text:span><text:span text:style-name="T91">Objects can hold data via their variables. Multiple objects can be created from a single class and each object is unique with its own data which means they are grouped with their data. Object</text:span><text:span text:style-name="T92">s</text:span><text:span text:style-name="T91"> can perform actions with their methods and can be cast </text:span><text:span text:style-name="T92">to their own superclasses thank to inheritance. So the answer is </text:span><text:span text:style-name="T342">A</text:span><text:span text:style-name="T248">.</text:span></text:p>
      <text:p text:style-name="P51"/>
      <text:p text:style-name="P51"><text:tab/></text:p>
      <text:p text:style-name="P75"><text:span text:style-name="T248"><text:tab/>Q6<text:tab/></text:span><text:span text:style-name="T249">A – Interface variables</text:span><text:span text:style-name="T93"> are created in Java interfaces. By default these are public, static and final. So that they are available at all places and their value cannot be changed or one more instance cannot be created.</text:span></text:p>
      <text:p text:style-name="P17"><text:tab/></text:p>
      <text:p text:style-name="P75"><text:span text:style-name="T93"><text:tab/><text:tab/></text:span><text:span text:style-name="T249">B –</text:span><text:span text:style-name="T93"> </text:span><text:span text:style-name="T249">Class variables</text:span><text:span text:style-name="T93"> are static variables and accessible from all classes in a package by default.</text:span></text:p>
      <text:p text:style-name="P17"/>
      <text:p text:style-name="P75"><text:soft-page-break/><text:span text:style-name="T93"><text:tab/><text:tab/></text:span><text:span text:style-name="T250">C – </text:span><text:span text:style-name="T336">Instance variables</text:span><text:span text:style-name="T94"> are created in a class. If they are not cr</text:span><text:span text:style-name="T231">e</text:span><text:span text:style-name="T94">ated as public they normally cannot be accessed but non-static methods can provide an access to these variables from outside.</text:span></text:p>
      <text:p text:style-name="P75"><text:span text:style-name="T94"/></text:p>
      <text:p text:style-name="P75"><text:span text:style-name="T94"><text:tab/><text:tab/></text:span><text:span text:style-name="T343">D</text:span><text:span text:style-name="T251"> </text:span><text:span text:style-name="T343">– </text:span><text:span text:style-name="T372">Local </text:span><text:span text:style-name="T373">variables </text:span><text:span text:style-name="T95">are created in a method and they cannot be accessed from outside of the method.</text:span></text:p>
      <text:p text:style-name="P18"/>
      <text:p text:style-name="P18"/>
      <text:p text:style-name="P75"><text:span text:style-name="T95"><text:tab/></text:span><text:span text:style-name="T252">Q7<text:tab/></text:span><text:span text:style-name="T344">B</text:span><text:span text:style-name="T254"> </text:span><text:span text:style-name="T344">– </text:span><text:span text:style-name="T374">j</text:span><text:span text:style-name="T375">ava.lang</text:span><text:span text:style-name="T97"> package is imported by default because without this package it is impossible to code in Java.</text:span><text:span text:style-name="T96"> </text:span></text:p>
      <text:p text:style-name="P19"/>
      <text:p text:style-name="P75"><text:span text:style-name="T96"><text:tab/><text:tab/></text:span><text:span text:style-name="T99">The other packages; java.util, system.lang, java.system is not mandatory for coding.</text:span></text:p>
      <text:p text:style-name="P19"/>
      <text:p text:style-name="P19"/>
      <text:p text:style-name="P75"><text:span text:style-name="T96"><text:tab/></text:span><text:span text:style-name="T253">Q8<text:tab/></text:span><text:span text:style-name="T98">Double slash before a line or lines encapsulated by /* - */ characters are interpreted as comments in Java but # is not a comment indicator for Java compiler. </text:span><text:span text:style-name="T100">The answer is </text:span><text:span text:style-name="T345">C</text:span><text:span text:style-name="T255">.</text:span></text:p>
      <text:p text:style-name="P52"/>
      <text:p text:style-name="P52"/>
      <text:p text:style-name="P75"><text:span text:style-name="T255"><text:tab/></text:span><text:span text:style-name="T256">Q9 <text:tab/></text:span><text:span text:style-name="T101">A .java file must contain one public clas</text:span><text:span text:style-name="T233">s </text:span><text:span text:style-name="T234">at most</text:span><text:span text:style-name="T101"> and can contain private classes, too. </text:span><text:span text:style-name="T102">The answer is </text:span><text:span text:style-name="T377">D</text:span><text:span text:style-name="T257">.</text:span></text:p>
      <text:p text:style-name="P53"/>
      <text:p text:style-name="P53"/>
      <text:p text:style-name="P75"><text:span text:style-name="T257"><text:tab/></text:span><text:span text:style-name="T258">Q10<text:tab/></text:span><text:span text:style-name="T103">As explained in </text:span><text:span text:style-name="T260">Q1</text:span><text:span text:style-name="T103">, a main() method must be public static and void and must have a String type array parameter. It should be static </text:span><text:span text:style-name="T104">because it needs to be called without creating an object. So main() method in the example should be corrected.</text:span></text:p>
      <text:p text:style-name="P20"/>
      <text:p text:style-name="P75"><text:span text:style-name="T104"><text:tab/><text:tab/></text:span><text:span text:style-name="T261">Class variables </text:span><text:span text:style-name="T105">are static variables so they are accessible from all places. There are 2 static/class variables.</text:span></text:p>
      <text:p text:style-name="P21"/>
      <text:p text:style-name="P75"><text:span text:style-name="T105"><text:tab/><text:tab/></text:span><text:span text:style-name="T261">Instance variables </text:span><text:span text:style-name="T105">are variable created in class and they are available at all places in the class in which they are created. Here we have two instance variables.</text:span></text:p>
      <text:p text:style-name="P21"/>
      <text:p text:style-name="P75"><text:span text:style-name="T105"><text:tab/><text:tab/></text:span><text:span text:style-name="T262">Local variables </text:span><text:span text:style-name="T106">are created in methods and they can only be accessed within method. </text:span></text:p>
      <text:p text:style-name="P22"/>
      <text:p text:style-name="P76"><text:span text:style-name="T107"><text:tab/><text:tab/>P1 is in scope of the main() method and there is one variable in main() method. So there are 2 class variables, 2 instance variables and 1 local variable that can be a</text:span><text:span text:style-name="T128">ccessed</text:span><text:span text:style-name="T107"> at P1. </text:span><text:span text:style-name="T108">Answer is </text:span><text:span text:style-name="T346">B</text:span><text:span text:style-name="T263">.</text:span></text:p>
      <text:p text:style-name="P54"/>
      <text:p text:style-name="P54"/>
      <text:p text:style-name="P75"><text:span text:style-name="T258"><text:tab/></text:span><text:span text:style-name="T259">Q11<text:tab/></text:span><text:span text:style-name="T109">Unused import statements does not cause any issue at compiling and running, so does not duplicate import statement. </text:span><text:span text:style-name="T110">If a class contains an import statement that cannot be located, the compiler would throw out an error. </text:span><text:span text:style-name="T111">Unused import statements can easily be removed. It would not cause an error because it is not used. The answer is </text:span><text:span text:style-name="T347">B</text:span><text:span text:style-name="T264">.</text:span></text:p>
      <text:p text:style-name="P75"><text:soft-page-break/><text:span text:style-name="T264"><text:tab/></text:span><text:span text:style-name="T265">Q12<text:tab/></text:span><text:span text:style-name="T112">Instance variables can be accessed only by creating an object. So, in order to use </text:span><text:span text:style-name="T16">birds</text:span><text:span text:style-name="T112"> variable we should create an object of class </text:span><text:span text:style-name="T16">ParkRanger</text:span><text:span text:style-name="T112">. This way, this code will not compile. The answer is </text:span><text:span text:style-name="T348">A</text:span><text:span text:style-name="T266">.</text:span></text:p>
      <text:p text:style-name="P56"/>
      <text:p text:style-name="P55"><text:tab/></text:p>
      <text:p text:style-name="P77"><text:span text:style-name="T266"><text:tab/></text:span><text:span text:style-name="T267">Q13<text:tab/></text:span><text:span text:style-name="T268">Java</text:span><text:span text:style-name="T113"> is an object-oriented programming language.</text:span><text:span text:style-name="T17"> </text:span></text:p>
      <text:p text:style-name="P66"><text:tab/><text:tab/></text:p>
      <text:p text:style-name="P78"><text:span text:style-name="T17"><text:tab/><text:tab/></text:span><text:span text:style-name="T61">javac</text:span><text:span text:style-name="T17"> </text:span><text:span text:style-name="T113">command compiles source code into the bytecode which would be run by JVM. </text:span></text:p>
      <text:p text:style-name="P23"/>
      <text:p text:style-name="P78"><text:span text:style-name="T113"><text:tab/><text:tab/></text:span><text:span text:style-name="T61">java</text:span><text:span text:style-name="T17"> </text:span><text:span text:style-name="T113">command </text:span><text:span text:style-name="T114">could execute only .class files before Java 11 but it can now execute single source-files with Java 11. </text:span><text:span text:style-name="T269">Source</text:span><text:span text:style-name="T115">: </text:span><text:a xlink:type="simple" xlink:href="https://openjdk.java.net/jeps/330" text:style-name="Internet_20_link" text:visited-style-name="Visited_20_Internet_20_Link"><text:span text:style-name="T114">JEP 330: Launch Single-File Source-Code Programs</text:span></text:a>.</text:p>
      <text:p text:style-name="P78"/>
      <text:p text:style-name="P78"><text:tab/><text:tab/><text:span text:style-name="T459">So the answer is </text:span><text:span text:style-name="T387">A</text:span><text:span text:style-name="T391"> </text:span><text:span text:style-name="T404">according to this recent changes. </text:span><text:span text:style-name="T405">For earlier Java versions than Java 11, none of the statements are true </text:span><text:span text:style-name="T406">and the answer would be </text:span><text:span text:style-name="T388">D</text:span><text:span text:style-name="T406">.</text:span></text:p>
      <text:p text:style-name="P96"/>
      <text:p text:style-name="P96"/>
      <text:p text:style-name="P78"><text:span text:style-name="T406"><text:tab/></text:span><text:span text:style-name="T419">Q14<text:tab/></text:span><text:span text:style-name="T407">A Java class file can </text:span><text:span text:style-name="T417">start </text:span><text:span text:style-name="T407">with an import statement if there is not a specific package, with a comment line and package statement. </text:span><text:span text:style-name="T408">But variable definitions cannot be made in first lines. </text:span><text:span text:style-name="T409">The answer is </text:span><text:span text:style-name="T389">D</text:span><text:span text:style-name="T420">.</text:span></text:p>
      <text:p text:style-name="P2"/>
      <text:p text:style-name="P2"/>
      <text:p text:style-name="P79"><text:span text:style-name="T420"><text:tab/></text:span><text:span text:style-name="T421">Q15<text:tab/></text:span><text:span text:style-name="T422">A – </text:span><text:span text:style-name="T410">There is no need for a package declaration for every class because Java puts classes in </text:span><text:span text:style-name="T414">the </text:span><text:span text:style-name="T410">default package if there is no package declared.</text:span></text:p>
      <text:p text:style-name="P97"/>
      <text:p text:style-name="P79"><text:span text:style-name="T410"><text:tab/><text:tab/></text:span><text:span text:style-name="T423">B – </text:span><text:span text:style-name="T411">There is no such a file </text:span><text:span text:style-name="T418">as </text:span><text:span text:style-name="T431">.init </text:span><text:span text:style-name="T411">in Java. Packages can be created as folders that classes of this package would be in those folders.</text:span></text:p>
      <text:p text:style-name="P98"/>
      <text:p text:style-name="P79"><text:span text:style-name="T411"><text:tab/><text:tab/></text:span><text:span text:style-name="T390">C</text:span><text:span text:style-name="T424"> – </text:span><text:span text:style-name="T412">The reason of having a package declared is to restrict access to classes in the package from outside.</text:span></text:p>
      <text:p text:style-name="P99"/>
      <text:p text:style-name="P79"><text:span text:style-name="T412"><text:tab/><text:tab/></text:span><text:span text:style-name="T425">D – </text:span><text:span text:style-name="T413">It is the purpose of packages to restrict access, so this is not true.</text:span></text:p>
      <text:p text:style-name="P100"/>
      <text:p text:style-name="P100"/>
      <text:p text:style-name="P79"><text:span text:style-name="T413"><text:tab/></text:span><text:span text:style-name="T426">Q16<text:tab/></text:span><text:span text:style-name="T427">javac</text:span><text:span text:style-name="T415"> command needs full name of the source file with its extension. </text:span><text:span text:style-name="T428">java</text:span><text:span text:style-name="T416"> command needs only the name of </text:span><text:span text:style-name="T428">.class </text:span><text:span text:style-name="T433">file. </text:span><text:span text:style-name="T434">So the only true answer is </text:span><text:span text:style-name="T392">B</text:span><text:span text:style-name="T447">.</text:span></text:p>
      <text:p text:style-name="P101"/>
      <text:p text:style-name="P101"/>
      <text:p text:style-name="P80"><text:span text:style-name="T447"><text:tab/></text:span><text:span text:style-name="T448">Q17<text:tab/></text:span><text:span text:style-name="T449">A – </text:span><text:span text:style-name="T450">Platform independence </text:span><text:span text:style-name="T435">means that a java bytecode can run on all operating systems.</text:span></text:p>
      <text:p text:style-name="P102"/>
      <text:p text:style-name="P81"><text:span text:style-name="T435"><text:tab/><text:tab/></text:span><text:span text:style-name="T451">B – </text:span><text:span text:style-name="T452">O</text:span><text:span text:style-name="T453">bject orientation </text:span><text:span text:style-name="T436">means that separate units of a program can run together as one entity.</text:span></text:p>
      <text:p text:style-name="P81"><text:soft-page-break/><text:span text:style-name="T436"><text:tab/><text:tab/></text:span><text:span text:style-name="T454">C – </text:span><text:span text:style-name="T455">Inheritance </text:span><text:span text:style-name="T437">is a mechanism that one object can take all properties and attributes of its parent object.</text:span></text:p>
      <text:p text:style-name="P103"/>
      <text:p text:style-name="P81"><text:span text:style-name="T437"><text:tab/><text:tab/></text:span><text:span text:style-name="T393">D</text:span><text:span text:style-name="T456"> – </text:span><text:span text:style-name="T457">Encapsulation </text:span><text:span text:style-name="T438">is the mechanism </text:span><text:span text:style-name="T442">of wrapping data and methods together as a si</text:span><text:span text:style-name="T444">ng</text:span><text:span text:style-name="T442">le unit. </text:span><text:span text:style-name="T443">So it </text:span><text:span text:style-name="T438">ensures that the instance variables of an object can be accessed only by the instance’s methods. </text:span></text:p>
      <text:p text:style-name="P104"/>
      <text:p text:style-name="P104"/>
      <text:p text:style-name="P81"><text:span text:style-name="T438"><text:tab/></text:span><text:span text:style-name="T458">Q18<text:tab/></text:span><text:span text:style-name="T429">height </text:span><text:span text:style-name="T439">variable is local variable which is in if-statement block. </text:span><text:span text:style-name="T440">So it cannot be accessed from where </text:span><text:span text:style-name="T430">System.out.print() </text:span><text:span text:style-name="T440">method is p</text:span><text:span text:style-name="T446">laced</text:span><text:span text:style-name="T440"> </text:span><text:span text:style-name="T445">and the code does not compile</text:span><text:span text:style-name="T440">. </text:span><text:span text:style-name="T441">So the answer is </text:span><text:span text:style-name="T396">D</text:span><text:span text:style-name="T398">.</text:span></text:p>
      <text:p text:style-name="P95"/>
      <text:p text:style-name="P95"/>
      <text:p text:style-name="P82"><text:span text:style-name="T398"><text:tab/></text:span><text:span text:style-name="T460">Q</text:span><text:span text:style-name="T461">19</text:span><text:span text:style-name="T394"><text:tab/></text:span><text:span text:style-name="T395">A</text:span><text:span text:style-name="T462"> – </text:span><text:span text:style-name="T467">Java bytecode </text:span><text:span text:style-name="T470">files</text:span><text:span text:style-name="T467"> can be run on any computer by JVM because JVM is the one that is responsible compile this bytecode to machine code. </text:span><text:span text:style-name="T468">So the correct answer is </text:span><text:span text:style-name="T397">A</text:span><text:span text:style-name="T469">.</text:span></text:p>
      <text:p text:style-name="P105"/>
      <text:p text:style-name="P82"><text:span text:style-name="T467"><text:tab/><text:tab/></text:span><text:span text:style-name="T463">B – </text:span><text:span text:style-name="T470">As explained in </text:span><text:span text:style-name="T472">option </text:span><text:span text:style-name="T464">A</text:span><text:span text:style-name="T470">, Java is platform independent so java bytecode files can run on all computers.</text:span></text:p>
      <text:p text:style-name="P106"/>
      <text:p text:style-name="P82"><text:span text:style-name="T470"><text:tab/><text:tab/></text:span><text:span text:style-name="T465">C – </text:span><text:span text:style-name="T471">Bytecodes is not readable by humans.</text:span></text:p>
      <text:p text:style-name="P107"/>
      <text:p text:style-name="P82"><text:span text:style-name="T471"><text:tab/><text:tab/></text:span><text:span text:style-name="T466">D – </text:span><text:span text:style-name="T473">JVM can run bytecode file without needing its source file.</text:span></text:p>
      <text:p text:style-name="P108"/>
      <text:p text:style-name="P108"/>
      <text:p text:style-name="P82"><text:span text:style-name="T473"><text:tab/></text:span><text:span text:style-name="T494">Q20<text:tab/></text:span><text:span text:style-name="T474">In Java, a semicolon (;) terminates the statements. </text:span><text:span text:style-name="T492">A colon (:), an end-of-line character (\n) and a tab character does not have a special meaning in Java. </text:span><text:span text:style-name="T475">The answer is </text:span><text:span text:style-name="T399">D</text:span><text:span text:style-name="T495">.</text:span></text:p>
      <text:p text:style-name="P114"/>
      <text:p text:style-name="P114"/>
      <text:p text:style-name="P82"><text:span text:style-name="T495"><text:tab/></text:span><text:span text:style-name="T496">Q21<text:tab/></text:span><text:span text:style-name="T476">Although the static variable </text:span><text:span text:style-name="T509">yesterday</text:span><text:span text:style-name="T476"> </text:span><text:span text:style-name="T477">should be accessed in a static way due to that it can cause a problem when there is ambiguity such as in cases the instance is of a subclass, this does not prevent the variable from being read. </text:span><text:span text:style-name="T478">So it compiles and outputs 31. The answer is </text:span><text:span text:style-name="T400">C</text:span><text:span text:style-name="T497">.</text:span></text:p>
      <text:p text:style-name="P115"/>
      <text:p text:style-name="P115"/>
      <text:p text:style-name="P82"><text:span text:style-name="T497"><text:tab/></text:span><text:span text:style-name="T498">Q22<text:tab/></text:span><text:span text:style-name="T499">Line 1 </text:span><text:span text:style-name="T479">is missing </text:span><text:span text:style-name="T510">class</text:span><text:span text:style-name="T479"> </text:span><text:span text:style-name="T480">keyword.</text:span></text:p>
      <text:p text:style-name="P109"/>
      <text:p text:style-name="P82"><text:span text:style-name="T480"><text:tab/><text:tab/></text:span><text:span text:style-name="T500">Line 2 </text:span><text:span text:style-name="T481">has two variable type keywords, double and int. </text:span><text:span text:style-name="T482">Two different variable type keywords cannot be used for single variable.</text:span></text:p>
      <text:p text:style-name="P110"/>
      <text:p text:style-name="P82"><text:span text:style-name="T482"><text:tab/><text:tab/></text:span><text:span text:style-name="T401">Line 3</text:span><text:span text:style-name="T501"> </text:span><text:span text:style-name="T483">has a valid method d</text:span><text:span text:style-name="T484">efinition</text:span><text:span text:style-name="T483">. </text:span><text:span text:style-name="T493">So the answer is </text:span><text:span text:style-name="T402">C</text:span><text:span text:style-name="T508">.</text:span></text:p>
      <text:p text:style-name="P111"/>
      <text:p text:style-name="P82"><text:span text:style-name="T483"><text:tab/><text:tab/></text:span><text:span text:style-name="T502">Line 4 </text:span><text:span text:style-name="T485">has an invalid variable type, void. </text:span><text:span text:style-name="T486">A</text:span><text:span text:style-name="T485">nd </text:span><text:span text:style-name="T511">private</text:span><text:span text:style-name="T485"> keyword cannot be put after variable type keyword.</text:span></text:p>
      <text:p text:style-name="P112"/>
      <text:p text:style-name="P87"><text:soft-page-break/><text:span text:style-name="T485"><text:tab/></text:span><text:span text:style-name="T503">Q23<text:tab/></text:span><text:span text:style-name="T507">A – </text:span><text:span text:style-name="T504">Encapsulation </text:span><text:span text:style-name="T487">is the mechanism </text:span><text:span text:style-name="T489">of wrapping data and methods together as a si</text:span><text:span text:style-name="T490">ng</text:span><text:span text:style-name="T489">le unit. </text:span><text:span text:style-name="T491">So it </text:span><text:span text:style-name="T487">ensures that the instance variables of an object can be accessed only by the instance’s methods. </text:span></text:p>
      <text:p text:style-name="P113"/>
      <text:p text:style-name="P89"><text:span text:style-name="T487"><text:tab/><text:tab/></text:span><text:span text:style-name="T507">B – </text:span><text:span text:style-name="T505">O</text:span><text:span text:style-name="T506">bject orientation </text:span><text:span text:style-name="T488">means that separate units of a program can run together as one entity.</text:span></text:p>
      <text:p text:style-name="P24"/>
      <text:p text:style-name="P83"><text:span text:style-name="T113"><text:tab/><text:tab/></text:span><text:span text:style-name="T272">C – </text:span><text:span text:style-name="T270">Inheritance </text:span><text:span text:style-name="T116">is a mechanism that one object can take all properties and attributes of its parent object.</text:span></text:p>
      <text:p text:style-name="P25"/>
      <text:p text:style-name="P84"><text:span text:style-name="T116"><text:tab/><text:tab/></text:span><text:span text:style-name="T350">D – </text:span><text:span text:style-name="T349">Platform independence</text:span><text:span text:style-name="T271"> </text:span><text:span text:style-name="T117">means that a java bytecode can run on all operating systems.</text:span></text:p>
      <text:p text:style-name="P24"><text:tab/><text:tab/></text:p>
      <text:p text:style-name="P24"/>
      <text:p text:style-name="P77"><text:span text:style-name="T113"><text:tab/></text:span><text:span text:style-name="T273">Q24<text:tab/></text:span><text:span text:style-name="T274">Java Virtual Machines </text:span><text:span text:style-name="T118">has a garbage collector which releases memory occupied by <text:s/>objects that are not used any more. So a JVM manages memory. JVM translates Java bytecode to machine instructions so that Java programs can run on all computers independently from their <text:s/>operating systems. </text:span><text:span text:style-name="T119">This is called as </text:span><text:span text:style-name="T275">platform independence. </text:span><text:span text:style-name="T120">But a JVM does not prevent a bytecode from being decompiled. </text:span><text:span text:style-name="T121">The answer is </text:span><text:span text:style-name="T351">A</text:span><text:span text:style-name="T276">.</text:span></text:p>
      <text:p text:style-name="P57"/>
      <text:p text:style-name="P57"/>
      <text:p text:style-name="P77"><text:span text:style-name="T276"><text:tab/></text:span><text:span text:style-name="T277">Q25<text:tab/></text:span><text:span text:style-name="T278">A – </text:span><text:span text:style-name="T122">There is no such thing as package variables.</text:span></text:p>
      <text:p text:style-name="P26"/>
      <text:p text:style-name="P77"><text:span text:style-name="T122"><text:tab/><text:tab/></text:span><text:span text:style-name="T352">B – </text:span><text:span text:style-name="T353">Class variables</text:span><text:span text:style-name="T123"> are static variables and accessible from everywhere.</text:span></text:p>
      <text:p text:style-name="P27"/>
      <text:p text:style-name="P77"><text:span text:style-name="T123"><text:tab/><text:tab/></text:span><text:span text:style-name="T279">C – </text:span><text:span text:style-name="T280">Instance variables </text:span><text:span text:style-name="T124">are available only in the instance of the class.</text:span></text:p>
      <text:p text:style-name="P28"/>
      <text:p text:style-name="P77"><text:span text:style-name="T124"><text:tab/><text:tab/></text:span><text:span text:style-name="T281">D – </text:span><text:span text:style-name="T282">Local variables </text:span><text:span text:style-name="T125">are only in the scope of the method or block in which they are defined.</text:span></text:p>
      <text:p text:style-name="P29"/>
      <text:p text:style-name="P29"/>
      <text:p text:style-name="P77"><text:span text:style-name="T125"><text:tab/></text:span><text:span text:style-name="T283">Q26<text:tab/></text:span><text:span text:style-name="T284">A – </text:span><text:span text:style-name="T126">Importing a package does not import its sub-packages because packages are hierarchical only in their name. </text:span><text:span text:style-name="T127">A package and its sub-package </text:span><text:span text:style-name="T129">actually are </text:span><text:span text:style-name="T127">separate </text:span><text:span text:style-name="T129">packages. </text:span><text:span text:style-name="T130">So here, </text:span><text:span text:style-name="T18">television.actor.recurring </text:span><text:span text:style-name="T130">is a different package from </text:span><text:span text:style-name="T18">television.actor </text:span><text:span text:style-name="T130">and is not imported. </text:span><text:span text:style-name="T20">t</text:span><text:span text:style-name="T19">elevision.actor.recurring.Marie</text:span><text:span text:style-name="T131"> is not i</text:span><text:span text:style-name="T135">ncluded</text:span><text:span text:style-name="T131">.</text:span></text:p>
      <text:p text:style-name="P30"/>
      <text:p text:style-name="P77"><text:span text:style-name="T131"><text:tab/><text:tab/></text:span><text:span text:style-name="T285">B – </text:span><text:span text:style-name="T21">movie.director </text:span><text:span text:style-name="T132">is imported but h</text:span><text:span text:style-name="T133">ere plural </text:span><text:span text:style-name="T22">directors </text:span><text:span text:style-name="T133">word is used</text:span><text:span text:style-name="T132">.</text:span></text:p>
      <text:p text:style-name="P31"/>
      <text:p text:style-name="P77"><text:span text:style-name="T132"><text:tab/><text:tab/></text:span><text:span text:style-name="T354">C</text:span><text:span text:style-name="T286"> – </text:span><text:span text:style-name="T23">television.actor </text:span><text:span text:style-name="T134">package is imported so the class </text:span><text:span text:style-name="T23">Package</text:span><text:span text:style-name="T134"> that belongs to this package is included.</text:span></text:p>
      <text:p text:style-name="P32"/>
      <text:p text:style-name="P77"><text:span text:style-name="T134"><text:tab/><text:tab/></text:span><text:span text:style-name="T287">D – </text:span><text:span text:style-name="T24">movie</text:span><text:span text:style-name="T136"> is not imported. It is a different package from </text:span><text:span text:style-name="T24">movie.director.</text:span></text:p>
      <text:p text:style-name="P77"><text:soft-page-break/><text:span text:style-name="T136"><text:tab/></text:span><text:span text:style-name="T288">Q27<text:tab/></text:span><text:span text:style-name="T137">In a Java class file, if there is a package </text:span><text:span text:style-name="T289">package statement</text:span><text:span text:style-name="T137"> comes first. </text:span><text:span text:style-name="T138">Then </text:span><text:span text:style-name="T290">import statement </text:span><text:span text:style-name="T139">and finally </text:span><text:span text:style-name="T291">class statement </text:span><text:span text:style-name="T139">comes. </text:span><text:span text:style-name="T140">The answer is </text:span><text:span text:style-name="T355">D</text:span><text:span text:style-name="T292">.</text:span></text:p>
      <text:p text:style-name="P65"/>
      <text:p text:style-name="P65"/>
      <text:p text:style-name="P77"><text:span text:style-name="T292"><text:tab/></text:span><text:span text:style-name="T293">Q28<text:tab/></text:span><text:span text:style-name="T141">Because only </text:span><text:span text:style-name="T25">stars.Blackhole</text:span><text:span text:style-name="T141"> </text:span><text:span text:style-name="T142">class is used all import statements other than this class can be discarded. </text:span><text:span text:style-name="T143">These are </text:span><text:span text:style-name="T145">three import statements,</text:span><text:span text:style-name="T143"> </text:span><text:span text:style-name="T26">java.lang.* </text:span><text:span text:style-name="T143">(which is imported by default in every Java program), </text:span><text:span text:style-name="T26">stars</text:span><text:span text:style-name="T143"> (which is unnecessary because </text:span><text:span text:style-name="T26">stars.Blackhole </text:span><text:span text:style-name="T143">is imported) and </text:span><text:span text:style-name="T26">java.lang.Object. </text:span><text:span text:style-name="T144">The answer is </text:span><text:span text:style-name="T356">D</text:span><text:span text:style-name="T294">.</text:span></text:p>
      <text:p text:style-name="P58"/>
      <text:p text:style-name="P58"/>
      <text:p text:style-name="P77"><text:span text:style-name="T294"><text:tab/></text:span><text:span text:style-name="T295">Q29<text:tab/></text:span><text:span text:style-name="T216">There is no variable defined as </text:span><text:span text:style-name="T52">theInput </text:span><text:span text:style-name="T216">so, the program d</text:span><text:span text:style-name="T219">oes</text:span><text:span text:style-name="T216"> not compile. </text:span><text:span text:style-name="T217">If that statement is changed to ...</text:span><text:span text:style-name="T53">deerParams</text:span><text:span text:style-name="T54">[2], </text:span><text:span text:style-name="T218">it would compile. </text:span><text:span text:style-name="T220">Then, in order to get </text:span><text:span text:style-name="T55">White-tailed </text:span><text:span text:style-name="T220">output we should enter such a command, </text:span><text:span text:style-name="T55">java package.Class arg1 arg2 White-tailed </text:span><text:span text:style-name="T220">and so on.</text:span></text:p>
      <text:p text:style-name="P47"/>
      <text:p text:style-name="P77"><text:span text:style-name="T220"><text:tab/><text:tab/></text:span><text:span text:style-name="T331">A – </text:span><text:span text:style-name="T56">White-tailed </text:span><text:span text:style-name="T221">must be the third argument. In this option the third argument is </text:span><text:span text:style-name="T56">“White-tailed deer”. </text:span><text:span text:style-name="T222">So this option does not g</text:span><text:span text:style-name="T223">ive</text:span><text:span text:style-name="T222"> the desired output.</text:span></text:p>
      <text:p text:style-name="P48"/>
      <text:p text:style-name="P77"><text:span text:style-name="T222"><text:tab/><text:tab/></text:span><text:span text:style-name="T332">B – </text:span><text:span text:style-name="T224">Third argument in this option is </text:span><text:span text:style-name="T57">3</text:span><text:span text:style-name="T224">. </text:span><text:span text:style-name="T225">So this option is not correct, too.</text:span></text:p>
      <text:p text:style-name="P49"/>
      <text:p text:style-name="P77"><text:span text:style-name="T225"><text:tab/><text:tab/></text:span><text:span text:style-name="T370">C</text:span><text:span text:style-name="T333"> – </text:span><text:span text:style-name="T226">Third argument in this option is </text:span><text:span text:style-name="T58">White-tailed.</text:span><text:span text:style-name="T226"> </text:span><text:span text:style-name="T227">So this option is correct.</text:span></text:p>
      <text:p text:style-name="P50"/>
      <text:p text:style-name="P77"><text:span text:style-name="T227"><text:tab/><text:tab/></text:span><text:span text:style-name="T334">D – </text:span><text:span text:style-name="T228">This option does have 2 arguments and the code seeks at least 3 arguments. </text:span><text:span text:style-name="T229">So it will compile but throws out a runtime error, </text:span><text:span text:style-name="T59">Array</text:span><text:span text:style-name="T60">I</text:span><text:span text:style-name="T59">ndexOutOfBoundsException</text:span><text:span text:style-name="T229">.</text:span></text:p>
      <text:p text:style-name="P59"/>
      <text:p text:style-name="P59"/>
      <text:p text:style-name="P93"><text:span text:style-name="T295"><text:tab/></text:span><text:span text:style-name="T296">Q30<text:tab/></text:span><text:span text:style-name="T327">A – </text:span><text:span text:style-name="T49">java </text:span><text:span text:style-name="T213">command executes bytecode files which has </text:span><text:span text:style-name="T49">.class extension.</text:span></text:p>
      <text:p text:style-name="P67"/>
      <text:p text:style-name="P93"><text:span text:style-name="T49"><text:tab/><text:tab/></text:span><text:span text:style-name="T369">B</text:span><text:span text:style-name="T327"> – </text:span><text:span text:style-name="T27">javac </text:span><text:span text:style-name="T146">command compiles </text:span><text:span text:style-name="T27">.java </text:span><text:span text:style-name="T146">files into </text:span><text:span text:style-name="T27">.class </text:span><text:span text:style-name="T146">files. </text:span><text:span text:style-name="T27">java </text:span><text:span text:style-name="T146">executes </text:span><text:span text:style-name="T27">.class </text:span><text:span text:style-name="T146">files.</text:span></text:p>
      <text:p text:style-name="P33"/>
      <text:p text:style-name="P93"><text:span text:style-name="T146"><text:tab/><text:tab/></text:span><text:span text:style-name="T328">C – </text:span><text:span text:style-name="T50">java </text:span><text:span text:style-name="T214">command does not compile anything as it is explained in </text:span><text:span text:style-name="T329">Q30-A</text:span><text:span text:style-name="T214">.</text:span></text:p>
      <text:p text:style-name="P34"/>
      <text:p text:style-name="P93"><text:span text:style-name="T214"><text:tab/><text:tab/></text:span><text:span text:style-name="T330">D – </text:span><text:span text:style-name="T51">javac </text:span><text:span text:style-name="T215">command does not compile </text:span><text:span text:style-name="T51">.class </text:span><text:span text:style-name="T215">files, it compiles </text:span><text:span text:style-name="T51">.java </text:span><text:span text:style-name="T215">files.</text:span></text:p>
      <text:p text:style-name="P60"/>
      <text:p text:style-name="P60"/>
      <text:p text:style-name="P85"><text:span text:style-name="T296"><text:tab/></text:span><text:span text:style-name="T297">Q31<text:tab/></text:span><text:span text:style-name="T298">A – Procedural programming</text:span><text:span text:style-name="T147"> uses procedures to operate on data structures. </text:span><text:span text:style-name="T299">O</text:span><text:span text:style-name="T298">bject-oriented programming</text:span><text:span text:style-name="T147"> bundles the p</text:span><text:span text:style-name="T148">rocedures and data structures as</text:span><text:span text:style-name="T147"> an "object", which is an instance of a class, operates on its "own" data structure. </text:span><text:span text:style-name="T149">Java is an object-oriented programming, not a procedural programming.</text:span></text:p>
      <text:p text:style-name="P35"/>
      <text:p text:style-name="P85"><text:span text:style-name="T149"><text:tab/><text:tab/></text:span><text:span text:style-name="T357">B – </text:span><text:span text:style-name="T358">Method overloading</text:span><text:span text:style-name="T300"> </text:span><text:span text:style-name="T150">means that a class has multiple methods that have same names but different parameters so that they perform different tasks. </text:span><text:span text:style-name="T151">Java allows this.</text:span></text:p>
      <text:p text:style-name="P36"/>
      <text:p text:style-name="P85"><text:soft-page-break/><text:span text:style-name="T151"><text:tab/><text:tab/></text:span><text:span text:style-name="T301">C – </text:span><text:span text:style-name="T302">Operator overloading, </text:span><text:span text:style-name="T152">which means giving different definition to operators, is not allowed in Java.</text:span></text:p>
      <text:p text:style-name="P37"/>
      <text:p text:style-name="P85"><text:span text:style-name="T152"><text:tab/><text:tab/></text:span><text:span text:style-name="T302">D – </text:span><text:span text:style-name="T153">Java does not allow direct access to object in memory as they are under control of JVM and available only to Java program.</text:span></text:p>
      <text:p text:style-name="P38"/>
      <text:p text:style-name="P38"/>
      <text:p text:style-name="P85"><text:span text:style-name="T153"><text:tab/></text:span><text:span text:style-name="T303">Q32<text:tab/></text:span><text:span text:style-name="T154">The static method has a </text:span><text:span text:style-name="T28">return </text:span><text:span text:style-name="T154">statement so that this method have a return type. </text:span><text:span text:style-name="T28">null </text:span><text:span text:style-name="T154">and </text:span><text:span text:style-name="T28">void </text:span><text:span text:style-name="T154">cannot be return types. </text:span><text:span text:style-name="T155">So </text:span><text:span text:style-name="T304">A </text:span><text:span text:style-name="T155">and </text:span><text:span text:style-name="T304">B </text:span><text:span text:style-name="T156">is wrong. </text:span><text:span text:style-name="T157">Class definition cannot contain </text:span><text:span text:style-name="T29">int</text:span><text:span text:style-name="T157">. </text:span><text:span text:style-name="T158">So </text:span><text:span text:style-name="T305">C </text:span><text:span text:style-name="T158">is wrong. </text:span><text:span text:style-name="T159">The answer is </text:span><text:span text:style-name="T378">D</text:span><text:span text:style-name="T306">.</text:span></text:p>
      <text:p text:style-name="P61"/>
      <text:p text:style-name="P61"/>
      <text:p text:style-name="P85"><text:span text:style-name="T306"><text:tab/></text:span><text:span text:style-name="T307">Q33<text:tab/></text:span><text:span text:style-name="T160">The code compiles </text:span><text:span text:style-name="T212">because the syntax is correct</text:span><text:span text:style-name="T160">. The constructor parameter </text:span><text:span text:style-name="T30">x</text:span><text:span text:style-name="T160">’s value is ignored as it is however equated to </text:span><text:span text:style-name="T162">4</text:span><text:span text:style-name="T30">.</text:span><text:span text:style-name="T160"> </text:span><text:span text:style-name="T161">So </text:span><text:span text:style-name="T31">end </text:span><text:span text:style-name="T161">is 4, too. </text:span><text:span text:style-name="T167">e</text:span><text:span text:style-name="T32">nd </text:span><text:span text:style-name="T163">is 4, </text:span><text:span text:style-name="T32">start </text:span><text:span text:style-name="T163">is 2; so the first line is </text:span><text:span text:style-name="T164">four minus two, </text:span><text:span text:style-name="T163"><text:s/>“2”. </text:span><text:span text:style-name="T33">distance </text:span><text:span text:style-name="T165">is 5, so the second line is “5”. </text:span><text:span text:style-name="T166">The answer is </text:span><text:span text:style-name="T376">2 5</text:span><text:span text:style-name="T578">,</text:span><text:span text:style-name="T376"> A</text:span><text:span text:style-name="T166">.</text:span></text:p>
      <text:p text:style-name="P39"/>
      <text:p text:style-name="P39"><text:tab/></text:p>
      <text:p text:style-name="P85"><text:span text:style-name="T166"><text:tab/></text:span><text:span text:style-name="T308">Q34<text:tab/></text:span><text:span text:style-name="T309">Inheritance </text:span><text:span text:style-name="T168">allows developers to avoid duplicate code by providing access to superclasses methods and attributes from subclasses. </text:span><text:span text:style-name="T169">Inheritance does not require that the superclass and its subclasses must be in same package. </text:span></text:p>
      <text:p text:style-name="P40"/>
      <text:p text:style-name="P85"><text:span text:style-name="T169"><text:tab/><text:tab/></text:span><text:span text:style-name="T170">Method signature changes in parent classes may break subclasses and program uses extra time and resources when inheritance is implemented but these are counter arguments. The question is the reason of using inheritance. So the answer is </text:span><text:span text:style-name="T359">D</text:span><text:span text:style-name="T170">.</text:span></text:p>
      <text:p text:style-name="P41"/>
      <text:p text:style-name="P41"/>
      <text:p text:style-name="P85"><text:span text:style-name="T170"><text:tab/></text:span><text:span text:style-name="T310">Q35<text:tab/></text:span><text:span text:style-name="T171">Valid comment lines in Java starts with double slash (//) or starts with (/*) and ends with (*/). </text:span><text:span text:style-name="T172">So </text:span><text:span text:style-name="T173">the option </text:span><text:span text:style-name="T360">A</text:span><text:span text:style-name="T311"> </text:span><text:span text:style-name="T173">is correct.</text:span></text:p>
      <text:p text:style-name="P42"/>
      <text:p text:style-name="P42"/>
      <text:p text:style-name="P85"><text:span text:style-name="T173"><text:tab/></text:span><text:span text:style-name="T312">Q36<text:tab/></text:span><text:span text:style-name="T174">A valid </text:span><text:span text:style-name="T34">main()</text:span><text:span text:style-name="T174"> method </text:span><text:span text:style-name="T175">must have in its signature </text:span><text:span text:style-name="T35">public</text:span><text:span text:style-name="T175">, </text:span><text:span text:style-name="T35">static, void;</text:span><text:span text:style-name="T175"> may have </text:span><text:span text:style-name="T35">final </text:span><text:span text:style-name="T176">and must have a String type array parameter</text:span><text:span text:style-name="T175">.</text:span><text:span text:style-name="T35"> </text:span><text:span text:style-name="T36">(String… arguments)</text:span><text:span text:style-name="T177"> is also valid for the parameter.</text:span><text:span text:style-name="T313"> </text:span><text:span text:style-name="T361">B</text:span><text:span text:style-name="T178"> </text:span><text:span text:style-name="T179">has not an array in its parameter. </text:span><text:span text:style-name="T175"><text:s/></text:span><text:span text:style-name="T180">So it is not valid.</text:span></text:p>
      <text:p text:style-name="P43"/>
      <text:p text:style-name="P43"><text:tab/></text:p>
      <text:p text:style-name="P85"><text:span text:style-name="T180"><text:tab/></text:span><text:span text:style-name="T314">Q37<text:tab/></text:span><text:span text:style-name="T181">The place of </text:span><text:span text:style-name="T62">line a1</text:span><text:span text:style-name="T37"> </text:span><text:span text:style-name="T182">is not allowed for variable declarations because it is outside of class.</text:span></text:p>
      <text:p text:style-name="P85"><text:span text:style-name="T182"><text:tab/><text:tab/></text:span><text:span text:style-name="T183">The place of </text:span><text:span text:style-name="T63">line a2 </text:span><text:span text:style-name="T183">and </text:span><text:span text:style-name="T63">line a4 </text:span><text:span text:style-name="T183">is in class, so there can be instance variables declared.</text:span></text:p>
      <text:p text:style-name="P44"/>
      <text:p text:style-name="P85"><text:span text:style-name="T183"><text:tab/><text:tab/></text:span><text:span text:style-name="T184">The place of</text:span><text:span text:style-name="T64"> line a3 </text:span><text:span text:style-name="T184">is in a method, a local area. </text:span><text:span text:style-name="T185">Only local variable can be declared there and they cannot have access modifiers such as </text:span><text:span text:style-name="T38">public. </text:span><text:span text:style-name="T186">The answer is </text:span><text:span text:style-name="T362">B</text:span><text:span text:style-name="T315">.</text:span></text:p>
      <text:p text:style-name="P85"><text:soft-page-break/><text:span text:style-name="T315"><text:tab/></text:span><text:span text:style-name="T316">Q38<text:tab/></text:span><text:span text:style-name="T187">One class declaration makes a java class file valid. </text:span><text:span text:style-name="T188">Package and import statements </text:span><text:span text:style-name="T189">are optional and a class has not to be public. </text:span><text:span text:style-name="T190">The answer is </text:span><text:span text:style-name="T363">A</text:span><text:span text:style-name="T317">.</text:span></text:p>
      <text:p text:style-name="P62"/>
      <text:p text:style-name="P62"/>
      <text:p text:style-name="P85"><text:span text:style-name="T317"><text:tab/></text:span><text:span text:style-name="T318">Q39<text:tab/></text:span><text:span text:style-name="T39">.</text:span><text:span text:style-name="T40">jav </text:span><text:span text:style-name="T191">and </text:span><text:span text:style-name="T40">.source </text:span><text:span text:style-name="T192">are not used in Java. </text:span><text:span text:style-name="T41">.class </text:span><text:span text:style-name="T193">is t</text:span><text:span text:style-name="T194">he</text:span><text:span text:style-name="T193"> bytecode file. </text:span><text:span text:style-name="T195">Source file extension of Java is </text:span><text:span text:style-name="T42">.java.</text:span><text:span text:style-name="T195"> </text:span><text:span text:style-name="T196">The answer is </text:span><text:span text:style-name="T364">D</text:span><text:span text:style-name="T319">.</text:span></text:p>
      <text:p text:style-name="P68"/>
      <text:p text:style-name="P68"/>
      <text:p text:style-name="P85"><text:span text:style-name="T42"><text:tab/></text:span><text:span text:style-name="T320">Q40<text:tab/></text:span><text:span text:style-name="T43">java.lang </text:span><text:span text:style-name="T197">package, </text:span><text:span text:style-name="T199">which contains class</text:span><text:span text:style-name="T45"> Math,</text:span><text:span text:style-name="T44"> </text:span><text:span text:style-name="T197">is imported by default in Java. </text:span><text:span text:style-name="T198">There is a class called Math in pocket.complex, too. </text:span><text:span text:style-name="T199">So </text:span><text:span text:style-name="T200">when using class </text:span><text:span text:style-name="T46">Math</text:span><text:span text:style-name="T200">, it should be stated explicitly. Line 6 causes ambiguity for this reason and c</text:span><text:span text:style-name="T232">auses</text:span><text:span text:style-name="T200"> the code not </text:span><text:span text:style-name="T210">to </text:span><text:span text:style-name="T200">compile. </text:span><text:span text:style-name="T211">Line 2 and 3 are import statements and the syntax is okay so, they don’t cause a problem.</text:span><text:span text:style-name="T200"> The answer is </text:span><text:span text:style-name="T365">C</text:span><text:span text:style-name="T321">.</text:span></text:p>
      <text:p text:style-name="P63"/>
      <text:p text:style-name="P63"/>
      <text:p text:style-name="P86"><text:span text:style-name="T321"><text:tab/></text:span><text:span text:style-name="T322">Q41<text:tab/></text:span><text:span text:style-name="T43">java.lang </text:span><text:span text:style-name="T197">package</text:span><text:span text:style-name="T44"> </text:span><text:span text:style-name="T197">is imported by default in Java. </text:span><text:span text:style-name="T202">Packages </text:span><text:span text:style-name="T47">dog </text:span><text:span text:style-name="T201">and </text:span><text:span text:style-name="T47">dog.puppy </text:span><text:span text:style-name="T202">is imported so the classes which are in those packages can be accessed without using their full package name. </text:span><text:span text:style-name="T203">But package </text:span><text:span text:style-name="T48">dog.puppy.female </text:span><text:span text:style-name="T203">is not imported so, in order to access to a class which is in that package, the full package name must be written. </text:span><text:span text:style-name="T204">The answer is </text:span><text:span text:style-name="T366">A</text:span><text:span text:style-name="T323">.</text:span></text:p>
      <text:p text:style-name="P64"/>
      <text:p text:style-name="P64"/>
      <text:p text:style-name="P88"><text:span text:style-name="T323"><text:tab/></text:span><text:span text:style-name="T324">Q42<text:tab/></text:span><text:span text:style-name="T367">A – </text:span><text:span text:style-name="T368">Encapsulation </text:span><text:span text:style-name="T205">is the mechanism </text:span><text:span text:style-name="T206">of wrapping data and methods together as a si</text:span><text:span text:style-name="T207">ng</text:span><text:span text:style-name="T206">le unit. </text:span><text:span text:style-name="T208">So it </text:span><text:span text:style-name="T205">ensures that the instance variables of an object can be accessed only by the instance’s methods. </text:span></text:p>
      <text:p text:style-name="P45"/>
      <text:p text:style-name="P90"><text:span text:style-name="T205"><text:tab/><text:tab/></text:span><text:span text:style-name="T325">B – </text:span><text:span text:style-name="T512">O</text:span><text:span text:style-name="T513">bject orientation </text:span><text:span text:style-name="T536">means that separate units of a program can run together as one entity.</text:span></text:p>
      <text:p text:style-name="P116"/>
      <text:p text:style-name="P91"><text:span text:style-name="T579"><text:tab/><text:tab/></text:span><text:span text:style-name="T514">C – </text:span><text:span text:style-name="T515">Platform independence </text:span><text:span text:style-name="T537">means that a java bytecode can run on all operating systems.</text:span></text:p>
      <text:p text:style-name="P117"/>
      <text:p text:style-name="P91"><text:span text:style-name="T537"><text:tab/><text:tab/></text:span><text:span text:style-name="T516">D – </text:span><text:span text:style-name="T517">Polymorphism </text:span><text:span text:style-name="T538">is the ability of an object to get</text:span><text:span text:style-name="T539"> into</text:span><text:span text:style-name="T538"> many forms. The most common use of polymorphism occurs when a parent class reference is used to refer to a child class object.</text:span></text:p>
      <text:p text:style-name="P118"/>
      <text:p text:style-name="P118"/>
      <text:p text:style-name="P91"><text:span text:style-name="T538"><text:tab/></text:span><text:span text:style-name="T518">Q43<text:tab/></text:span><text:span text:style-name="T540">Apple class is in </text:span><text:span text:style-name="T580">food.fruit, </text:span><text:span text:style-name="T540">Broccoli class is in </text:span><text:span text:style-name="T580">food.vegetables</text:span><text:span text:style-name="T540"> and Date class is in </text:span><text:span text:style-name="T580">java.util </text:span><text:span text:style-name="T540">packages. </text:span><text:span text:style-name="T541">All these classes are used so none of the import statements cannot be discarded. </text:span><text:span text:style-name="T542">The answer is </text:span><text:span text:style-name="T379">A</text:span><text:span text:style-name="T519">.</text:span></text:p>
      <text:p text:style-name="P122"/>
      <text:p text:style-name="P122"/>
      <text:p text:style-name="P91"><text:span text:style-name="T519"><text:tab/></text:span><text:span text:style-name="T520">Q44<text:tab/></text:span><text:span text:style-name="T581">numLock </text:span><text:span text:style-name="T543">is an instance variable that must be accessed via an object so an object of the class must be created and through that object </text:span><text:span text:style-name="T582">numLock </text:span><text:span text:style-name="T544">should be accessed in </text:span><text:soft-page-break/><text:span text:style-name="T583">System.out.print(numLock+” “+capLock);. </text:span><text:span text:style-name="T576">For that the code cannot recognize the instance variable the code does not compile. </text:span><text:span text:style-name="T545">So the answer is </text:span><text:span text:style-name="T380">C</text:span><text:span text:style-name="T521">.</text:span></text:p>
      <text:p text:style-name="P123"/>
      <text:p text:style-name="P123"/>
      <text:p text:style-name="P92"><text:span text:style-name="T521"><text:tab/></text:span><text:span text:style-name="T522">Q45<text:tab/></text:span><text:span text:style-name="T546">Although the static variable </text:span><text:span text:style-name="T584">w</text:span><text:span text:style-name="T585">heels</text:span><text:span text:style-name="T546"> </text:span><text:span text:style-name="T547">should be accessed in a static way due to that it can cause a problem when there is ambiguity such as in cases the instance is of a subclass, this does not prevent the variable from being read. </text:span><text:span text:style-name="T548">So it compiles and outputs 2</text:span><text:span text:style-name="T549">0 (</text:span><text:span text:style-name="T575">feet = 4 + </text:span><text:span text:style-name="T591">local</text:span><text:span text:style-name="T575"> tracks = 15 + </text:span><text:span text:style-name="T591">static</text:span><text:span text:style-name="T575"> wheels = 1)</text:span><text:span text:style-name="T548">. The answer is </text:span><text:span text:style-name="T381">D</text:span><text:span text:style-name="T523">.</text:span></text:p>
      <text:p text:style-name="P124"/>
      <text:p text:style-name="P124"/>
      <text:p text:style-name="P92"><text:span text:style-name="T523"><text:tab/></text:span><text:span text:style-name="T524">Q46<text:tab/></text:span><text:span text:style-name="T573">There is no syntax error in the code </text:span><text:span text:style-name="T577">so, </text:span><text:span text:style-name="T573">it compi</text:span><text:span text:style-name="T574">le</text:span><text:span text:style-name="T573">s. </text:span><text:span text:style-name="T586">printColor()</text:span><text:span text:style-name="T550"> method prints “purple” no matter what it takes as argument. </text:span><text:span text:style-name="T551">So the answer is </text:span><text:span text:style-name="T382">B</text:span><text:span text:style-name="T525">.</text:span></text:p>
      <text:p text:style-name="P125"/>
      <text:p text:style-name="P125"/>
      <text:p text:style-name="P92"><text:span text:style-name="T525"><text:tab/></text:span><text:span text:style-name="T526">Q47<text:tab/></text:span><text:span text:style-name="T588">javac</text:span><text:span text:style-name="T569"> command converts </text:span><text:span text:style-name="T588">.java </text:span><text:span text:style-name="T569">files into </text:span><text:span text:style-name="T588">.class </text:span><text:span text:style-name="T569">files </text:span><text:span text:style-name="T570">by compiling them. </text:span><text:span text:style-name="T590">j</text:span><text:span text:style-name="T589">ava</text:span><text:span text:style-name="T571"> use a period (.) to separate packages, not slash (/). </text:span><text:span text:style-name="T572">So the answer is </text:span><text:span text:style-name="T386">C</text:span><text:span text:style-name="T535">.</text:span></text:p>
      <text:p text:style-name="P126"/>
      <text:p text:style-name="P126"/>
      <text:p text:style-name="P92"><text:span text:style-name="T526"><text:tab/></text:span><text:span text:style-name="T527">Q48<text:tab/></text:span><text:span text:style-name="T552">main() method is missing String type array parameter so the code compiles but t</text:span><text:span text:style-name="T566">h</text:span><text:span text:style-name="T552">rows an error at runtime </text:span><text:span text:style-name="T568">due to that JVM could not find a main() method to start the execution.</text:span><text:span text:style-name="T552">. </text:span><text:span text:style-name="T553">The answer is </text:span><text:span text:style-name="T383">D</text:span><text:span text:style-name="T528">.</text:span></text:p>
      <text:p text:style-name="P127"/>
      <text:p text:style-name="P127"/>
      <text:p text:style-name="P92"><text:span text:style-name="T528"><text:tab/></text:span><text:span text:style-name="T529">Q49<text:tab/></text:span><text:span text:style-name="T554">The class diagram shows us that there is a class called </text:span><text:span text:style-name="T587">Book</text:span><text:span text:style-name="T554"> </text:span><text:span text:style-name="T555">which has two attributes, one class variable and one method. </text:span><text:span text:style-name="T556">So the implementation must contain one class definition and one instance variable and one method definition in scope of that class. </text:span><text:span text:style-name="T557">The option </text:span><text:span text:style-name="T384">C</text:span><text:span text:style-name="T530"> </text:span><text:span text:style-name="T558">m</text:span><text:span text:style-name="T567">eets</text:span><text:span text:style-name="T558"> <text:s/>this condition.</text:span></text:p>
      <text:p text:style-name="P119"/>
      <text:p text:style-name="P119"/>
      <text:p text:style-name="P92"><text:span text:style-name="T558"><text:tab/></text:span><text:span text:style-name="T531">Q50<text:tab/></text:span><text:span text:style-name="T532">A – </text:span><text:span text:style-name="T559">JVM always looks for the methods, objects, threads, etc. and if they stop for a while, then it claims the memory used by them. </text:span><text:span text:style-name="T560">JVM </text:span><text:span text:style-name="T561">garbage collector(</text:span><text:span text:style-name="T562">GC)</text:span><text:span text:style-name="T561"> </text:span><text:span text:style-name="T560">can also be triggered by being reached to the maximum size of memory. </text:span><text:span text:style-name="T561">So JVM </text:span><text:span text:style-name="T563">GC does not work on a schedule, rather it is triggered by the behaviour of the program.</text:span></text:p>
      <text:p text:style-name="P120"/>
      <text:p text:style-name="P92"><text:span text:style-name="T563"><text:tab/><text:tab/></text:span><text:span text:style-name="T533">B – </text:span><text:span text:style-name="T564">JVM is not responsible for the application’s termination.</text:span></text:p>
      <text:p text:style-name="P121"/>
      <text:p text:style-name="P92"><text:span text:style-name="T564"><text:tab/><text:tab/></text:span><text:span text:style-name="T385">C</text:span><text:span text:style-name="T534"> – </text:span><text:span text:style-name="T565">JVM needs a main() method to start the application. So this option is true.</text:span></text:p>
      <text:p text:style-name="P68"><text:tab/></text:p>
      <text:p text:style-name="P85"><text:span text:style-name="T42"><text:tab/><text:tab/></text:span><text:span text:style-name="T326">D – </text:span><text:span text:style-name="T209">A Java compiled code needs a JVM installed on a computer to be run.</text:span></text:p>
      <text:p text:style-name="P46"><text:tab/><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3T15:30:32.737391892</meta:creation-date>
    <meta:generator>LibreOffice/6.3.5.2$Linux_X86_64 LibreOffice_project/30$Build-2</meta:generator>
    <dc:date>2020-04-17T12:48:24.468188120</dc:date>
    <meta:editing-duration>P1DT13H54M45S</meta:editing-duration>
    <meta:editing-cycles>540</meta:editing-cycles>
    <meta:document-statistic meta:table-count="0" meta:image-count="0" meta:object-count="0" meta:page-count="10" meta:paragraph-count="131" meta:word-count="3231" meta:character-count="18672" meta:non-whitespace-character-count="15279"/>
  </office:meta>
</office:document-meta>
</file>